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TEST1</text:p>
          </table:table-cell>
          <table:table-cell table:number-columns-repeated="3"/>
          <table:table-cell office:value-type="string" calcext:value-type="string">
            <text:p>TEST2</text:p>
          </table:table-cell>
          <table:table-cell table:number-columns-repeated="3"/>
          <table:table-cell office:value-type="string" calcext:value-type="string">
            <text:p>TEST3</text:p>
          </table:table-cell>
          <table:table-cell table:number-columns-repeated="3"/>
          <table:table-cell office:value-type="string" calcext:value-type="string">
            <text:p>TEST5</text:p>
          </table:table-cell>
          <table:table-cell table:number-columns-repeated="3"/>
          <table:table-cell office:value-type="string" calcext:value-type="string">
            <text:p>TEST6</text:p>
          </table:table-cell>
          <table:table-cell table:number-columns-repeated="3"/>
          <table:table-cell office:value-type="string" calcext:value-type="string">
            <text:p>TEST7</text:p>
          </table:table-cell>
          <table:table-cell table:number-columns-repeated="3"/>
          <table:table-cell office:value-type="string" calcext:value-type="string">
            <text:p>TEST8</text:p>
          </table:table-cell>
          <table:table-cell table:number-columns-repeated="3"/>
          <table:table-cell office:value-type="string" calcext:value-type="string">
            <text:p>TEST9</text:p>
          </table:table-cell>
          <table:table-cell table:number-columns-repeated="3"/>
          <table:table-cell office:value-type="string" calcext:value-type="string">
            <text:p>TEST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office:value-type="string" calcext:value-type="string">
            <text:p>ZMP_REF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ZMP_REF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ZMP_REF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ZMP_REF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ZMP_REF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ZMP_REF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ZMP_REF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ZMP_REF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ZMP_REF</text:p>
          </table:table-cell>
        </table:table-row>
        <table:table-row table:style-name="ro1">
          <table:table-cell office:value-type="float" office:value="0.002947052940726" calcext:value-type="float">
            <text:p>0.0029470529</text:p>
          </table:table-cell>
          <table:table-cell table:formula="of:=([.A3:.A102])/100" office:value-type="float" office:value="0.00002947052940726" calcext:value-type="float">
            <text:p>2.947052940726E-00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02370929345489" calcext:value-type="float">
            <text:p>0.0023709293</text:p>
          </table:table-cell>
          <table:table-cell table:formula="of:=([.E3:.E102])/100" office:value-type="float" office:value="0.00002370929345489" calcext:value-type="float">
            <text:p>2.370929345489E-00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05013037472963" calcext:value-type="float">
            <text:p>0.0050130375</text:p>
          </table:table-cell>
          <table:table-cell table:formula="of:=([.I3:.I102])/100" office:value-type="float" office:value="0.00005013037472963" calcext:value-type="float">
            <text:p>5.013037472963E-005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06916712969542" calcext:value-type="float">
            <text:p>0.006916713</text:p>
          </table:table-cell>
          <table:table-cell table:formula="of:=([.M3:.M102])/100" office:value-type="float" office:value="0.00006916712969542" calcext:value-type="float">
            <text:p>6.916712969542E-005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07942631840706" calcext:value-type="float">
            <text:p>0.0079426318</text:p>
          </table:table-cell>
          <table:table-cell table:formula="of:=([.Q3:.Q102])/100" office:value-type="float" office:value="0.00007942631840706" calcext:value-type="float">
            <text:p>7.942631840706E-005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10397300124168" calcext:value-type="float">
            <text:p>0.0103973001</text:p>
          </table:table-cell>
          <table:table-cell table:style-name="ce2" table:formula="of:=([.U3:.U102])/100" office:value-type="float" office:value="0.00010397300124168" calcext:value-type="float">
            <text:p>0.000103973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12250155210495" calcext:value-type="float">
            <text:p>0.0122501552</text:p>
          </table:table-cell>
          <table:table-cell table:formula="of:=([.Y3:.Y102])/100" office:value-type="float" office:value="0.00012250155210495" calcext:value-type="float">
            <text:p>0.0001225016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14438778162003" calcext:value-type="float">
            <text:p>0.0144387782</text:p>
          </table:table-cell>
          <table:table-cell table:formula="of:=([.AC3:.AC102])/100" office:value-type="float" office:value="0.00014438778162003" calcext:value-type="float">
            <text:p>0.0001443878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016213223338127" calcext:value-type="float">
            <text:p>0.0162132233</text:p>
          </table:table-cell>
          <table:table-cell table:formula="of:=([.AG3:.AG102])/100" office:value-type="float" office:value="0.00016213223338127" calcext:value-type="float">
            <text:p>0.000162132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002923039719462" calcext:value-type="float">
            <text:p>0.0029230397</text:p>
          </table:table-cell>
          <table:table-cell table:number-columns-repeated="3"/>
          <table:table-cell office:value-type="float" office:value="0.002466900274158" calcext:value-type="float">
            <text:p>0.0024669003</text:p>
          </table:table-cell>
          <table:table-cell table:number-columns-repeated="3"/>
          <table:table-cell office:value-type="float" office:value="0.004821006208658" calcext:value-type="float">
            <text:p>0.0048210062</text:p>
          </table:table-cell>
          <table:table-cell table:number-columns-repeated="3"/>
          <table:table-cell office:value-type="float" office:value="0.006835643202066" calcext:value-type="float">
            <text:p>0.0068356432</text:p>
          </table:table-cell>
          <table:table-cell table:number-columns-repeated="3"/>
          <table:table-cell office:value-type="float" office:value="0.00795141607523" calcext:value-type="float">
            <text:p>0.0079514161</text:p>
          </table:table-cell>
          <table:table-cell table:number-columns-repeated="3"/>
          <table:table-cell office:value-type="float" office:value="0.010479941964149" calcext:value-type="float">
            <text:p>0.010479942</text:p>
          </table:table-cell>
          <table:table-cell table:number-columns-repeated="3"/>
          <table:table-cell office:value-type="float" office:value="0.01226618885994" calcext:value-type="float">
            <text:p>0.0122661889</text:p>
          </table:table-cell>
          <table:table-cell table:number-columns-repeated="3"/>
          <table:table-cell office:value-type="float" office:value="0.01441977918148" calcext:value-type="float">
            <text:p>0.0144197792</text:p>
          </table:table-cell>
          <table:table-cell table:number-columns-repeated="3"/>
          <table:table-cell office:value-type="float" office:value="0.016163818538189" calcext:value-type="float">
            <text:p>0.0161638185</text:p>
          </table:table-cell>
          <table:table-cell table:number-columns-repeated="2"/>
        </table:table-row>
        <table:table-row table:style-name="ro1">
          <table:table-cell office:value-type="float" office:value="0.00298504717648" calcext:value-type="float">
            <text:p>0.0029850472</text:p>
          </table:table-cell>
          <table:table-cell table:number-columns-repeated="3"/>
          <table:table-cell office:value-type="float" office:value="0.002377988770604" calcext:value-type="float">
            <text:p>0.0023779888</text:p>
          </table:table-cell>
          <table:table-cell table:number-columns-repeated="3"/>
          <table:table-cell office:value-type="float" office:value="0.004796735942364" calcext:value-type="float">
            <text:p>0.0047967359</text:p>
          </table:table-cell>
          <table:table-cell table:number-columns-repeated="3"/>
          <table:table-cell office:value-type="float" office:value="0.006939876824617" calcext:value-type="float">
            <text:p>0.0069398768</text:p>
          </table:table-cell>
          <table:table-cell table:number-columns-repeated="3"/>
          <table:table-cell office:value-type="float" office:value="0.008125968277454" calcext:value-type="float">
            <text:p>0.0081259683</text:p>
          </table:table-cell>
          <table:table-cell table:number-columns-repeated="3"/>
          <table:table-cell office:value-type="float" office:value="0.010928802192211" calcext:value-type="float">
            <text:p>0.0109288022</text:p>
          </table:table-cell>
          <table:table-cell table:number-columns-repeated="3"/>
          <table:table-cell office:value-type="float" office:value="0.012539602816105" calcext:value-type="float">
            <text:p>0.0125396028</text:p>
          </table:table-cell>
          <table:table-cell table:number-columns-repeated="3"/>
          <table:table-cell office:value-type="float" office:value="0.014286182820797" calcext:value-type="float">
            <text:p>0.0142861828</text:p>
          </table:table-cell>
          <table:table-cell table:number-columns-repeated="3"/>
          <table:table-cell office:value-type="float" office:value="0.016443081200123" calcext:value-type="float">
            <text:p>0.0164430812</text:p>
          </table:table-cell>
          <table:table-cell table:number-columns-repeated="2"/>
        </table:table-row>
        <table:table-row table:style-name="ro1">
          <table:table-cell office:value-type="float" office:value="0.003028197214007" calcext:value-type="float">
            <text:p>0.0030281972</text:p>
          </table:table-cell>
          <table:table-cell table:number-columns-repeated="3"/>
          <table:table-cell office:value-type="float" office:value="0.002361116930842" calcext:value-type="float">
            <text:p>0.0023611169</text:p>
          </table:table-cell>
          <table:table-cell table:number-columns-repeated="3"/>
          <table:table-cell office:value-type="float" office:value="0.004708491265774" calcext:value-type="float">
            <text:p>0.0047084913</text:p>
          </table:table-cell>
          <table:table-cell table:number-columns-repeated="3"/>
          <table:table-cell office:value-type="float" office:value="0.006891641765833" calcext:value-type="float">
            <text:p>0.0068916418</text:p>
          </table:table-cell>
          <table:table-cell table:number-columns-repeated="3"/>
          <table:table-cell office:value-type="float" office:value="0.007947698235512" calcext:value-type="float">
            <text:p>0.0079476982</text:p>
          </table:table-cell>
          <table:table-cell table:number-columns-repeated="3"/>
          <table:table-cell office:value-type="float" office:value="0.011005990207195" calcext:value-type="float">
            <text:p>0.0110059902</text:p>
          </table:table-cell>
          <table:table-cell table:number-columns-repeated="3"/>
          <table:table-cell office:value-type="float" office:value="0.01263702660799" calcext:value-type="float">
            <text:p>0.0126370266</text:p>
          </table:table-cell>
          <table:table-cell table:number-columns-repeated="3"/>
          <table:table-cell office:value-type="float" office:value="0.014324992895126" calcext:value-type="float">
            <text:p>0.0143249929</text:p>
          </table:table-cell>
          <table:table-cell table:number-columns-repeated="3"/>
          <table:table-cell office:value-type="float" office:value="0.016585469245911" calcext:value-type="float">
            <text:p>0.0165854692</text:p>
          </table:table-cell>
          <table:table-cell table:number-columns-repeated="2"/>
        </table:table-row>
        <table:table-row table:style-name="ro1">
          <table:table-cell office:value-type="float" office:value="0.003050548955798" calcext:value-type="float">
            <text:p>0.003050549</text:p>
          </table:table-cell>
          <table:table-cell table:number-columns-repeated="3"/>
          <table:table-cell office:value-type="float" office:value="0.002387126907706" calcext:value-type="float">
            <text:p>0.0023871269</text:p>
          </table:table-cell>
          <table:table-cell table:number-columns-repeated="3"/>
          <table:table-cell office:value-type="float" office:value="0.004622384905815" calcext:value-type="float">
            <text:p>0.0046223849</text:p>
          </table:table-cell>
          <table:table-cell table:number-columns-repeated="3"/>
          <table:table-cell office:value-type="float" office:value="0.006808567792177" calcext:value-type="float">
            <text:p>0.0068085678</text:p>
          </table:table-cell>
          <table:table-cell table:number-columns-repeated="3"/>
          <table:table-cell office:value-type="float" office:value="0.007879190146923" calcext:value-type="float">
            <text:p>0.0078791901</text:p>
          </table:table-cell>
          <table:table-cell table:number-columns-repeated="3"/>
          <table:table-cell office:value-type="float" office:value="0.011366851627827" calcext:value-type="float">
            <text:p>0.0113668516</text:p>
          </table:table-cell>
          <table:table-cell table:number-columns-repeated="3"/>
          <table:table-cell office:value-type="float" office:value="0.012726314365864" calcext:value-type="float">
            <text:p>0.0127263144</text:p>
          </table:table-cell>
          <table:table-cell table:number-columns-repeated="3"/>
          <table:table-cell office:value-type="float" office:value="0.014334924519062" calcext:value-type="float">
            <text:p>0.0143349245</text:p>
          </table:table-cell>
          <table:table-cell table:number-columns-repeated="3"/>
          <table:table-cell office:value-type="float" office:value="0.016835913062096" calcext:value-type="float">
            <text:p>0.0168359131</text:p>
          </table:table-cell>
          <table:table-cell table:number-columns-repeated="2"/>
        </table:table-row>
        <table:table-row table:style-name="ro1">
          <table:table-cell office:value-type="float" office:value="0.003022102639079" calcext:value-type="float">
            <text:p>0.0030221026</text:p>
          </table:table-cell>
          <table:table-cell table:number-columns-repeated="3"/>
          <table:table-cell office:value-type="float" office:value="0.002318916842341" calcext:value-type="float">
            <text:p>0.0023189168</text:p>
          </table:table-cell>
          <table:table-cell table:number-columns-repeated="3"/>
          <table:table-cell office:value-type="float" office:value="0.004450045526028" calcext:value-type="float">
            <text:p>0.0044500455</text:p>
          </table:table-cell>
          <table:table-cell table:number-columns-repeated="3"/>
          <table:table-cell office:value-type="float" office:value="0.006780963391066" calcext:value-type="float">
            <text:p>0.0067809634</text:p>
          </table:table-cell>
          <table:table-cell table:number-columns-repeated="3"/>
          <table:table-cell office:value-type="float" office:value="0.007805876433849" calcext:value-type="float">
            <text:p>0.0078058764</text:p>
          </table:table-cell>
          <table:table-cell table:number-columns-repeated="3"/>
          <table:table-cell office:value-type="float" office:value="0.011566177010536" calcext:value-type="float">
            <text:p>0.011566177</text:p>
          </table:table-cell>
          <table:table-cell table:number-columns-repeated="3"/>
          <table:table-cell office:value-type="float" office:value="0.012830346822739" calcext:value-type="float">
            <text:p>0.0128303468</text:p>
          </table:table-cell>
          <table:table-cell table:number-columns-repeated="3"/>
          <table:table-cell office:value-type="float" office:value="0.014326818287373" calcext:value-type="float">
            <text:p>0.0143268183</text:p>
          </table:table-cell>
          <table:table-cell table:number-columns-repeated="3"/>
          <table:table-cell office:value-type="float" office:value="0.016904003918171" calcext:value-type="float">
            <text:p>0.0169040039</text:p>
          </table:table-cell>
          <table:table-cell table:number-columns-repeated="2"/>
        </table:table-row>
        <table:table-row table:style-name="ro1">
          <table:table-cell office:value-type="float" office:value="0.003035603091121" calcext:value-type="float">
            <text:p>0.0030356031</text:p>
          </table:table-cell>
          <table:table-cell table:number-columns-repeated="3"/>
          <table:table-cell office:value-type="float" office:value="0.002376327291131" calcext:value-type="float">
            <text:p>0.0023763273</text:p>
          </table:table-cell>
          <table:table-cell table:number-columns-repeated="3"/>
          <table:table-cell office:value-type="float" office:value="0.004400447010994" calcext:value-type="float">
            <text:p>0.004400447</text:p>
          </table:table-cell>
          <table:table-cell table:number-columns-repeated="3"/>
          <table:table-cell office:value-type="float" office:value="0.006918665021658" calcext:value-type="float">
            <text:p>0.006918665</text:p>
          </table:table-cell>
          <table:table-cell table:number-columns-repeated="3"/>
          <table:table-cell office:value-type="float" office:value="0.007777385413647" calcext:value-type="float">
            <text:p>0.0077773854</text:p>
          </table:table-cell>
          <table:table-cell table:number-columns-repeated="3"/>
          <table:table-cell office:value-type="float" office:value="0.011519901454449" calcext:value-type="float">
            <text:p>0.0115199015</text:p>
          </table:table-cell>
          <table:table-cell table:number-columns-repeated="3"/>
          <table:table-cell office:value-type="float" office:value="0.012907013297081" calcext:value-type="float">
            <text:p>0.0129070133</text:p>
          </table:table-cell>
          <table:table-cell table:number-columns-repeated="3"/>
          <table:table-cell office:value-type="float" office:value="0.014395572245121" calcext:value-type="float">
            <text:p>0.0143955722</text:p>
          </table:table-cell>
          <table:table-cell table:number-columns-repeated="3"/>
          <table:table-cell office:value-type="float" office:value="0.017061062157154" calcext:value-type="float">
            <text:p>0.0170610622</text:p>
          </table:table-cell>
          <table:table-cell table:number-columns-repeated="2"/>
        </table:table-row>
        <table:table-row table:style-name="ro1">
          <table:table-cell office:value-type="float" office:value="0.002995138987899" calcext:value-type="float">
            <text:p>0.002995139</text:p>
          </table:table-cell>
          <table:table-cell table:number-columns-repeated="3"/>
          <table:table-cell office:value-type="float" office:value="0.002357481047511" calcext:value-type="float">
            <text:p>0.002357481</text:p>
          </table:table-cell>
          <table:table-cell table:number-columns-repeated="3"/>
          <table:table-cell office:value-type="float" office:value="0.00428343936801" calcext:value-type="float">
            <text:p>0.0042834394</text:p>
          </table:table-cell>
          <table:table-cell table:number-columns-repeated="3"/>
          <table:table-cell office:value-type="float" office:value="0.006714221090078" calcext:value-type="float">
            <text:p>0.0067142211</text:p>
          </table:table-cell>
          <table:table-cell table:number-columns-repeated="3"/>
          <table:table-cell office:value-type="float" office:value="0.00784295797348" calcext:value-type="float">
            <text:p>0.007842958</text:p>
          </table:table-cell>
          <table:table-cell table:number-columns-repeated="3"/>
          <table:table-cell office:value-type="float" office:value="0.011571064591408" calcext:value-type="float">
            <text:p>0.0115710646</text:p>
          </table:table-cell>
          <table:table-cell table:number-columns-repeated="3"/>
          <table:table-cell office:value-type="float" office:value="0.012843236327171" calcext:value-type="float">
            <text:p>0.0128432363</text:p>
          </table:table-cell>
          <table:table-cell table:number-columns-repeated="3"/>
          <table:table-cell office:value-type="float" office:value="0.014444656670094" calcext:value-type="float">
            <text:p>0.0144446567</text:p>
          </table:table-cell>
          <table:table-cell table:number-columns-repeated="3"/>
          <table:table-cell office:value-type="float" office:value="0.017169840633869" calcext:value-type="float">
            <text:p>0.0171698406</text:p>
          </table:table-cell>
          <table:table-cell table:number-columns-repeated="2"/>
        </table:table-row>
        <table:table-row table:style-name="ro1">
          <table:table-cell office:value-type="float" office:value="0.003092722967267" calcext:value-type="float">
            <text:p>0.003092723</text:p>
          </table:table-cell>
          <table:table-cell table:number-columns-repeated="3"/>
          <table:table-cell office:value-type="float" office:value="0.002420531585813" calcext:value-type="float">
            <text:p>0.0024205316</text:p>
          </table:table-cell>
          <table:table-cell table:number-columns-repeated="3"/>
          <table:table-cell office:value-type="float" office:value="0.004180416464806" calcext:value-type="float">
            <text:p>0.0041804165</text:p>
          </table:table-cell>
          <table:table-cell table:number-columns-repeated="3"/>
          <table:table-cell office:value-type="float" office:value="0.00685091689229" calcext:value-type="float">
            <text:p>0.0068509169</text:p>
          </table:table-cell>
          <table:table-cell table:number-columns-repeated="3"/>
          <table:table-cell office:value-type="float" office:value="0.007710926234722" calcext:value-type="float">
            <text:p>0.0077109262</text:p>
          </table:table-cell>
          <table:table-cell table:number-columns-repeated="3"/>
          <table:table-cell office:value-type="float" office:value="0.011336676776409" calcext:value-type="float">
            <text:p>0.0113366768</text:p>
          </table:table-cell>
          <table:table-cell table:number-columns-repeated="3"/>
          <table:table-cell office:value-type="float" office:value="0.012738145887852" calcext:value-type="float">
            <text:p>0.0127381459</text:p>
          </table:table-cell>
          <table:table-cell table:number-columns-repeated="3"/>
          <table:table-cell office:value-type="float" office:value="0.014430589973927" calcext:value-type="float">
            <text:p>0.01443059</text:p>
          </table:table-cell>
          <table:table-cell table:number-columns-repeated="3"/>
          <table:table-cell office:value-type="float" office:value="0.017160907387733" calcext:value-type="float">
            <text:p>0.0171609074</text:p>
          </table:table-cell>
          <table:table-cell table:number-columns-repeated="2"/>
        </table:table-row>
        <table:table-row table:style-name="ro1">
          <table:table-cell office:value-type="float" office:value="0.003013571724296" calcext:value-type="float">
            <text:p>0.0030135717</text:p>
          </table:table-cell>
          <table:table-cell table:number-columns-repeated="3"/>
          <table:table-cell office:value-type="float" office:value="0.002431215718389" calcext:value-type="float">
            <text:p>0.0024312157</text:p>
          </table:table-cell>
          <table:table-cell table:number-columns-repeated="3"/>
          <table:table-cell office:value-type="float" office:value="0.004144057631493" calcext:value-type="float">
            <text:p>0.0041440576</text:p>
          </table:table-cell>
          <table:table-cell table:number-columns-repeated="3"/>
          <table:table-cell office:value-type="float" office:value="0.006806198507547" calcext:value-type="float">
            <text:p>0.0068061985</text:p>
          </table:table-cell>
          <table:table-cell table:number-columns-repeated="3"/>
          <table:table-cell office:value-type="float" office:value="0.007734522223473" calcext:value-type="float">
            <text:p>0.0077345222</text:p>
          </table:table-cell>
          <table:table-cell table:number-columns-repeated="3"/>
          <table:table-cell office:value-type="float" office:value="0.011414125561714" calcext:value-type="float">
            <text:p>0.0114141256</text:p>
          </table:table-cell>
          <table:table-cell table:number-columns-repeated="3"/>
          <table:table-cell office:value-type="float" office:value="0.012635692954063" calcext:value-type="float">
            <text:p>0.012635693</text:p>
          </table:table-cell>
          <table:table-cell table:number-columns-repeated="3"/>
          <table:table-cell office:value-type="float" office:value="0.014558002352715" calcext:value-type="float">
            <text:p>0.0145580024</text:p>
          </table:table-cell>
          <table:table-cell table:number-columns-repeated="3"/>
          <table:table-cell office:value-type="float" office:value="0.017091676592827" calcext:value-type="float">
            <text:p>0.0170916766</text:p>
          </table:table-cell>
          <table:table-cell table:number-columns-repeated="2"/>
        </table:table-row>
        <table:table-row table:style-name="ro1">
          <table:table-cell office:value-type="float" office:value="0.003006482496858" calcext:value-type="float">
            <text:p>0.0030064825</text:p>
          </table:table-cell>
          <table:table-cell table:number-columns-repeated="3"/>
          <table:table-cell office:value-type="float" office:value="0.002384537830949" calcext:value-type="float">
            <text:p>0.0023845378</text:p>
          </table:table-cell>
          <table:table-cell table:number-columns-repeated="3"/>
          <table:table-cell office:value-type="float" office:value="0.004232365638018" calcext:value-type="float">
            <text:p>0.0042323656</text:p>
          </table:table-cell>
          <table:table-cell table:number-columns-repeated="3"/>
          <table:table-cell office:value-type="float" office:value="0.006795149296522" calcext:value-type="float">
            <text:p>0.0067951493</text:p>
          </table:table-cell>
          <table:table-cell table:number-columns-repeated="3"/>
          <table:table-cell office:value-type="float" office:value="0.007810831069946" calcext:value-type="float">
            <text:p>0.0078108311</text:p>
          </table:table-cell>
          <table:table-cell table:number-columns-repeated="3"/>
          <table:table-cell office:value-type="float" office:value="0.011203996837139" calcext:value-type="float">
            <text:p>0.0112039968</text:p>
          </table:table-cell>
          <table:table-cell table:number-columns-repeated="3"/>
          <table:table-cell office:value-type="float" office:value="0.0124906077981" calcext:value-type="float">
            <text:p>0.0124906078</text:p>
          </table:table-cell>
          <table:table-cell table:number-columns-repeated="3"/>
          <table:table-cell office:value-type="float" office:value="0.01446857303381" calcext:value-type="float">
            <text:p>0.014468573</text:p>
          </table:table-cell>
          <table:table-cell table:number-columns-repeated="3"/>
          <table:table-cell office:value-type="float" office:value="0.016906827688217" calcext:value-type="float">
            <text:p>0.0169068277</text:p>
          </table:table-cell>
          <table:table-cell table:number-columns-repeated="2"/>
        </table:table-row>
        <table:table-row table:style-name="ro1">
          <table:table-cell office:value-type="float" office:value="0.002987867221236" calcext:value-type="float">
            <text:p>0.0029878672</text:p>
          </table:table-cell>
          <table:table-cell table:number-columns-repeated="3"/>
          <table:table-cell office:value-type="float" office:value="0.002495104447007" calcext:value-type="float">
            <text:p>0.0024951044</text:p>
          </table:table-cell>
          <table:table-cell table:number-columns-repeated="3"/>
          <table:table-cell office:value-type="float" office:value="0.004092566668987" calcext:value-type="float">
            <text:p>0.0040925667</text:p>
          </table:table-cell>
          <table:table-cell table:number-columns-repeated="3"/>
          <table:table-cell office:value-type="float" office:value="0.006804022938013" calcext:value-type="float">
            <text:p>0.0068040229</text:p>
          </table:table-cell>
          <table:table-cell table:number-columns-repeated="3"/>
          <table:table-cell office:value-type="float" office:value="0.007742986083031" calcext:value-type="float">
            <text:p>0.0077429861</text:p>
          </table:table-cell>
          <table:table-cell table:number-columns-repeated="3"/>
          <table:table-cell office:value-type="float" office:value="0.011233374476433" calcext:value-type="float">
            <text:p>0.0112333745</text:p>
          </table:table-cell>
          <table:table-cell table:number-columns-repeated="3"/>
          <table:table-cell office:value-type="float" office:value="0.01234383136034" calcext:value-type="float">
            <text:p>0.0123438314</text:p>
          </table:table-cell>
          <table:table-cell table:number-columns-repeated="3"/>
          <table:table-cell office:value-type="float" office:value="0.014452822506428" calcext:value-type="float">
            <text:p>0.0144528225</text:p>
          </table:table-cell>
          <table:table-cell table:number-columns-repeated="3"/>
          <table:table-cell office:value-type="float" office:value="0.016848273575306" calcext:value-type="float">
            <text:p>0.0168482736</text:p>
          </table:table-cell>
          <table:table-cell table:number-columns-repeated="2"/>
        </table:table-row>
        <table:table-row table:style-name="ro1">
          <table:table-cell office:value-type="float" office:value="0.003010211512446" calcext:value-type="float">
            <text:p>0.0030102115</text:p>
          </table:table-cell>
          <table:table-cell table:number-columns-repeated="3"/>
          <table:table-cell office:value-type="float" office:value="0.002573015168309" calcext:value-type="float">
            <text:p>0.0025730152</text:p>
          </table:table-cell>
          <table:table-cell table:number-columns-repeated="3"/>
          <table:table-cell office:value-type="float" office:value="0.004185725003481" calcext:value-type="float">
            <text:p>0.004185725</text:p>
          </table:table-cell>
          <table:table-cell table:number-columns-repeated="3"/>
          <table:table-cell office:value-type="float" office:value="0.006658565253019" calcext:value-type="float">
            <text:p>0.0066585653</text:p>
          </table:table-cell>
          <table:table-cell table:number-columns-repeated="3"/>
          <table:table-cell office:value-type="float" office:value="0.007868878543377" calcext:value-type="float">
            <text:p>0.0078688785</text:p>
          </table:table-cell>
          <table:table-cell table:number-columns-repeated="3"/>
          <table:table-cell office:value-type="float" office:value="0.010939046740532" calcext:value-type="float">
            <text:p>0.0109390467</text:p>
          </table:table-cell>
          <table:table-cell table:number-columns-repeated="3"/>
          <table:table-cell office:value-type="float" office:value="0.012178674340248" calcext:value-type="float">
            <text:p>0.0121786743</text:p>
          </table:table-cell>
          <table:table-cell table:number-columns-repeated="3"/>
          <table:table-cell office:value-type="float" office:value="0.014472417533398" calcext:value-type="float">
            <text:p>0.0144724175</text:p>
          </table:table-cell>
          <table:table-cell table:number-columns-repeated="3"/>
          <table:table-cell office:value-type="float" office:value="0.016454808413982" calcext:value-type="float">
            <text:p>0.0164548084</text:p>
          </table:table-cell>
          <table:table-cell table:number-columns-repeated="2"/>
        </table:table-row>
        <table:table-row table:style-name="ro1">
          <table:table-cell office:value-type="float" office:value="0.002925219014287" calcext:value-type="float">
            <text:p>0.002925219</text:p>
          </table:table-cell>
          <table:table-cell table:number-columns-repeated="3"/>
          <table:table-cell office:value-type="float" office:value="0.002504428848624" calcext:value-type="float">
            <text:p>0.0025044288</text:p>
          </table:table-cell>
          <table:table-cell table:number-columns-repeated="3"/>
          <table:table-cell office:value-type="float" office:value="0.004212744534016" calcext:value-type="float">
            <text:p>0.0042127445</text:p>
          </table:table-cell>
          <table:table-cell table:number-columns-repeated="3"/>
          <table:table-cell office:value-type="float" office:value="0.006834510713816" calcext:value-type="float">
            <text:p>0.0068345107</text:p>
          </table:table-cell>
          <table:table-cell table:number-columns-repeated="3"/>
          <table:table-cell office:value-type="float" office:value="0.007963128387928" calcext:value-type="float">
            <text:p>0.0079631284</text:p>
          </table:table-cell>
          <table:table-cell table:number-columns-repeated="3"/>
          <table:table-cell office:value-type="float" office:value="0.010918609797955" calcext:value-type="float">
            <text:p>0.0109186098</text:p>
          </table:table-cell>
          <table:table-cell table:number-columns-repeated="3"/>
          <table:table-cell office:value-type="float" office:value="0.012073926627636" calcext:value-type="float">
            <text:p>0.0120739266</text:p>
          </table:table-cell>
          <table:table-cell table:number-columns-repeated="3"/>
          <table:table-cell office:value-type="float" office:value="0.014318160712719" calcext:value-type="float">
            <text:p>0.0143181607</text:p>
          </table:table-cell>
          <table:table-cell table:number-columns-repeated="3"/>
          <table:table-cell office:value-type="float" office:value="0.016473524272442" calcext:value-type="float">
            <text:p>0.0164735243</text:p>
          </table:table-cell>
          <table:table-cell table:number-columns-repeated="2"/>
        </table:table-row>
        <table:table-row table:style-name="ro1">
          <table:table-cell office:value-type="float" office:value="0.003001833334565" calcext:value-type="float">
            <text:p>0.0030018333</text:p>
          </table:table-cell>
          <table:table-cell table:number-columns-repeated="3"/>
          <table:table-cell office:value-type="float" office:value="0.002561094239354" calcext:value-type="float">
            <text:p>0.0025610942</text:p>
          </table:table-cell>
          <table:table-cell table:number-columns-repeated="3"/>
          <table:table-cell office:value-type="float" office:value="0.004359938204288" calcext:value-type="float">
            <text:p>0.0043599382</text:p>
          </table:table-cell>
          <table:table-cell table:number-columns-repeated="3"/>
          <table:table-cell office:value-type="float" office:value="0.006743144243956" calcext:value-type="float">
            <text:p>0.0067431442</text:p>
          </table:table-cell>
          <table:table-cell table:number-columns-repeated="3"/>
          <table:table-cell office:value-type="float" office:value="0.008108831942081" calcext:value-type="float">
            <text:p>0.0081088319</text:p>
          </table:table-cell>
          <table:table-cell table:number-columns-repeated="3"/>
          <table:table-cell office:value-type="float" office:value="0.010631091892719" calcext:value-type="float">
            <text:p>0.0106310919</text:p>
          </table:table-cell>
          <table:table-cell table:number-columns-repeated="3"/>
          <table:table-cell office:value-type="float" office:value="0.011945299804211" calcext:value-type="float">
            <text:p>0.0119452998</text:p>
          </table:table-cell>
          <table:table-cell table:number-columns-repeated="3"/>
          <table:table-cell office:value-type="float" office:value="0.014172479510307" calcext:value-type="float">
            <text:p>0.0141724795</text:p>
          </table:table-cell>
          <table:table-cell table:number-columns-repeated="3"/>
          <table:table-cell office:value-type="float" office:value="0.016102127730846" calcext:value-type="float">
            <text:p>0.0161021277</text:p>
          </table:table-cell>
          <table:table-cell table:number-columns-repeated="2"/>
        </table:table-row>
        <table:table-row table:style-name="ro1">
          <table:table-cell office:value-type="float" office:value="0.002981642261147" calcext:value-type="float">
            <text:p>0.0029816423</text:p>
          </table:table-cell>
          <table:table-cell table:number-columns-repeated="3"/>
          <table:table-cell office:value-type="float" office:value="0.002566793933511" calcext:value-type="float">
            <text:p>0.0025667939</text:p>
          </table:table-cell>
          <table:table-cell table:number-columns-repeated="3"/>
          <table:table-cell office:value-type="float" office:value="0.004391759634018" calcext:value-type="float">
            <text:p>0.0043917596</text:p>
          </table:table-cell>
          <table:table-cell table:number-columns-repeated="3"/>
          <table:table-cell office:value-type="float" office:value="0.00681522116065" calcext:value-type="float">
            <text:p>0.0068152212</text:p>
          </table:table-cell>
          <table:table-cell table:number-columns-repeated="3"/>
          <table:table-cell office:value-type="float" office:value="0.008070416748524" calcext:value-type="float">
            <text:p>0.0080704167</text:p>
          </table:table-cell>
          <table:table-cell table:number-columns-repeated="3"/>
          <table:table-cell office:value-type="float" office:value="0.01073944568634" calcext:value-type="float">
            <text:p>0.0107394457</text:p>
          </table:table-cell>
          <table:table-cell table:number-columns-repeated="3"/>
          <table:table-cell office:value-type="float" office:value="0.012116476893425" calcext:value-type="float">
            <text:p>0.0121164769</text:p>
          </table:table-cell>
          <table:table-cell table:number-columns-repeated="3"/>
          <table:table-cell office:value-type="float" office:value="0.014181330800056" calcext:value-type="float">
            <text:p>0.0141813308</text:p>
          </table:table-cell>
          <table:table-cell table:number-columns-repeated="3"/>
          <table:table-cell office:value-type="float" office:value="0.015913665294647" calcext:value-type="float">
            <text:p>0.0159136653</text:p>
          </table:table-cell>
          <table:table-cell table:number-columns-repeated="2"/>
        </table:table-row>
        <table:table-row table:style-name="ro1">
          <table:table-cell office:value-type="float" office:value="0.002883033826947" calcext:value-type="float">
            <text:p>0.0028830338</text:p>
          </table:table-cell>
          <table:table-cell table:number-columns-repeated="3"/>
          <table:table-cell office:value-type="float" office:value="0.002665130421519" calcext:value-type="float">
            <text:p>0.0026651304</text:p>
          </table:table-cell>
          <table:table-cell table:number-columns-repeated="3"/>
          <table:table-cell office:value-type="float" office:value="0.004336915910244" calcext:value-type="float">
            <text:p>0.0043369159</text:p>
          </table:table-cell>
          <table:table-cell table:number-columns-repeated="3"/>
          <table:table-cell office:value-type="float" office:value="0.006837818771601" calcext:value-type="float">
            <text:p>0.0068378188</text:p>
          </table:table-cell>
          <table:table-cell table:number-columns-repeated="3"/>
          <table:table-cell office:value-type="float" office:value="0.008275136351585" calcext:value-type="float">
            <text:p>0.0082751364</text:p>
          </table:table-cell>
          <table:table-cell table:number-columns-repeated="3"/>
          <table:table-cell office:value-type="float" office:value="0.01067840307951" calcext:value-type="float">
            <text:p>0.0106784031</text:p>
          </table:table-cell>
          <table:table-cell table:number-columns-repeated="3"/>
          <table:table-cell office:value-type="float" office:value="0.011902868747711" calcext:value-type="float">
            <text:p>0.0119028687</text:p>
          </table:table-cell>
          <table:table-cell table:number-columns-repeated="3"/>
          <table:table-cell office:value-type="float" office:value="0.014107890427113" calcext:value-type="float">
            <text:p>0.0141078904</text:p>
          </table:table-cell>
          <table:table-cell table:number-columns-repeated="3"/>
          <table:table-cell office:value-type="float" office:value="0.015862517058849" calcext:value-type="float">
            <text:p>0.0158625171</text:p>
          </table:table-cell>
          <table:table-cell table:number-columns-repeated="2"/>
        </table:table-row>
        <table:table-row table:style-name="ro1">
          <table:table-cell office:value-type="float" office:value="0.002868970856071" calcext:value-type="float">
            <text:p>0.0028689709</text:p>
          </table:table-cell>
          <table:table-cell table:number-columns-repeated="3"/>
          <table:table-cell office:value-type="float" office:value="0.002686457708478" calcext:value-type="float">
            <text:p>0.0026864577</text:p>
          </table:table-cell>
          <table:table-cell table:number-columns-repeated="3"/>
          <table:table-cell office:value-type="float" office:value="0.004460234194994" calcext:value-type="float">
            <text:p>0.0044602342</text:p>
          </table:table-cell>
          <table:table-cell table:number-columns-repeated="3"/>
          <table:table-cell office:value-type="float" office:value="0.0067746527493" calcext:value-type="float">
            <text:p>0.0067746527</text:p>
          </table:table-cell>
          <table:table-cell table:number-columns-repeated="3"/>
          <table:table-cell office:value-type="float" office:value="0.008241154253483" calcext:value-type="float">
            <text:p>0.0082411543</text:p>
          </table:table-cell>
          <table:table-cell table:number-columns-repeated="3"/>
          <table:table-cell office:value-type="float" office:value="0.010971575975418" calcext:value-type="float">
            <text:p>0.010971576</text:p>
          </table:table-cell>
          <table:table-cell table:number-columns-repeated="3"/>
          <table:table-cell office:value-type="float" office:value="0.012037187814713" calcext:value-type="float">
            <text:p>0.0120371878</text:p>
          </table:table-cell>
          <table:table-cell table:number-columns-repeated="3"/>
          <table:table-cell office:value-type="float" office:value="0.013870194554329" calcext:value-type="float">
            <text:p>0.0138701946</text:p>
          </table:table-cell>
          <table:table-cell table:number-columns-repeated="3"/>
          <table:table-cell office:value-type="float" office:value="0.015957489609718" calcext:value-type="float">
            <text:p>0.0159574896</text:p>
          </table:table-cell>
          <table:table-cell table:number-columns-repeated="2"/>
        </table:table-row>
        <table:table-row table:style-name="ro1">
          <table:table-cell office:value-type="float" office:value="0.003015553578734" calcext:value-type="float">
            <text:p>0.0030155536</text:p>
          </table:table-cell>
          <table:table-cell table:number-columns-repeated="3"/>
          <table:table-cell office:value-type="float" office:value="0.002700174227357" calcext:value-type="float">
            <text:p>0.0027001742</text:p>
          </table:table-cell>
          <table:table-cell table:number-columns-repeated="3"/>
          <table:table-cell office:value-type="float" office:value="0.004519671201706" calcext:value-type="float">
            <text:p>0.0045196712</text:p>
          </table:table-cell>
          <table:table-cell table:number-columns-repeated="3"/>
          <table:table-cell office:value-type="float" office:value="0.006896834820509" calcext:value-type="float">
            <text:p>0.0068968348</text:p>
          </table:table-cell>
          <table:table-cell table:number-columns-repeated="3"/>
          <table:table-cell office:value-type="float" office:value="0.008104711771011" calcext:value-type="float">
            <text:p>0.0081047118</text:p>
          </table:table-cell>
          <table:table-cell table:number-columns-repeated="3"/>
          <table:table-cell office:value-type="float" office:value="0.010924935340881" calcext:value-type="float">
            <text:p>0.0109249353</text:p>
          </table:table-cell>
          <table:table-cell table:number-columns-repeated="3"/>
          <table:table-cell office:value-type="float" office:value="0.011998012661934" calcext:value-type="float">
            <text:p>0.0119980127</text:p>
          </table:table-cell>
          <table:table-cell table:number-columns-repeated="3"/>
          <table:table-cell office:value-type="float" office:value="0.01378983259201" calcext:value-type="float">
            <text:p>0.0137898326</text:p>
          </table:table-cell>
          <table:table-cell table:number-columns-repeated="3"/>
          <table:table-cell office:value-type="float" office:value="0.01631535589695" calcext:value-type="float">
            <text:p>0.0163153559</text:p>
          </table:table-cell>
          <table:table-cell table:number-columns-repeated="2"/>
        </table:table-row>
        <table:table-row table:style-name="ro1">
          <table:table-cell office:value-type="float" office:value="0.002902442589402" calcext:value-type="float">
            <text:p>0.0029024426</text:p>
          </table:table-cell>
          <table:table-cell table:number-columns-repeated="3"/>
          <table:table-cell office:value-type="float" office:value="0.002711841836572" calcext:value-type="float">
            <text:p>0.0027118418</text:p>
          </table:table-cell>
          <table:table-cell table:number-columns-repeated="3"/>
          <table:table-cell office:value-type="float" office:value="0.004539981484413" calcext:value-type="float">
            <text:p>0.0045399815</text:p>
          </table:table-cell>
          <table:table-cell table:number-columns-repeated="3"/>
          <table:table-cell office:value-type="float" office:value="0.006876263767481" calcext:value-type="float">
            <text:p>0.0068762638</text:p>
          </table:table-cell>
          <table:table-cell table:number-columns-repeated="3"/>
          <table:table-cell office:value-type="float" office:value="0.008241012692451" calcext:value-type="float">
            <text:p>0.0082410127</text:p>
          </table:table-cell>
          <table:table-cell table:number-columns-repeated="3"/>
          <table:table-cell office:value-type="float" office:value="0.011026807129383" calcext:value-type="float">
            <text:p>0.0110268071</text:p>
          </table:table-cell>
          <table:table-cell table:number-columns-repeated="3"/>
          <table:table-cell office:value-type="float" office:value="0.012172736227512" calcext:value-type="float">
            <text:p>0.0121727362</text:p>
          </table:table-cell>
          <table:table-cell table:number-columns-repeated="3"/>
          <table:table-cell office:value-type="float" office:value="0.013628095388412" calcext:value-type="float">
            <text:p>0.0136280954</text:p>
          </table:table-cell>
          <table:table-cell table:number-columns-repeated="3"/>
          <table:table-cell office:value-type="float" office:value="0.016417860984802" calcext:value-type="float">
            <text:p>0.016417861</text:p>
          </table:table-cell>
          <table:table-cell table:number-columns-repeated="2"/>
        </table:table-row>
        <table:table-row table:style-name="ro1">
          <table:table-cell office:value-type="float" office:value="0.002882277593017" calcext:value-type="float">
            <text:p>0.0028822776</text:p>
          </table:table-cell>
          <table:table-cell table:number-columns-repeated="3"/>
          <table:table-cell office:value-type="float" office:value="0.002665353938937" calcext:value-type="float">
            <text:p>0.0026653539</text:p>
          </table:table-cell>
          <table:table-cell table:number-columns-repeated="3"/>
          <table:table-cell office:value-type="float" office:value="0.004551596939564" calcext:value-type="float">
            <text:p>0.0045515969</text:p>
          </table:table-cell>
          <table:table-cell table:number-columns-repeated="3"/>
          <table:table-cell office:value-type="float" office:value="0.006954748183489" calcext:value-type="float">
            <text:p>0.0069547482</text:p>
          </table:table-cell>
          <table:table-cell table:number-columns-repeated="3"/>
          <table:table-cell office:value-type="float" office:value="0.008231610059738" calcext:value-type="float">
            <text:p>0.0082316101</text:p>
          </table:table-cell>
          <table:table-cell table:number-columns-repeated="3"/>
          <table:table-cell office:value-type="float" office:value="0.010885417461395" calcext:value-type="float">
            <text:p>0.0108854175</text:p>
          </table:table-cell>
          <table:table-cell table:number-columns-repeated="3"/>
          <table:table-cell office:value-type="float" office:value="0.012023255228996" calcext:value-type="float">
            <text:p>0.0120232552</text:p>
          </table:table-cell>
          <table:table-cell table:number-columns-repeated="3"/>
          <table:table-cell office:value-type="float" office:value="0.013592019677162" calcext:value-type="float">
            <text:p>0.0135920197</text:p>
          </table:table-cell>
          <table:table-cell table:number-columns-repeated="3"/>
          <table:table-cell office:value-type="float" office:value="0.016812711954117" calcext:value-type="float">
            <text:p>0.016812712</text:p>
          </table:table-cell>
          <table:table-cell table:number-columns-repeated="2"/>
        </table:table-row>
        <table:table-row table:style-name="ro1">
          <table:table-cell office:value-type="float" office:value="0.002976497635245" calcext:value-type="float">
            <text:p>0.0029764976</text:p>
          </table:table-cell>
          <table:table-cell table:number-columns-repeated="3"/>
          <table:table-cell office:value-type="float" office:value="0.002758538350463" calcext:value-type="float">
            <text:p>0.0027585384</text:p>
          </table:table-cell>
          <table:table-cell table:number-columns-repeated="3"/>
          <table:table-cell office:value-type="float" office:value="0.004574179649353" calcext:value-type="float">
            <text:p>0.0045741796</text:p>
          </table:table-cell>
          <table:table-cell table:number-columns-repeated="3"/>
          <table:table-cell office:value-type="float" office:value="0.006954822689295" calcext:value-type="float">
            <text:p>0.0069548227</text:p>
          </table:table-cell>
          <table:table-cell table:number-columns-repeated="3"/>
          <table:table-cell office:value-type="float" office:value="0.008071109652519" calcext:value-type="float">
            <text:p>0.0080711097</text:p>
          </table:table-cell>
          <table:table-cell table:number-columns-repeated="3"/>
          <table:table-cell office:value-type="float" office:value="0.010788716375828" calcext:value-type="float">
            <text:p>0.0107887164</text:p>
          </table:table-cell>
          <table:table-cell table:number-columns-repeated="3"/>
          <table:table-cell office:value-type="float" office:value="0.012152262032032" calcext:value-type="float">
            <text:p>0.012152262</text:p>
          </table:table-cell>
          <table:table-cell table:number-columns-repeated="3"/>
          <table:table-cell office:value-type="float" office:value="0.013676658272743" calcext:value-type="float">
            <text:p>0.0136766583</text:p>
          </table:table-cell>
          <table:table-cell table:number-columns-repeated="3"/>
          <table:table-cell office:value-type="float" office:value="0.016898058354855" calcext:value-type="float">
            <text:p>0.0168980584</text:p>
          </table:table-cell>
          <table:table-cell table:number-columns-repeated="2"/>
        </table:table-row>
        <table:table-row table:style-name="ro1">
          <table:table-cell office:value-type="float" office:value="0.002963183447719" calcext:value-type="float">
            <text:p>0.0029631834</text:p>
          </table:table-cell>
          <table:table-cell table:number-columns-repeated="3"/>
          <table:table-cell office:value-type="float" office:value="0.002698125317693" calcext:value-type="float">
            <text:p>0.0026981253</text:p>
          </table:table-cell>
          <table:table-cell table:number-columns-repeated="3"/>
          <table:table-cell office:value-type="float" office:value="0.004564099013805" calcext:value-type="float">
            <text:p>0.004564099</text:p>
          </table:table-cell>
          <table:table-cell table:number-columns-repeated="3"/>
          <table:table-cell office:value-type="float" office:value="0.006838906556368" calcext:value-type="float">
            <text:p>0.0068389066</text:p>
          </table:table-cell>
          <table:table-cell table:number-columns-repeated="3"/>
          <table:table-cell office:value-type="float" office:value="0.00770890712738" calcext:value-type="float">
            <text:p>0.0077089071</text:p>
          </table:table-cell>
          <table:table-cell table:number-columns-repeated="3"/>
          <table:table-cell office:value-type="float" office:value="0.010882519185543" calcext:value-type="float">
            <text:p>0.0108825192</text:p>
          </table:table-cell>
          <table:table-cell table:number-columns-repeated="3"/>
          <table:table-cell office:value-type="float" office:value="0.012221224606037" calcext:value-type="float">
            <text:p>0.0122212246</text:p>
          </table:table-cell>
          <table:table-cell table:number-columns-repeated="3"/>
          <table:table-cell office:value-type="float" office:value="0.013877868652344" calcext:value-type="float">
            <text:p>0.0138778687</text:p>
          </table:table-cell>
          <table:table-cell table:number-columns-repeated="3"/>
          <table:table-cell office:value-type="float" office:value="0.01707486063242" calcext:value-type="float">
            <text:p>0.0170748606</text:p>
          </table:table-cell>
          <table:table-cell table:number-columns-repeated="2"/>
        </table:table-row>
        <table:table-row table:style-name="ro1">
          <table:table-cell office:value-type="float" office:value="0.002932509407401" calcext:value-type="float">
            <text:p>0.0029325094</text:p>
          </table:table-cell>
          <table:table-cell table:number-columns-repeated="3"/>
          <table:table-cell office:value-type="float" office:value="0.002632824704051" calcext:value-type="float">
            <text:p>0.0026328247</text:p>
          </table:table-cell>
          <table:table-cell table:number-columns-repeated="3"/>
          <table:table-cell office:value-type="float" office:value="0.004750795662403" calcext:value-type="float">
            <text:p>0.0047507957</text:p>
          </table:table-cell>
          <table:table-cell table:number-columns-repeated="3"/>
          <table:table-cell office:value-type="float" office:value="0.006860885769129" calcext:value-type="float">
            <text:p>0.0068608858</text:p>
          </table:table-cell>
          <table:table-cell table:number-columns-repeated="3"/>
          <table:table-cell office:value-type="float" office:value="0.007771477103233" calcext:value-type="float">
            <text:p>0.0077714771</text:p>
          </table:table-cell>
          <table:table-cell table:number-columns-repeated="3"/>
          <table:table-cell office:value-type="float" office:value="0.010945111513138" calcext:value-type="float">
            <text:p>0.0109451115</text:p>
          </table:table-cell>
          <table:table-cell table:number-columns-repeated="3"/>
          <table:table-cell office:value-type="float" office:value="0.012453272938728" calcext:value-type="float">
            <text:p>0.0124532729</text:p>
          </table:table-cell>
          <table:table-cell table:number-columns-repeated="3"/>
          <table:table-cell office:value-type="float" office:value="0.013782948255539" calcext:value-type="float">
            <text:p>0.0137829483</text:p>
          </table:table-cell>
          <table:table-cell table:number-columns-repeated="3"/>
          <table:table-cell office:value-type="float" office:value="0.017272941768169" calcext:value-type="float">
            <text:p>0.0172729418</text:p>
          </table:table-cell>
          <table:table-cell table:number-columns-repeated="2"/>
        </table:table-row>
        <table:table-row table:style-name="ro1">
          <table:table-cell office:value-type="float" office:value="0.002940068021417" calcext:value-type="float">
            <text:p>0.002940068</text:p>
          </table:table-cell>
          <table:table-cell table:number-columns-repeated="3"/>
          <table:table-cell office:value-type="float" office:value="0.002573346719146" calcext:value-type="float">
            <text:p>0.0025733467</text:p>
          </table:table-cell>
          <table:table-cell table:number-columns-repeated="3"/>
          <table:table-cell office:value-type="float" office:value="0.004785850644112" calcext:value-type="float">
            <text:p>0.0047858506</text:p>
          </table:table-cell>
          <table:table-cell table:number-columns-repeated="3"/>
          <table:table-cell office:value-type="float" office:value="0.006938632577658" calcext:value-type="float">
            <text:p>0.0069386326</text:p>
          </table:table-cell>
          <table:table-cell table:number-columns-repeated="3"/>
          <table:table-cell office:value-type="float" office:value="0.007732048630714" calcext:value-type="float">
            <text:p>0.0077320486</text:p>
          </table:table-cell>
          <table:table-cell table:number-columns-repeated="3"/>
          <table:table-cell office:value-type="float" office:value="0.010839179158211" calcext:value-type="float">
            <text:p>0.0108391792</text:p>
          </table:table-cell>
          <table:table-cell table:number-columns-repeated="3"/>
          <table:table-cell office:value-type="float" office:value="0.012338042259216" calcext:value-type="float">
            <text:p>0.0123380423</text:p>
          </table:table-cell>
          <table:table-cell table:number-columns-repeated="3"/>
          <table:table-cell office:value-type="float" office:value="0.013811618089676" calcext:value-type="float">
            <text:p>0.0138116181</text:p>
          </table:table-cell>
          <table:table-cell table:number-columns-repeated="3"/>
          <table:table-cell office:value-type="float" office:value="0.017540380358696" calcext:value-type="float">
            <text:p>0.0175403804</text:p>
          </table:table-cell>
          <table:table-cell table:number-columns-repeated="2"/>
        </table:table-row>
        <table:table-row table:style-name="ro1">
          <table:table-cell office:value-type="float" office:value="0.002945559099317" calcext:value-type="float">
            <text:p>0.0029455591</text:p>
          </table:table-cell>
          <table:table-cell table:number-columns-repeated="3"/>
          <table:table-cell office:value-type="float" office:value="0.002633890137076" calcext:value-type="float">
            <text:p>0.0026338901</text:p>
          </table:table-cell>
          <table:table-cell table:number-columns-repeated="3"/>
          <table:table-cell office:value-type="float" office:value="0.004689265042543" calcext:value-type="float">
            <text:p>0.004689265</text:p>
          </table:table-cell>
          <table:table-cell table:number-columns-repeated="3"/>
          <table:table-cell office:value-type="float" office:value="0.00680660828948" calcext:value-type="float">
            <text:p>0.0068066083</text:p>
          </table:table-cell>
          <table:table-cell table:number-columns-repeated="3"/>
          <table:table-cell office:value-type="float" office:value="0.0076499953866" calcext:value-type="float">
            <text:p>0.0076499954</text:p>
          </table:table-cell>
          <table:table-cell table:number-columns-repeated="3"/>
          <table:table-cell office:value-type="float" office:value="0.010603480041027" calcext:value-type="float">
            <text:p>0.01060348</text:p>
          </table:table-cell>
          <table:table-cell table:number-columns-repeated="3"/>
          <table:table-cell office:value-type="float" office:value="0.012431085109711" calcext:value-type="float">
            <text:p>0.0124310851</text:p>
          </table:table-cell>
          <table:table-cell table:number-columns-repeated="3"/>
          <table:table-cell office:value-type="float" office:value="0.014090180397034" calcext:value-type="float">
            <text:p>0.0140901804</text:p>
          </table:table-cell>
          <table:table-cell table:number-columns-repeated="3"/>
          <table:table-cell office:value-type="float" office:value="0.017489746212959" calcext:value-type="float">
            <text:p>0.0174897462</text:p>
          </table:table-cell>
          <table:table-cell table:number-columns-repeated="2"/>
        </table:table-row>
        <table:table-row table:style-name="ro1">
          <table:table-cell office:value-type="float" office:value="0.00293636508286" calcext:value-type="float">
            <text:p>0.0029363651</text:p>
          </table:table-cell>
          <table:table-cell table:number-columns-repeated="3"/>
          <table:table-cell office:value-type="float" office:value="0.002363665029407" calcext:value-type="float">
            <text:p>0.002363665</text:p>
          </table:table-cell>
          <table:table-cell table:number-columns-repeated="3"/>
          <table:table-cell office:value-type="float" office:value="0.004838842898607" calcext:value-type="float">
            <text:p>0.0048388429</text:p>
          </table:table-cell>
          <table:table-cell table:number-columns-repeated="3"/>
          <table:table-cell office:value-type="float" office:value="0.006797317415476" calcext:value-type="float">
            <text:p>0.0067973174</text:p>
          </table:table-cell>
          <table:table-cell table:number-columns-repeated="3"/>
          <table:table-cell office:value-type="float" office:value="0.007681660354137" calcext:value-type="float">
            <text:p>0.0076816604</text:p>
          </table:table-cell>
          <table:table-cell table:number-columns-repeated="3"/>
          <table:table-cell office:value-type="float" office:value="0.010615713894367" calcext:value-type="float">
            <text:p>0.0106157139</text:p>
          </table:table-cell>
          <table:table-cell table:number-columns-repeated="3"/>
          <table:table-cell office:value-type="float" office:value="0.012367077171803" calcext:value-type="float">
            <text:p>0.0123670772</text:p>
          </table:table-cell>
          <table:table-cell table:number-columns-repeated="3"/>
          <table:table-cell office:value-type="float" office:value="0.014437660574913" calcext:value-type="float">
            <text:p>0.0144376606</text:p>
          </table:table-cell>
          <table:table-cell table:number-columns-repeated="3"/>
          <table:table-cell office:value-type="float" office:value="0.017523556947708" calcext:value-type="float">
            <text:p>0.0175235569</text:p>
          </table:table-cell>
          <table:table-cell table:number-columns-repeated="2"/>
        </table:table-row>
        <table:table-row table:style-name="ro1">
          <table:table-cell office:value-type="float" office:value="0.002983035519719" calcext:value-type="float">
            <text:p>0.0029830355</text:p>
          </table:table-cell>
          <table:table-cell table:number-columns-repeated="3"/>
          <table:table-cell office:value-type="float" office:value="0.00253807194531" calcext:value-type="float">
            <text:p>0.0025380719</text:p>
          </table:table-cell>
          <table:table-cell table:number-columns-repeated="3"/>
          <table:table-cell office:value-type="float" office:value="0.004757277667522" calcext:value-type="float">
            <text:p>0.0047572777</text:p>
          </table:table-cell>
          <table:table-cell table:number-columns-repeated="3"/>
          <table:table-cell office:value-type="float" office:value="0.006692308932543" calcext:value-type="float">
            <text:p>0.0066923089</text:p>
          </table:table-cell>
          <table:table-cell table:number-columns-repeated="3"/>
          <table:table-cell office:value-type="float" office:value="0.007581368088722" calcext:value-type="float">
            <text:p>0.0075813681</text:p>
          </table:table-cell>
          <table:table-cell table:number-columns-repeated="3"/>
          <table:table-cell office:value-type="float" office:value="0.010551750659943" calcext:value-type="float">
            <text:p>0.0105517507</text:p>
          </table:table-cell>
          <table:table-cell table:number-columns-repeated="3"/>
          <table:table-cell office:value-type="float" office:value="0.012463629245758" calcext:value-type="float">
            <text:p>0.0124636292</text:p>
          </table:table-cell>
          <table:table-cell table:number-columns-repeated="3"/>
          <table:table-cell office:value-type="float" office:value="0.014529705047607" calcext:value-type="float">
            <text:p>0.014529705</text:p>
          </table:table-cell>
          <table:table-cell table:number-columns-repeated="3"/>
          <table:table-cell office:value-type="float" office:value="0.017399795353413" calcext:value-type="float">
            <text:p>0.0173997954</text:p>
          </table:table-cell>
          <table:table-cell table:number-columns-repeated="2"/>
        </table:table-row>
        <table:table-row table:style-name="ro1">
          <table:table-cell office:value-type="float" office:value="0.002945071086287" calcext:value-type="float">
            <text:p>0.0029450711</text:p>
          </table:table-cell>
          <table:table-cell table:number-columns-repeated="3"/>
          <table:table-cell office:value-type="float" office:value="0.002359757199883" calcext:value-type="float">
            <text:p>0.0023597572</text:p>
          </table:table-cell>
          <table:table-cell table:number-columns-repeated="3"/>
          <table:table-cell office:value-type="float" office:value="0.004697632044554" calcext:value-type="float">
            <text:p>0.004697632</text:p>
          </table:table-cell>
          <table:table-cell table:number-columns-repeated="3"/>
          <table:table-cell office:value-type="float" office:value="0.00673458352685" calcext:value-type="float">
            <text:p>0.0067345835</text:p>
          </table:table-cell>
          <table:table-cell table:number-columns-repeated="3"/>
          <table:table-cell office:value-type="float" office:value="0.007599525153637" calcext:value-type="float">
            <text:p>0.0075995252</text:p>
          </table:table-cell>
          <table:table-cell table:number-columns-repeated="3"/>
          <table:table-cell office:value-type="float" office:value="0.010501675307751" calcext:value-type="float">
            <text:p>0.0105016753</text:p>
          </table:table-cell>
          <table:table-cell table:number-columns-repeated="3"/>
          <table:table-cell office:value-type="float" office:value="0.01240836083889" calcext:value-type="float">
            <text:p>0.0124083608</text:p>
          </table:table-cell>
          <table:table-cell table:number-columns-repeated="3"/>
          <table:table-cell office:value-type="float" office:value="0.014609828591347" calcext:value-type="float">
            <text:p>0.0146098286</text:p>
          </table:table-cell>
          <table:table-cell table:number-columns-repeated="3"/>
          <table:table-cell office:value-type="float" office:value="0.017198696732521" calcext:value-type="float">
            <text:p>0.0171986967</text:p>
          </table:table-cell>
          <table:table-cell table:number-columns-repeated="2"/>
        </table:table-row>
        <table:table-row table:style-name="ro1">
          <table:table-cell office:value-type="float" office:value="0.002949563786387" calcext:value-type="float">
            <text:p>0.0029495638</text:p>
          </table:table-cell>
          <table:table-cell table:number-columns-repeated="3"/>
          <table:table-cell office:value-type="float" office:value="0.002261182293296" calcext:value-type="float">
            <text:p>0.0022611823</text:p>
          </table:table-cell>
          <table:table-cell table:number-columns-repeated="3"/>
          <table:table-cell office:value-type="float" office:value="0.004685789346695" calcext:value-type="float">
            <text:p>0.0046857893</text:p>
          </table:table-cell>
          <table:table-cell table:number-columns-repeated="3"/>
          <table:table-cell office:value-type="float" office:value="0.006758529692888" calcext:value-type="float">
            <text:p>0.0067585297</text:p>
          </table:table-cell>
          <table:table-cell table:number-columns-repeated="3"/>
          <table:table-cell office:value-type="float" office:value="0.007599450647831" calcext:value-type="float">
            <text:p>0.0075994506</text:p>
          </table:table-cell>
          <table:table-cell table:number-columns-repeated="3"/>
          <table:table-cell office:value-type="float" office:value="0.010471411049366" calcext:value-type="float">
            <text:p>0.010471411</text:p>
          </table:table-cell>
          <table:table-cell table:number-columns-repeated="3"/>
          <table:table-cell office:value-type="float" office:value="0.012491822242737" calcext:value-type="float">
            <text:p>0.0124918222</text:p>
          </table:table-cell>
          <table:table-cell table:number-columns-repeated="3"/>
          <table:table-cell office:value-type="float" office:value="0.014734409749508" calcext:value-type="float">
            <text:p>0.0147344097</text:p>
          </table:table-cell>
          <table:table-cell table:number-columns-repeated="3"/>
          <table:table-cell office:value-type="float" office:value="0.016961082816124" calcext:value-type="float">
            <text:p>0.0169610828</text:p>
          </table:table-cell>
          <table:table-cell table:number-columns-repeated="2"/>
        </table:table-row>
        <table:table-row table:style-name="ro1">
          <table:table-cell office:value-type="float" office:value="0.003019014373422" calcext:value-type="float">
            <text:p>0.0030190144</text:p>
          </table:table-cell>
          <table:table-cell table:number-columns-repeated="3"/>
          <table:table-cell office:value-type="float" office:value="0.002316867932677" calcext:value-type="float">
            <text:p>0.0023168679</text:p>
          </table:table-cell>
          <table:table-cell table:number-columns-repeated="3"/>
          <table:table-cell office:value-type="float" office:value="0.004649627953768" calcext:value-type="float">
            <text:p>0.004649628</text:p>
          </table:table-cell>
          <table:table-cell table:number-columns-repeated="3"/>
          <table:table-cell office:value-type="float" office:value="0.006773877888918" calcext:value-type="float">
            <text:p>0.0067738779</text:p>
          </table:table-cell>
          <table:table-cell table:number-columns-repeated="3"/>
          <table:table-cell office:value-type="float" office:value="0.007742755115032" calcext:value-type="float">
            <text:p>0.0077427551</text:p>
          </table:table-cell>
          <table:table-cell table:number-columns-repeated="3"/>
          <table:table-cell office:value-type="float" office:value="0.010726772248745" calcext:value-type="float">
            <text:p>0.0107267722</text:p>
          </table:table-cell>
          <table:table-cell table:number-columns-repeated="3"/>
          <table:table-cell office:value-type="float" office:value="0.012530192732811" calcext:value-type="float">
            <text:p>0.0125301927</text:p>
          </table:table-cell>
          <table:table-cell table:number-columns-repeated="3"/>
          <table:table-cell office:value-type="float" office:value="0.014801509678364" calcext:value-type="float">
            <text:p>0.0148015097</text:p>
          </table:table-cell>
          <table:table-cell table:number-columns-repeated="3"/>
          <table:table-cell office:value-type="float" office:value="0.016592249274254" calcext:value-type="float">
            <text:p>0.0165922493</text:p>
          </table:table-cell>
          <table:table-cell table:number-columns-repeated="2"/>
        </table:table-row>
        <table:table-row table:style-name="ro1">
          <table:table-cell office:value-type="float" office:value="0.002980967983603" calcext:value-type="float">
            <text:p>0.002980968</text:p>
          </table:table-cell>
          <table:table-cell table:number-columns-repeated="3"/>
          <table:table-cell office:value-type="float" office:value="0.002426763996482" calcext:value-type="float">
            <text:p>0.002426764</text:p>
          </table:table-cell>
          <table:table-cell table:number-columns-repeated="3"/>
          <table:table-cell office:value-type="float" office:value="0.004519019275904" calcext:value-type="float">
            <text:p>0.0045190193</text:p>
          </table:table-cell>
          <table:table-cell table:number-columns-repeated="3"/>
          <table:table-cell office:value-type="float" office:value="0.006758388131857" calcext:value-type="float">
            <text:p>0.0067583881</text:p>
          </table:table-cell>
          <table:table-cell table:number-columns-repeated="3"/>
          <table:table-cell office:value-type="float" office:value="0.00772188603878" calcext:value-type="float">
            <text:p>0.007721886</text:p>
          </table:table-cell>
          <table:table-cell table:number-columns-repeated="3"/>
          <table:table-cell office:value-type="float" office:value="0.010971255600452" calcext:value-type="float">
            <text:p>0.0109712556</text:p>
          </table:table-cell>
          <table:table-cell table:number-columns-repeated="3"/>
          <table:table-cell office:value-type="float" office:value="0.012333147227764" calcext:value-type="float">
            <text:p>0.0123331472</text:p>
          </table:table-cell>
          <table:table-cell table:number-columns-repeated="3"/>
          <table:table-cell office:value-type="float" office:value="0.014966137707233" calcext:value-type="float">
            <text:p>0.0149661377</text:p>
          </table:table-cell>
          <table:table-cell table:number-columns-repeated="3"/>
          <table:table-cell office:value-type="float" office:value="0.016278833150864" calcext:value-type="float">
            <text:p>0.0162788332</text:p>
          </table:table-cell>
          <table:table-cell table:number-columns-repeated="2"/>
        </table:table-row>
        <table:table-row table:style-name="ro1">
          <table:table-cell office:value-type="float" office:value="0.003045348450541" calcext:value-type="float">
            <text:p>0.0030453485</text:p>
          </table:table-cell>
          <table:table-cell table:number-columns-repeated="3"/>
          <table:table-cell office:value-type="float" office:value="0.002404848113656" calcext:value-type="float">
            <text:p>0.0024048481</text:p>
          </table:table-cell>
          <table:table-cell table:number-columns-repeated="3"/>
          <table:table-cell office:value-type="float" office:value="0.004452981054783" calcext:value-type="float">
            <text:p>0.0044529811</text:p>
          </table:table-cell>
          <table:table-cell table:number-columns-repeated="3"/>
          <table:table-cell office:value-type="float" office:value="0.006732363253832" calcext:value-type="float">
            <text:p>0.0067323633</text:p>
          </table:table-cell>
          <table:table-cell table:number-columns-repeated="3"/>
          <table:table-cell office:value-type="float" office:value="0.00786566734314" calcext:value-type="float">
            <text:p>0.0078656673</text:p>
          </table:table-cell>
          <table:table-cell table:number-columns-repeated="3"/>
          <table:table-cell office:value-type="float" office:value="0.011038310825825" calcext:value-type="float">
            <text:p>0.0110383108</text:p>
          </table:table-cell>
          <table:table-cell table:number-columns-repeated="3"/>
          <table:table-cell office:value-type="float" office:value="0.012371718883514" calcext:value-type="float">
            <text:p>0.0123717189</text:p>
          </table:table-cell>
          <table:table-cell table:number-columns-repeated="3"/>
          <table:table-cell office:value-type="float" office:value="0.014715522527695" calcext:value-type="float">
            <text:p>0.0147155225</text:p>
          </table:table-cell>
          <table:table-cell table:number-columns-repeated="3"/>
          <table:table-cell office:value-type="float" office:value="0.016043163836002" calcext:value-type="float">
            <text:p>0.0160431638</text:p>
          </table:table-cell>
          <table:table-cell table:number-columns-repeated="2"/>
        </table:table-row>
        <table:table-row table:style-name="ro1">
          <table:table-cell office:value-type="float" office:value="0.003040326759219" calcext:value-type="float">
            <text:p>0.0030403268</text:p>
          </table:table-cell>
          <table:table-cell table:number-columns-repeated="3"/>
          <table:table-cell office:value-type="float" office:value="0.00242835842073" calcext:value-type="float">
            <text:p>0.0024283584</text:p>
          </table:table-cell>
          <table:table-cell table:number-columns-repeated="3"/>
          <table:table-cell office:value-type="float" office:value="0.004423663020134" calcext:value-type="float">
            <text:p>0.004423663</text:p>
          </table:table-cell>
          <table:table-cell table:number-columns-repeated="3"/>
          <table:table-cell office:value-type="float" office:value="0.006748136132956" calcext:value-type="float">
            <text:p>0.0067481361</text:p>
          </table:table-cell>
          <table:table-cell table:number-columns-repeated="3"/>
          <table:table-cell office:value-type="float" office:value="0.007944665849209" calcext:value-type="float">
            <text:p>0.0079446658</text:p>
          </table:table-cell>
          <table:table-cell table:number-columns-repeated="3"/>
          <table:table-cell office:value-type="float" office:value="0.011199086904526" calcext:value-type="float">
            <text:p>0.0111990869</text:p>
          </table:table-cell>
          <table:table-cell table:number-columns-repeated="3"/>
          <table:table-cell office:value-type="float" office:value="0.012366145849228" calcext:value-type="float">
            <text:p>0.0123661458</text:p>
          </table:table-cell>
          <table:table-cell table:number-columns-repeated="3"/>
          <table:table-cell office:value-type="float" office:value="0.014608606696129" calcext:value-type="float">
            <text:p>0.0146086067</text:p>
          </table:table-cell>
          <table:table-cell table:number-columns-repeated="3"/>
          <table:table-cell office:value-type="float" office:value="0.015846148133278" calcext:value-type="float">
            <text:p>0.0158461481</text:p>
          </table:table-cell>
          <table:table-cell table:number-columns-repeated="2"/>
        </table:table-row>
        <table:table-row table:style-name="ro1">
          <table:table-cell office:value-type="float" office:value="0.002973416820168" calcext:value-type="float">
            <text:p>0.0029734168</text:p>
          </table:table-cell>
          <table:table-cell table:number-columns-repeated="3"/>
          <table:table-cell office:value-type="float" office:value="0.002472365275025" calcext:value-type="float">
            <text:p>0.0024723653</text:p>
          </table:table-cell>
          <table:table-cell table:number-columns-repeated="3"/>
          <table:table-cell office:value-type="float" office:value="0.004473444074392" calcext:value-type="float">
            <text:p>0.0044734441</text:p>
          </table:table-cell>
          <table:table-cell table:number-columns-repeated="3"/>
          <table:table-cell office:value-type="float" office:value="0.006717886775732" calcext:value-type="float">
            <text:p>0.0067178868</text:p>
          </table:table-cell>
          <table:table-cell table:number-columns-repeated="3"/>
          <table:table-cell office:value-type="float" office:value="0.008128114044666" calcext:value-type="float">
            <text:p>0.008128114</text:p>
          </table:table-cell>
          <table:table-cell table:number-columns-repeated="3"/>
          <table:table-cell office:value-type="float" office:value="0.011215299367905" calcext:value-type="float">
            <text:p>0.0112152994</text:p>
          </table:table-cell>
          <table:table-cell table:number-columns-repeated="3"/>
          <table:table-cell office:value-type="float" office:value="0.012400329113007" calcext:value-type="float">
            <text:p>0.0124003291</text:p>
          </table:table-cell>
          <table:table-cell table:number-columns-repeated="3"/>
          <table:table-cell office:value-type="float" office:value="0.014635443687439" calcext:value-type="float">
            <text:p>0.0146354437</text:p>
          </table:table-cell>
          <table:table-cell table:number-columns-repeated="3"/>
          <table:table-cell office:value-type="float" office:value="0.015977866947651" calcext:value-type="float">
            <text:p>0.0159778669</text:p>
          </table:table-cell>
          <table:table-cell table:number-columns-repeated="2"/>
        </table:table-row>
        <table:table-row table:style-name="ro1">
          <table:table-cell office:value-type="float" office:value="0.003064094111323" calcext:value-type="float">
            <text:p>0.0030640941</text:p>
          </table:table-cell>
          <table:table-cell table:number-columns-repeated="3"/>
          <table:table-cell office:value-type="float" office:value="0.002416918054223" calcext:value-type="float">
            <text:p>0.0024169181</text:p>
          </table:table-cell>
          <table:table-cell table:number-columns-repeated="3"/>
          <table:table-cell office:value-type="float" office:value="0.00438067317009" calcext:value-type="float">
            <text:p>0.0043806732</text:p>
          </table:table-cell>
          <table:table-cell table:number-columns-repeated="3"/>
          <table:table-cell office:value-type="float" office:value="0.006842825561762" calcext:value-type="float">
            <text:p>0.0068428256</text:p>
          </table:table-cell>
          <table:table-cell table:number-columns-repeated="3"/>
          <table:table-cell office:value-type="float" office:value="0.008132085204124" calcext:value-type="float">
            <text:p>0.0081320852</text:p>
          </table:table-cell>
          <table:table-cell table:number-columns-repeated="3"/>
          <table:table-cell office:value-type="float" office:value="0.011342003941536" calcext:value-type="float">
            <text:p>0.0113420039</text:p>
          </table:table-cell>
          <table:table-cell table:number-columns-repeated="3"/>
          <table:table-cell office:value-type="float" office:value="0.012430518865585" calcext:value-type="float">
            <text:p>0.0124305189</text:p>
          </table:table-cell>
          <table:table-cell table:number-columns-repeated="3"/>
          <table:table-cell office:value-type="float" office:value="0.01442489773035" calcext:value-type="float">
            <text:p>0.0144248977</text:p>
          </table:table-cell>
          <table:table-cell table:number-columns-repeated="3"/>
          <table:table-cell office:value-type="float" office:value="0.015801757574081" calcext:value-type="float">
            <text:p>0.0158017576</text:p>
          </table:table-cell>
          <table:table-cell table:number-columns-repeated="2"/>
        </table:table-row>
        <table:table-row table:style-name="ro1">
          <table:table-cell office:value-type="float" office:value="0.003053477033973" calcext:value-type="float">
            <text:p>0.003053477</text:p>
          </table:table-cell>
          <table:table-cell table:number-columns-repeated="3"/>
          <table:table-cell office:value-type="float" office:value="0.002572698518634" calcext:value-type="float">
            <text:p>0.0025726985</text:p>
          </table:table-cell>
          <table:table-cell table:number-columns-repeated="3"/>
          <table:table-cell office:value-type="float" office:value="0.004249777644873" calcext:value-type="float">
            <text:p>0.0042497776</text:p>
          </table:table-cell>
          <table:table-cell table:number-columns-repeated="3"/>
          <table:table-cell office:value-type="float" office:value="0.006908770650625" calcext:value-type="float">
            <text:p>0.0069087707</text:p>
          </table:table-cell>
          <table:table-cell table:number-columns-repeated="3"/>
          <table:table-cell office:value-type="float" office:value="0.008087158203125" calcext:value-type="float">
            <text:p>0.0080871582</text:p>
          </table:table-cell>
          <table:table-cell table:number-columns-repeated="3"/>
          <table:table-cell office:value-type="float" office:value="0.011252537369728" calcext:value-type="float">
            <text:p>0.0112525374</text:p>
          </table:table-cell>
          <table:table-cell table:number-columns-repeated="3"/>
          <table:table-cell office:value-type="float" office:value="0.012241616845131" calcext:value-type="float">
            <text:p>0.0122416168</text:p>
          </table:table-cell>
          <table:table-cell table:number-columns-repeated="3"/>
          <table:table-cell office:value-type="float" office:value="0.014295786619186" calcext:value-type="float">
            <text:p>0.0142957866</text:p>
          </table:table-cell>
          <table:table-cell table:number-columns-repeated="3"/>
          <table:table-cell office:value-type="float" office:value="0.015880905091763" calcext:value-type="float">
            <text:p>0.0158809051</text:p>
          </table:table-cell>
          <table:table-cell table:number-columns-repeated="2"/>
        </table:table-row>
        <table:table-row table:style-name="ro1">
          <table:table-cell office:value-type="float" office:value="0.003065587952733" calcext:value-type="float">
            <text:p>0.003065588</text:p>
          </table:table-cell>
          <table:table-cell table:number-columns-repeated="3"/>
          <table:table-cell office:value-type="float" office:value="0.002581914886832" calcext:value-type="float">
            <text:p>0.0025819149</text:p>
          </table:table-cell>
          <table:table-cell table:number-columns-repeated="3"/>
          <table:table-cell office:value-type="float" office:value="0.004311863332987" calcext:value-type="float">
            <text:p>0.0043118633</text:p>
          </table:table-cell>
          <table:table-cell table:number-columns-repeated="3"/>
          <table:table-cell office:value-type="float" office:value="0.006849344819784" calcext:value-type="float">
            <text:p>0.0068493448</text:p>
          </table:table-cell>
          <table:table-cell table:number-columns-repeated="3"/>
          <table:table-cell office:value-type="float" office:value="0.00811281055212" calcext:value-type="float">
            <text:p>0.0081128106</text:p>
          </table:table-cell>
          <table:table-cell table:number-columns-repeated="3"/>
          <table:table-cell office:value-type="float" office:value="0.011054404079914" calcext:value-type="float">
            <text:p>0.0110544041</text:p>
          </table:table-cell>
          <table:table-cell table:number-columns-repeated="3"/>
          <table:table-cell office:value-type="float" office:value="0.012309454381466" calcext:value-type="float">
            <text:p>0.0123094544</text:p>
          </table:table-cell>
          <table:table-cell table:number-columns-repeated="3"/>
          <table:table-cell office:value-type="float" office:value="0.01408663392067" calcext:value-type="float">
            <text:p>0.0140866339</text:p>
          </table:table-cell>
          <table:table-cell table:number-columns-repeated="3"/>
          <table:table-cell office:value-type="float" office:value="0.015941917896271" calcext:value-type="float">
            <text:p>0.0159419179</text:p>
          </table:table-cell>
          <table:table-cell table:number-columns-repeated="2"/>
        </table:table-row>
        <table:table-row table:style-name="ro1">
          <table:table-cell office:value-type="float" office:value="0.003090569749475" calcext:value-type="float">
            <text:p>0.0030905697</text:p>
          </table:table-cell>
          <table:table-cell table:number-columns-repeated="3"/>
          <table:table-cell office:value-type="float" office:value="0.002600597217679" calcext:value-type="float">
            <text:p>0.0026005972</text:p>
          </table:table-cell>
          <table:table-cell table:number-columns-repeated="3"/>
          <table:table-cell office:value-type="float" office:value="0.004346329718828" calcext:value-type="float">
            <text:p>0.0043463297</text:p>
          </table:table-cell>
          <table:table-cell table:number-columns-repeated="3"/>
          <table:table-cell office:value-type="float" office:value="0.006858911365271" calcext:value-type="float">
            <text:p>0.0068589114</text:p>
          </table:table-cell>
          <table:table-cell table:number-columns-repeated="3"/>
          <table:table-cell office:value-type="float" office:value="0.008024848997593" calcext:value-type="float">
            <text:p>0.008024849</text:p>
          </table:table-cell>
          <table:table-cell table:number-columns-repeated="3"/>
          <table:table-cell office:value-type="float" office:value="0.011207222938538" calcext:value-type="float">
            <text:p>0.0112072229</text:p>
          </table:table-cell>
          <table:table-cell table:number-columns-repeated="3"/>
          <table:table-cell office:value-type="float" office:value="0.012264460325241" calcext:value-type="float">
            <text:p>0.0122644603</text:p>
          </table:table-cell>
          <table:table-cell table:number-columns-repeated="3"/>
          <table:table-cell office:value-type="float" office:value="0.013865172863007" calcext:value-type="float">
            <text:p>0.0138651729</text:p>
          </table:table-cell>
          <table:table-cell table:number-columns-repeated="3"/>
          <table:table-cell office:value-type="float" office:value="0.016197480261326" calcext:value-type="float">
            <text:p>0.0161974803</text:p>
          </table:table-cell>
          <table:table-cell table:number-columns-repeated="2"/>
        </table:table-row>
        <table:table-row table:style-name="ro1">
          <table:table-cell office:value-type="float" office:value="0.002920536324382" calcext:value-type="float">
            <text:p>0.0029205363</text:p>
          </table:table-cell>
          <table:table-cell table:number-columns-repeated="3"/>
          <table:table-cell office:value-type="float" office:value="0.00266289524734" calcext:value-type="float">
            <text:p>0.0026628952</text:p>
          </table:table-cell>
          <table:table-cell table:number-columns-repeated="3"/>
          <table:table-cell office:value-type="float" office:value="0.004171058535576" calcext:value-type="float">
            <text:p>0.0041710585</text:p>
          </table:table-cell>
          <table:table-cell table:number-columns-repeated="3"/>
          <table:table-cell office:value-type="float" office:value="0.006815109401941" calcext:value-type="float">
            <text:p>0.0068151094</text:p>
          </table:table-cell>
          <table:table-cell table:number-columns-repeated="3"/>
          <table:table-cell office:value-type="float" office:value="0.007975161075592" calcext:value-type="float">
            <text:p>0.0079751611</text:p>
          </table:table-cell>
          <table:table-cell table:number-columns-repeated="3"/>
          <table:table-cell office:value-type="float" office:value="0.010882087051868" calcext:value-type="float">
            <text:p>0.0108820871</text:p>
          </table:table-cell>
          <table:table-cell table:number-columns-repeated="3"/>
          <table:table-cell office:value-type="float" office:value="0.012165702879429" calcext:value-type="float">
            <text:p>0.0121657029</text:p>
          </table:table-cell>
          <table:table-cell table:number-columns-repeated="3"/>
          <table:table-cell office:value-type="float" office:value="0.013896897435188" calcext:value-type="float">
            <text:p>0.0138968974</text:p>
          </table:table-cell>
          <table:table-cell table:number-columns-repeated="3"/>
          <table:table-cell office:value-type="float" office:value="0.016253337264061" calcext:value-type="float">
            <text:p>0.0162533373</text:p>
          </table:table-cell>
          <table:table-cell table:number-columns-repeated="2"/>
        </table:table-row>
        <table:table-row table:style-name="ro1">
          <table:table-cell office:value-type="float" office:value="0.003011731430888" calcext:value-type="float">
            <text:p>0.0030117314</text:p>
          </table:table-cell>
          <table:table-cell table:number-columns-repeated="3"/>
          <table:table-cell office:value-type="float" office:value="0.002562185749412" calcext:value-type="float">
            <text:p>0.0025621857</text:p>
          </table:table-cell>
          <table:table-cell table:number-columns-repeated="3"/>
          <table:table-cell office:value-type="float" office:value="0.004186000674963" calcext:value-type="float">
            <text:p>0.0041860007</text:p>
          </table:table-cell>
          <table:table-cell table:number-columns-repeated="3"/>
          <table:table-cell office:value-type="float" office:value="0.006911296397448" calcext:value-type="float">
            <text:p>0.0069112964</text:p>
          </table:table-cell>
          <table:table-cell table:number-columns-repeated="3"/>
          <table:table-cell office:value-type="float" office:value="0.007971033453941" calcext:value-type="float">
            <text:p>0.0079710335</text:p>
          </table:table-cell>
          <table:table-cell table:number-columns-repeated="3"/>
          <table:table-cell office:value-type="float" office:value="0.010361172258854" calcext:value-type="float">
            <text:p>0.0103611723</text:p>
          </table:table-cell>
          <table:table-cell table:number-columns-repeated="3"/>
          <table:table-cell office:value-type="float" office:value="0.012130208313465" calcext:value-type="float">
            <text:p>0.0121302083</text:p>
          </table:table-cell>
          <table:table-cell table:number-columns-repeated="3"/>
          <table:table-cell office:value-type="float" office:value="0.01380830258131" calcext:value-type="float">
            <text:p>0.0138083026</text:p>
          </table:table-cell>
          <table:table-cell table:number-columns-repeated="3"/>
          <table:table-cell office:value-type="float" office:value="0.016466654837132" calcext:value-type="float">
            <text:p>0.0164666548</text:p>
          </table:table-cell>
          <table:table-cell table:number-columns-repeated="2"/>
        </table:table-row>
        <table:table-row table:style-name="ro1">
          <table:table-cell office:value-type="float" office:value="0.002966241911054" calcext:value-type="float">
            <text:p>0.0029662419</text:p>
          </table:table-cell>
          <table:table-cell table:number-columns-repeated="3"/>
          <table:table-cell office:value-type="float" office:value="0.002574862912297" calcext:value-type="float">
            <text:p>0.0025748629</text:p>
          </table:table-cell>
          <table:table-cell table:number-columns-repeated="3"/>
          <table:table-cell office:value-type="float" office:value="0.004259128123522" calcext:value-type="float">
            <text:p>0.0042591281</text:p>
          </table:table-cell>
          <table:table-cell table:number-columns-repeated="3"/>
          <table:table-cell office:value-type="float" office:value="0.006736252456903" calcext:value-type="float">
            <text:p>0.0067362525</text:p>
          </table:table-cell>
          <table:table-cell table:number-columns-repeated="3"/>
          <table:table-cell office:value-type="float" office:value="0.008083820343018" calcext:value-type="float">
            <text:p>0.0080838203</text:p>
          </table:table-cell>
          <table:table-cell table:number-columns-repeated="3"/>
          <table:table-cell office:value-type="float" office:value="0.010358072817326" calcext:value-type="float">
            <text:p>0.0103580728</text:p>
          </table:table-cell>
          <table:table-cell table:number-columns-repeated="3"/>
          <table:table-cell office:value-type="float" office:value="0.012153618037701" calcext:value-type="float">
            <text:p>0.012153618</text:p>
          </table:table-cell>
          <table:table-cell table:number-columns-repeated="3"/>
          <table:table-cell office:value-type="float" office:value="0.013605684041977" calcext:value-type="float">
            <text:p>0.013605684</text:p>
          </table:table-cell>
          <table:table-cell table:number-columns-repeated="3"/>
          <table:table-cell office:value-type="float" office:value="0.016555264592171" calcext:value-type="float">
            <text:p>0.0165552646</text:p>
          </table:table-cell>
          <table:table-cell table:number-columns-repeated="2"/>
        </table:table-row>
        <table:table-row table:style-name="ro1">
          <table:table-cell office:value-type="float" office:value="0.002990232780576" calcext:value-type="float">
            <text:p>0.0029902328</text:p>
          </table:table-cell>
          <table:table-cell table:number-columns-repeated="3"/>
          <table:table-cell office:value-type="float" office:value="0.002562398090959" calcext:value-type="float">
            <text:p>0.0025623981</text:p>
          </table:table-cell>
          <table:table-cell table:number-columns-repeated="3"/>
          <table:table-cell office:value-type="float" office:value="0.004227954894304" calcext:value-type="float">
            <text:p>0.0042279549</text:p>
          </table:table-cell>
          <table:table-cell table:number-columns-repeated="3"/>
          <table:table-cell office:value-type="float" office:value="0.006758723407984" calcext:value-type="float">
            <text:p>0.0067587234</text:p>
          </table:table-cell>
          <table:table-cell table:number-columns-repeated="3"/>
          <table:table-cell office:value-type="float" office:value="0.007946856319904" calcext:value-type="float">
            <text:p>0.0079468563</text:p>
          </table:table-cell>
          <table:table-cell table:number-columns-repeated="3"/>
          <table:table-cell office:value-type="float" office:value="0.010417982935905" calcext:value-type="float">
            <text:p>0.0104179829</text:p>
          </table:table-cell>
          <table:table-cell table:number-columns-repeated="3"/>
          <table:table-cell office:value-type="float" office:value="0.011937193572521" calcext:value-type="float">
            <text:p>0.0119371936</text:p>
          </table:table-cell>
          <table:table-cell table:number-columns-repeated="3"/>
          <table:table-cell office:value-type="float" office:value="0.01383201032877" calcext:value-type="float">
            <text:p>0.0138320103</text:p>
          </table:table-cell>
          <table:table-cell table:number-columns-repeated="3"/>
          <table:table-cell office:value-type="float" office:value="0.016633376479149" calcext:value-type="float">
            <text:p>0.0166333765</text:p>
          </table:table-cell>
          <table:table-cell table:number-columns-repeated="2"/>
        </table:table-row>
        <table:table-row table:style-name="ro1">
          <table:table-cell office:value-type="float" office:value="0.002981247380376" calcext:value-type="float">
            <text:p>0.0029812474</text:p>
          </table:table-cell>
          <table:table-cell table:number-columns-repeated="3"/>
          <table:table-cell office:value-type="float" office:value="0.002562982961535" calcext:value-type="float">
            <text:p>0.002562983</text:p>
          </table:table-cell>
          <table:table-cell table:number-columns-repeated="3"/>
          <table:table-cell office:value-type="float" office:value="0.004307646304369" calcext:value-type="float">
            <text:p>0.0043076463</text:p>
          </table:table-cell>
          <table:table-cell table:number-columns-repeated="3"/>
          <table:table-cell office:value-type="float" office:value="0.006820324808359" calcext:value-type="float">
            <text:p>0.0068203248</text:p>
          </table:table-cell>
          <table:table-cell table:number-columns-repeated="3"/>
          <table:table-cell office:value-type="float" office:value="0.007725246250629" calcext:value-type="float">
            <text:p>0.0077252463</text:p>
          </table:table-cell>
          <table:table-cell table:number-columns-repeated="3"/>
          <table:table-cell office:value-type="float" office:value="0.010349936783314" calcext:value-type="float">
            <text:p>0.0103499368</text:p>
          </table:table-cell>
          <table:table-cell table:number-columns-repeated="3"/>
          <table:table-cell office:value-type="float" office:value="0.012167893350124" calcext:value-type="float">
            <text:p>0.0121678934</text:p>
          </table:table-cell>
          <table:table-cell table:number-columns-repeated="3"/>
          <table:table-cell office:value-type="float" office:value="0.013890743255615" calcext:value-type="float">
            <text:p>0.0138907433</text:p>
          </table:table-cell>
          <table:table-cell table:number-columns-repeated="3"/>
          <table:table-cell office:value-type="float" office:value="0.016690522432327" calcext:value-type="float">
            <text:p>0.0166905224</text:p>
          </table:table-cell>
          <table:table-cell table:number-columns-repeated="2"/>
        </table:table-row>
        <table:table-row table:style-name="ro1">
          <table:table-cell office:value-type="float" office:value="0.002993179485202" calcext:value-type="float">
            <text:p>0.0029931795</text:p>
          </table:table-cell>
          <table:table-cell table:number-columns-repeated="3"/>
          <table:table-cell office:value-type="float" office:value="0.002628931775689" calcext:value-type="float">
            <text:p>0.0026289318</text:p>
          </table:table-cell>
          <table:table-cell table:number-columns-repeated="3"/>
          <table:table-cell office:value-type="float" office:value="0.004489812999964" calcext:value-type="float">
            <text:p>0.004489813</text:p>
          </table:table-cell>
          <table:table-cell table:number-columns-repeated="3"/>
          <table:table-cell office:value-type="float" office:value="0.006823886185884" calcext:value-type="float">
            <text:p>0.0068238862</text:p>
          </table:table-cell>
          <table:table-cell table:number-columns-repeated="3"/>
          <table:table-cell office:value-type="float" office:value="0.007801659405231" calcext:value-type="float">
            <text:p>0.0078016594</text:p>
          </table:table-cell>
          <table:table-cell table:number-columns-repeated="3"/>
          <table:table-cell office:value-type="float" office:value="0.01023431122303" calcext:value-type="float">
            <text:p>0.0102343112</text:p>
          </table:table-cell>
          <table:table-cell table:number-columns-repeated="3"/>
          <table:table-cell office:value-type="float" office:value="0.01209706813097" calcext:value-type="float">
            <text:p>0.0120970681</text:p>
          </table:table-cell>
          <table:table-cell table:number-columns-repeated="3"/>
          <table:table-cell office:value-type="float" office:value="0.01386908441782" calcext:value-type="float">
            <text:p>0.0138690844</text:p>
          </table:table-cell>
          <table:table-cell table:number-columns-repeated="3"/>
          <table:table-cell office:value-type="float" office:value="0.016647063195705" calcext:value-type="float">
            <text:p>0.0166470632</text:p>
          </table:table-cell>
          <table:table-cell table:number-columns-repeated="2"/>
        </table:table-row>
        <table:table-row table:style-name="ro1">
          <table:table-cell office:value-type="float" office:value="0.002872930839658" calcext:value-type="float">
            <text:p>0.0028729308</text:p>
          </table:table-cell>
          <table:table-cell table:number-columns-repeated="3"/>
          <table:table-cell office:value-type="float" office:value="0.002611299976707" calcext:value-type="float">
            <text:p>0.0026113</text:p>
          </table:table-cell>
          <table:table-cell table:number-columns-repeated="3"/>
          <table:table-cell office:value-type="float" office:value="0.004433304071426" calcext:value-type="float">
            <text:p>0.0044333041</text:p>
          </table:table-cell>
          <table:table-cell table:number-columns-repeated="3"/>
          <table:table-cell office:value-type="float" office:value="0.006755400449038" calcext:value-type="float">
            <text:p>0.0067554004</text:p>
          </table:table-cell>
          <table:table-cell table:number-columns-repeated="3"/>
          <table:table-cell office:value-type="float" office:value="0.007793642580509" calcext:value-type="float">
            <text:p>0.0077936426</text:p>
          </table:table-cell>
          <table:table-cell table:number-columns-repeated="3"/>
          <table:table-cell office:value-type="float" office:value="0.010262794792652" calcext:value-type="float">
            <text:p>0.0102627948</text:p>
          </table:table-cell>
          <table:table-cell table:number-columns-repeated="3"/>
          <table:table-cell office:value-type="float" office:value="0.012097746133804" calcext:value-type="float">
            <text:p>0.0120977461</text:p>
          </table:table-cell>
          <table:table-cell table:number-columns-repeated="3"/>
          <table:table-cell office:value-type="float" office:value="0.014042168855667" calcext:value-type="float">
            <text:p>0.0140421689</text:p>
          </table:table-cell>
          <table:table-cell table:number-columns-repeated="3"/>
          <table:table-cell office:value-type="float" office:value="0.016434781253338" calcext:value-type="float">
            <text:p>0.0164347813</text:p>
          </table:table-cell>
          <table:table-cell table:number-columns-repeated="2"/>
        </table:table-row>
        <table:table-row table:style-name="ro1">
          <table:table-cell office:value-type="float" office:value="0.002967020496726" calcext:value-type="float">
            <text:p>0.0029670205</text:p>
          </table:table-cell>
          <table:table-cell table:number-columns-repeated="3"/>
          <table:table-cell office:value-type="float" office:value="0.002584950998425" calcext:value-type="float">
            <text:p>0.002584951</text:p>
          </table:table-cell>
          <table:table-cell table:number-columns-repeated="3"/>
          <table:table-cell office:value-type="float" office:value="0.004494406282902" calcext:value-type="float">
            <text:p>0.0044944063</text:p>
          </table:table-cell>
          <table:table-cell table:number-columns-repeated="3"/>
          <table:table-cell office:value-type="float" office:value="0.006793659180403" calcext:value-type="float">
            <text:p>0.0067936592</text:p>
          </table:table-cell>
          <table:table-cell table:number-columns-repeated="3"/>
          <table:table-cell office:value-type="float" office:value="0.007919318974018" calcext:value-type="float">
            <text:p>0.007919319</text:p>
          </table:table-cell>
          <table:table-cell table:number-columns-repeated="3"/>
          <table:table-cell office:value-type="float" office:value="0.010440789163113" calcext:value-type="float">
            <text:p>0.0104407892</text:p>
          </table:table-cell>
          <table:table-cell table:number-columns-repeated="3"/>
          <table:table-cell office:value-type="float" office:value="0.012090966105461" calcext:value-type="float">
            <text:p>0.0120909661</text:p>
          </table:table-cell>
          <table:table-cell table:number-columns-repeated="3"/>
          <table:table-cell office:value-type="float" office:value="0.014121554791927" calcext:value-type="float">
            <text:p>0.0141215548</text:p>
          </table:table-cell>
          <table:table-cell table:number-columns-repeated="3"/>
          <table:table-cell office:value-type="float" office:value="0.01648286730051" calcext:value-type="float">
            <text:p>0.0164828673</text:p>
          </table:table-cell>
          <table:table-cell table:number-columns-repeated="2"/>
        </table:table-row>
        <table:table-row table:style-name="ro1">
          <table:table-cell office:value-type="float" office:value="0.00295496545732" calcext:value-type="float">
            <text:p>0.0029549655</text:p>
          </table:table-cell>
          <table:table-cell table:number-columns-repeated="3"/>
          <table:table-cell office:value-type="float" office:value="0.00260473228991" calcext:value-type="float">
            <text:p>0.0026047323</text:p>
          </table:table-cell>
          <table:table-cell table:number-columns-repeated="3"/>
          <table:table-cell office:value-type="float" office:value="0.004600986838341" calcext:value-type="float">
            <text:p>0.0046009868</text:p>
          </table:table-cell>
          <table:table-cell table:number-columns-repeated="3"/>
          <table:table-cell office:value-type="float" office:value="0.006820846349001" calcext:value-type="float">
            <text:p>0.0068208463</text:p>
          </table:table-cell>
          <table:table-cell table:number-columns-repeated="3"/>
          <table:table-cell office:value-type="float" office:value="0.007924348115921" calcext:value-type="float">
            <text:p>0.0079243481</text:p>
          </table:table-cell>
          <table:table-cell table:number-columns-repeated="3"/>
          <table:table-cell office:value-type="float" office:value="0.010706715285778" calcext:value-type="float">
            <text:p>0.0107067153</text:p>
          </table:table-cell>
          <table:table-cell table:number-columns-repeated="3"/>
          <table:table-cell office:value-type="float" office:value="0.012213408946991" calcext:value-type="float">
            <text:p>0.0122134089</text:p>
          </table:table-cell>
          <table:table-cell table:number-columns-repeated="3"/>
          <table:table-cell office:value-type="float" office:value="0.014017984271049" calcext:value-type="float">
            <text:p>0.0140179843</text:p>
          </table:table-cell>
          <table:table-cell table:number-columns-repeated="3"/>
          <table:table-cell office:value-type="float" office:value="0.016346961259842" calcext:value-type="float">
            <text:p>0.0163469613</text:p>
          </table:table-cell>
          <table:table-cell table:number-columns-repeated="2"/>
        </table:table-row>
        <table:table-row table:style-name="ro1">
          <table:table-cell office:value-type="float" office:value="0.002956939861178" calcext:value-type="float">
            <text:p>0.0029569399</text:p>
          </table:table-cell>
          <table:table-cell table:number-columns-repeated="3"/>
          <table:table-cell office:value-type="float" office:value="0.002490999177098" calcext:value-type="float">
            <text:p>0.0024909992</text:p>
          </table:table-cell>
          <table:table-cell table:number-columns-repeated="3"/>
          <table:table-cell office:value-type="float" office:value="0.004666402935982" calcext:value-type="float">
            <text:p>0.0046664029</text:p>
          </table:table-cell>
          <table:table-cell table:number-columns-repeated="3"/>
          <table:table-cell office:value-type="float" office:value="0.006735246628523" calcext:value-type="float">
            <text:p>0.0067352466</text:p>
          </table:table-cell>
          <table:table-cell table:number-columns-repeated="3"/>
          <table:table-cell office:value-type="float" office:value="0.007940724492073" calcext:value-type="float">
            <text:p>0.0079407245</text:p>
          </table:table-cell>
          <table:table-cell table:number-columns-repeated="3"/>
          <table:table-cell office:value-type="float" office:value="0.010887131094933" calcext:value-type="float">
            <text:p>0.0108871311</text:p>
          </table:table-cell>
          <table:table-cell table:number-columns-repeated="3"/>
          <table:table-cell office:value-type="float" office:value="0.012225516140461" calcext:value-type="float">
            <text:p>0.0122255161</text:p>
          </table:table-cell>
          <table:table-cell table:number-columns-repeated="3"/>
          <table:table-cell office:value-type="float" office:value="0.014139533042908" calcext:value-type="float">
            <text:p>0.014139533</text:p>
          </table:table-cell>
          <table:table-cell table:number-columns-repeated="3"/>
          <table:table-cell office:value-type="float" office:value="0.01613062620163" calcext:value-type="float">
            <text:p>0.0161306262</text:p>
          </table:table-cell>
          <table:table-cell table:number-columns-repeated="2"/>
        </table:table-row>
        <table:table-row table:style-name="ro1">
          <table:table-cell office:value-type="float" office:value="0.002900244668126" calcext:value-type="float">
            <text:p>0.0029002447</text:p>
          </table:table-cell>
          <table:table-cell table:number-columns-repeated="3"/>
          <table:table-cell office:value-type="float" office:value="0.00249114818871" calcext:value-type="float">
            <text:p>0.0024911482</text:p>
          </table:table-cell>
          <table:table-cell table:number-columns-repeated="3"/>
          <table:table-cell office:value-type="float" office:value="0.004659619182348" calcext:value-type="float">
            <text:p>0.0046596192</text:p>
          </table:table-cell>
          <table:table-cell table:number-columns-repeated="3"/>
          <table:table-cell office:value-type="float" office:value="0.006820682436228" calcext:value-type="float">
            <text:p>0.0068206824</text:p>
          </table:table-cell>
          <table:table-cell table:number-columns-repeated="3"/>
          <table:table-cell office:value-type="float" office:value="0.007889233529568" calcext:value-type="float">
            <text:p>0.0078892335</text:p>
          </table:table-cell>
          <table:table-cell table:number-columns-repeated="3"/>
          <table:table-cell office:value-type="float" office:value="0.010865844786167" calcext:value-type="float">
            <text:p>0.0108658448</text:p>
          </table:table-cell>
          <table:table-cell table:number-columns-repeated="3"/>
          <table:table-cell office:value-type="float" office:value="0.01234345138073" calcext:value-type="float">
            <text:p>0.0123434514</text:p>
          </table:table-cell>
          <table:table-cell table:number-columns-repeated="3"/>
          <table:table-cell office:value-type="float" office:value="0.014369308948517" calcext:value-type="float">
            <text:p>0.0143693089</text:p>
          </table:table-cell>
          <table:table-cell table:number-columns-repeated="3"/>
          <table:table-cell office:value-type="float" office:value="0.015985421836376" calcext:value-type="float">
            <text:p>0.0159854218</text:p>
          </table:table-cell>
          <table:table-cell table:number-columns-repeated="2"/>
        </table:table-row>
        <table:table-row table:style-name="ro1">
          <table:table-cell office:value-type="float" office:value="0.002930400893092" calcext:value-type="float">
            <text:p>0.0029304009</text:p>
          </table:table-cell>
          <table:table-cell table:number-columns-repeated="3"/>
          <table:table-cell office:value-type="float" office:value="0.002467291429639" calcext:value-type="float">
            <text:p>0.0024672914</text:p>
          </table:table-cell>
          <table:table-cell table:number-columns-repeated="3"/>
          <table:table-cell office:value-type="float" office:value="0.004635535180569" calcext:value-type="float">
            <text:p>0.0046355352</text:p>
          </table:table-cell>
          <table:table-cell table:number-columns-repeated="3"/>
          <table:table-cell office:value-type="float" office:value="0.00680972263217" calcext:value-type="float">
            <text:p>0.0068097226</text:p>
          </table:table-cell>
          <table:table-cell table:number-columns-repeated="3"/>
          <table:table-cell office:value-type="float" office:value="0.007985033094883" calcext:value-type="float">
            <text:p>0.0079850331</text:p>
          </table:table-cell>
          <table:table-cell table:number-columns-repeated="3"/>
          <table:table-cell office:value-type="float" office:value="0.011008515954018" calcext:value-type="float">
            <text:p>0.011008516</text:p>
          </table:table-cell>
          <table:table-cell table:number-columns-repeated="3"/>
          <table:table-cell office:value-type="float" office:value="0.01235207170248" calcext:value-type="float">
            <text:p>0.0123520717</text:p>
          </table:table-cell>
          <table:table-cell table:number-columns-repeated="3"/>
          <table:table-cell office:value-type="float" office:value="0.014289550483227" calcext:value-type="float">
            <text:p>0.0142895505</text:p>
          </table:table-cell>
          <table:table-cell table:number-columns-repeated="3"/>
          <table:table-cell office:value-type="float" office:value="0.015925712883472" calcext:value-type="float">
            <text:p>0.0159257129</text:p>
          </table:table-cell>
          <table:table-cell table:number-columns-repeated="2"/>
        </table:table-row>
        <table:table-row table:style-name="ro1">
          <table:table-cell office:value-type="float" office:value="0.002938302233815" calcext:value-type="float">
            <text:p>0.0029383022</text:p>
          </table:table-cell>
          <table:table-cell table:number-columns-repeated="3"/>
          <table:table-cell office:value-type="float" office:value="0.00236845202744" calcext:value-type="float">
            <text:p>0.002368452</text:p>
          </table:table-cell>
          <table:table-cell table:number-columns-repeated="3"/>
          <table:table-cell office:value-type="float" office:value="0.004605900496244" calcext:value-type="float">
            <text:p>0.0046059005</text:p>
          </table:table-cell>
          <table:table-cell table:number-columns-repeated="3"/>
          <table:table-cell office:value-type="float" office:value="0.006826560944319" calcext:value-type="float">
            <text:p>0.0068265609</text:p>
          </table:table-cell>
          <table:table-cell table:number-columns-repeated="3"/>
          <table:table-cell office:value-type="float" office:value="0.007883608341217" calcext:value-type="float">
            <text:p>0.0078836083</text:p>
          </table:table-cell>
          <table:table-cell table:number-columns-repeated="3"/>
          <table:table-cell office:value-type="float" office:value="0.011302225291729" calcext:value-type="float">
            <text:p>0.0113022253</text:p>
          </table:table-cell>
          <table:table-cell table:number-columns-repeated="3"/>
          <table:table-cell office:value-type="float" office:value="0.012530967593193" calcext:value-type="float">
            <text:p>0.0125309676</text:p>
          </table:table-cell>
          <table:table-cell table:number-columns-repeated="3"/>
          <table:table-cell office:value-type="float" office:value="0.014400653541088" calcext:value-type="float">
            <text:p>0.0144006535</text:p>
          </table:table-cell>
          <table:table-cell table:number-columns-repeated="3"/>
          <table:table-cell office:value-type="float" office:value="0.015899188816547" calcext:value-type="float">
            <text:p>0.0158991888</text:p>
          </table:table-cell>
          <table:table-cell table:number-columns-repeated="2"/>
        </table:table-row>
        <table:table-row table:style-name="ro1">
          <table:table-cell office:value-type="float" office:value="0.002932766452432" calcext:value-type="float">
            <text:p>0.0029327665</text:p>
          </table:table-cell>
          <table:table-cell table:number-columns-repeated="3"/>
          <table:table-cell office:value-type="float" office:value="0.002365713939071" calcext:value-type="float">
            <text:p>0.0023657139</text:p>
          </table:table-cell>
          <table:table-cell table:number-columns-repeated="3"/>
          <table:table-cell office:value-type="float" office:value="0.004581313580275" calcext:value-type="float">
            <text:p>0.0045813136</text:p>
          </table:table-cell>
          <table:table-cell table:number-columns-repeated="3"/>
          <table:table-cell office:value-type="float" office:value="0.006738241761923" calcext:value-type="float">
            <text:p>0.0067382418</text:p>
          </table:table-cell>
          <table:table-cell table:number-columns-repeated="3"/>
          <table:table-cell office:value-type="float" office:value="0.00783946365118" calcext:value-type="float">
            <text:p>0.0078394637</text:p>
          </table:table-cell>
          <table:table-cell table:number-columns-repeated="3"/>
          <table:table-cell office:value-type="float" office:value="0.011186130344868" calcext:value-type="float">
            <text:p>0.0111861303</text:p>
          </table:table-cell>
          <table:table-cell table:number-columns-repeated="3"/>
          <table:table-cell office:value-type="float" office:value="0.012528859078884" calcext:value-type="float">
            <text:p>0.0125288591</text:p>
          </table:table-cell>
          <table:table-cell table:number-columns-repeated="3"/>
          <table:table-cell office:value-type="float" office:value="0.014508649706841" calcext:value-type="float">
            <text:p>0.0145086497</text:p>
          </table:table-cell>
          <table:table-cell table:number-columns-repeated="3"/>
          <table:table-cell office:value-type="float" office:value="0.015790708363056" calcext:value-type="float">
            <text:p>0.0157907084</text:p>
          </table:table-cell>
          <table:table-cell table:number-columns-repeated="2"/>
        </table:table-row>
        <table:table-row table:style-name="ro1">
          <table:table-cell office:value-type="float" office:value="0.002973081544042" calcext:value-type="float">
            <text:p>0.0029730815</text:p>
          </table:table-cell>
          <table:table-cell table:number-columns-repeated="3"/>
          <table:table-cell office:value-type="float" office:value="0.002277670428157" calcext:value-type="float">
            <text:p>0.0022776704</text:p>
          </table:table-cell>
          <table:table-cell table:number-columns-repeated="3"/>
          <table:table-cell office:value-type="float" office:value="0.004545316100121" calcext:value-type="float">
            <text:p>0.0045453161</text:p>
          </table:table-cell>
          <table:table-cell table:number-columns-repeated="3"/>
          <table:table-cell office:value-type="float" office:value="0.006795678287745" calcext:value-type="float">
            <text:p>0.0067956783</text:p>
          </table:table-cell>
          <table:table-cell table:number-columns-repeated="3"/>
          <table:table-cell office:value-type="float" office:value="0.007907047867775" calcext:value-type="float">
            <text:p>0.0079070479</text:p>
          </table:table-cell>
          <table:table-cell table:number-columns-repeated="3"/>
          <table:table-cell office:value-type="float" office:value="0.011269591748714" calcext:value-type="float">
            <text:p>0.0112695917</text:p>
          </table:table-cell>
          <table:table-cell table:number-columns-repeated="3"/>
          <table:table-cell office:value-type="float" office:value="0.012476295232773" calcext:value-type="float">
            <text:p>0.0124762952</text:p>
          </table:table-cell>
          <table:table-cell table:number-columns-repeated="3"/>
          <table:table-cell office:value-type="float" office:value="0.014382414519787" calcext:value-type="float">
            <text:p>0.0143824145</text:p>
          </table:table-cell>
          <table:table-cell table:number-columns-repeated="3"/>
          <table:table-cell office:value-type="float" office:value="0.015817634761333" calcext:value-type="float">
            <text:p>0.0158176348</text:p>
          </table:table-cell>
          <table:table-cell table:number-columns-repeated="2"/>
        </table:table-row>
        <table:table-row table:style-name="ro1">
          <table:table-cell office:value-type="float" office:value="0.002926969900727" calcext:value-type="float">
            <text:p>0.0029269699</text:p>
          </table:table-cell>
          <table:table-cell table:number-columns-repeated="3"/>
          <table:table-cell office:value-type="float" office:value="0.002378890290856" calcext:value-type="float">
            <text:p>0.0023788903</text:p>
          </table:table-cell>
          <table:table-cell table:number-columns-repeated="3"/>
          <table:table-cell office:value-type="float" office:value="0.004682041704655" calcext:value-type="float">
            <text:p>0.0046820417</text:p>
          </table:table-cell>
          <table:table-cell table:number-columns-repeated="3"/>
          <table:table-cell office:value-type="float" office:value="0.006813120096922" calcext:value-type="float">
            <text:p>0.0068131201</text:p>
          </table:table-cell>
          <table:table-cell table:number-columns-repeated="3"/>
          <table:table-cell office:value-type="float" office:value="0.007880114018917" calcext:value-type="float">
            <text:p>0.007880114</text:p>
          </table:table-cell>
          <table:table-cell table:number-columns-repeated="3"/>
          <table:table-cell office:value-type="float" office:value="0.011328883469105" calcext:value-type="float">
            <text:p>0.0113288835</text:p>
          </table:table-cell>
          <table:table-cell table:number-columns-repeated="3"/>
          <table:table-cell office:value-type="float" office:value="0.01255963742733" calcext:value-type="float">
            <text:p>0.0125596374</text:p>
          </table:table-cell>
          <table:table-cell table:number-columns-repeated="3"/>
          <table:table-cell office:value-type="float" office:value="0.014338254928589" calcext:value-type="float">
            <text:p>0.0143382549</text:p>
          </table:table-cell>
          <table:table-cell table:number-columns-repeated="3"/>
          <table:table-cell office:value-type="float" office:value="0.016066685318947" calcext:value-type="float">
            <text:p>0.0160666853</text:p>
          </table:table-cell>
          <table:table-cell table:number-columns-repeated="2"/>
        </table:table-row>
        <table:table-row table:style-name="ro1">
          <table:table-cell office:value-type="float" office:value="0.00294958986342" calcext:value-type="float">
            <text:p>0.0029495899</text:p>
          </table:table-cell>
          <table:table-cell table:number-columns-repeated="3"/>
          <table:table-cell office:value-type="float" office:value="0.002348745241761" calcext:value-type="float">
            <text:p>0.0023487452</text:p>
          </table:table-cell>
          <table:table-cell table:number-columns-repeated="3"/>
          <table:table-cell office:value-type="float" office:value="0.004529543220997" calcext:value-type="float">
            <text:p>0.0045295432</text:p>
          </table:table-cell>
          <table:table-cell table:number-columns-repeated="3"/>
          <table:table-cell office:value-type="float" office:value="0.006823766976595" calcext:value-type="float">
            <text:p>0.006823767</text:p>
          </table:table-cell>
          <table:table-cell table:number-columns-repeated="3"/>
          <table:table-cell office:value-type="float" office:value="0.007841818034649" calcext:value-type="float">
            <text:p>0.007841818</text:p>
          </table:table-cell>
          <table:table-cell table:number-columns-repeated="3"/>
          <table:table-cell office:value-type="float" office:value="0.011123649775982" calcext:value-type="float">
            <text:p>0.0111236498</text:p>
          </table:table-cell>
          <table:table-cell table:number-columns-repeated="3"/>
          <table:table-cell office:value-type="float" office:value="0.012401401996613" calcext:value-type="float">
            <text:p>0.012401402</text:p>
          </table:table-cell>
          <table:table-cell table:number-columns-repeated="3"/>
          <table:table-cell office:value-type="float" office:value="0.014438085258007" calcext:value-type="float">
            <text:p>0.0144380853</text:p>
          </table:table-cell>
          <table:table-cell table:number-columns-repeated="3"/>
          <table:table-cell office:value-type="float" office:value="0.015960350632668" calcext:value-type="float">
            <text:p>0.0159603506</text:p>
          </table:table-cell>
          <table:table-cell table:number-columns-repeated="2"/>
        </table:table-row>
        <table:table-row table:style-name="ro1">
          <table:table-cell office:value-type="float" office:value="0.002971792593598" calcext:value-type="float">
            <text:p>0.0029717926</text:p>
          </table:table-cell>
          <table:table-cell table:number-columns-repeated="3"/>
          <table:table-cell office:value-type="float" office:value="0.002443140372634" calcext:value-type="float">
            <text:p>0.0024431404</text:p>
          </table:table-cell>
          <table:table-cell table:number-columns-repeated="3"/>
          <table:table-cell office:value-type="float" office:value="0.004438683390617" calcext:value-type="float">
            <text:p>0.0044386834</text:p>
          </table:table-cell>
          <table:table-cell table:number-columns-repeated="3"/>
          <table:table-cell office:value-type="float" office:value="0.006794530898333" calcext:value-type="float">
            <text:p>0.0067945309</text:p>
          </table:table-cell>
          <table:table-cell table:number-columns-repeated="3"/>
          <table:table-cell office:value-type="float" office:value="0.007604442536831" calcext:value-type="float">
            <text:p>0.0076044425</text:p>
          </table:table-cell>
          <table:table-cell table:number-columns-repeated="3"/>
          <table:table-cell office:value-type="float" office:value="0.01116120070219" calcext:value-type="float">
            <text:p>0.0111612007</text:p>
          </table:table-cell>
          <table:table-cell table:number-columns-repeated="3"/>
          <table:table-cell office:value-type="float" office:value="0.01243844628334" calcext:value-type="float">
            <text:p>0.0124384463</text:p>
          </table:table-cell>
          <table:table-cell table:number-columns-repeated="3"/>
          <table:table-cell office:value-type="float" office:value="0.014348261058331" calcext:value-type="float">
            <text:p>0.0143482611</text:p>
          </table:table-cell>
          <table:table-cell table:number-columns-repeated="3"/>
          <table:table-cell office:value-type="float" office:value="0.016269087791443" calcext:value-type="float">
            <text:p>0.0162690878</text:p>
          </table:table-cell>
          <table:table-cell table:number-columns-repeated="2"/>
        </table:table-row>
        <table:table-row table:style-name="ro1">
          <table:table-cell office:value-type="float" office:value="0.002939576283097" calcext:value-type="float">
            <text:p>0.0029395763</text:p>
          </table:table-cell>
          <table:table-cell table:number-columns-repeated="3"/>
          <table:table-cell office:value-type="float" office:value="0.002442991361022" calcext:value-type="float">
            <text:p>0.0024429914</text:p>
          </table:table-cell>
          <table:table-cell table:number-columns-repeated="3"/>
          <table:table-cell office:value-type="float" office:value="0.004408687353134" calcext:value-type="float">
            <text:p>0.0044086874</text:p>
          </table:table-cell>
          <table:table-cell table:number-columns-repeated="3"/>
          <table:table-cell office:value-type="float" office:value="0.006739679723978" calcext:value-type="float">
            <text:p>0.0067396797</text:p>
          </table:table-cell>
          <table:table-cell table:number-columns-repeated="3"/>
          <table:table-cell office:value-type="float" office:value="0.00780014693737" calcext:value-type="float">
            <text:p>0.0078001469</text:p>
          </table:table-cell>
          <table:table-cell table:number-columns-repeated="3"/>
          <table:table-cell office:value-type="float" office:value="0.01092042773962" calcext:value-type="float">
            <text:p>0.0109204277</text:p>
          </table:table-cell>
          <table:table-cell table:number-columns-repeated="3"/>
          <table:table-cell office:value-type="float" office:value="0.012322291731834" calcext:value-type="float">
            <text:p>0.0123222917</text:p>
          </table:table-cell>
          <table:table-cell table:number-columns-repeated="3"/>
          <table:table-cell office:value-type="float" office:value="0.014127835631371" calcext:value-type="float">
            <text:p>0.0141278356</text:p>
          </table:table-cell>
          <table:table-cell table:number-columns-repeated="3"/>
          <table:table-cell office:value-type="float" office:value="0.016171365976334" calcext:value-type="float">
            <text:p>0.016171366</text:p>
          </table:table-cell>
          <table:table-cell table:number-columns-repeated="2"/>
        </table:table-row>
        <table:table-row table:style-name="ro1">
          <table:table-cell office:value-type="float" office:value="0.002970090135932" calcext:value-type="float">
            <text:p>0.0029700901</text:p>
          </table:table-cell>
          <table:table-cell table:number-columns-repeated="3"/>
          <table:table-cell office:value-type="float" office:value="0.00243622250855" calcext:value-type="float">
            <text:p>0.0024362225</text:p>
          </table:table-cell>
          <table:table-cell table:number-columns-repeated="3"/>
          <table:table-cell office:value-type="float" office:value="0.004495844244957" calcext:value-type="float">
            <text:p>0.0044958442</text:p>
          </table:table-cell>
          <table:table-cell table:number-columns-repeated="3"/>
          <table:table-cell office:value-type="float" office:value="0.006773922592402" calcext:value-type="float">
            <text:p>0.0067739226</text:p>
          </table:table-cell>
          <table:table-cell table:number-columns-repeated="3"/>
          <table:table-cell office:value-type="float" office:value="0.007787384092808" calcext:value-type="float">
            <text:p>0.0077873841</text:p>
          </table:table-cell>
          <table:table-cell table:number-columns-repeated="3"/>
          <table:table-cell office:value-type="float" office:value="0.010921098291874" calcext:value-type="float">
            <text:p>0.0109210983</text:p>
          </table:table-cell>
          <table:table-cell table:number-columns-repeated="3"/>
          <table:table-cell office:value-type="float" office:value="0.012344531714916" calcext:value-type="float">
            <text:p>0.0123445317</text:p>
          </table:table-cell>
          <table:table-cell table:number-columns-repeated="3"/>
          <table:table-cell office:value-type="float" office:value="0.01417214423418" calcext:value-type="float">
            <text:p>0.0141721442</text:p>
          </table:table-cell>
          <table:table-cell table:number-columns-repeated="3"/>
          <table:table-cell office:value-type="float" office:value="0.01643418520689" calcext:value-type="float">
            <text:p>0.0164341852</text:p>
          </table:table-cell>
          <table:table-cell table:number-columns-repeated="2"/>
        </table:table-row>
        <table:table-row table:style-name="ro1">
          <table:table-cell office:value-type="float" office:value="0.00280505605042" calcext:value-type="float">
            <text:p>0.0028050561</text:p>
          </table:table-cell>
          <table:table-cell table:number-columns-repeated="3"/>
          <table:table-cell office:value-type="float" office:value="0.002503188326955" calcext:value-type="float">
            <text:p>0.0025031883</text:p>
          </table:table-cell>
          <table:table-cell table:number-columns-repeated="3"/>
          <table:table-cell office:value-type="float" office:value="0.004385281354189" calcext:value-type="float">
            <text:p>0.0043852814</text:p>
          </table:table-cell>
          <table:table-cell table:number-columns-repeated="3"/>
          <table:table-cell office:value-type="float" office:value="0.006804067641497" calcext:value-type="float">
            <text:p>0.0068040676</text:p>
          </table:table-cell>
          <table:table-cell table:number-columns-repeated="3"/>
          <table:table-cell office:value-type="float" office:value="0.007686115801334" calcext:value-type="float">
            <text:p>0.0076861158</text:p>
          </table:table-cell>
          <table:table-cell table:number-columns-repeated="3"/>
          <table:table-cell office:value-type="float" office:value="0.010723412036896" calcext:value-type="float">
            <text:p>0.010723412</text:p>
          </table:table-cell>
          <table:table-cell table:number-columns-repeated="3"/>
          <table:table-cell office:value-type="float" office:value="0.012205198407173" calcext:value-type="float">
            <text:p>0.0122051984</text:p>
          </table:table-cell>
          <table:table-cell table:number-columns-repeated="3"/>
          <table:table-cell office:value-type="float" office:value="0.0141831189394" calcext:value-type="float">
            <text:p>0.0141831189</text:p>
          </table:table-cell>
          <table:table-cell table:number-columns-repeated="3"/>
          <table:table-cell office:value-type="float" office:value="0.016399815678596" calcext:value-type="float">
            <text:p>0.0163998157</text:p>
          </table:table-cell>
          <table:table-cell table:number-columns-repeated="2"/>
        </table:table-row>
        <table:table-row table:style-name="ro1">
          <table:table-cell office:value-type="float" office:value="0.002957431599498" calcext:value-type="float">
            <text:p>0.0029574316</text:p>
          </table:table-cell>
          <table:table-cell table:number-columns-repeated="3"/>
          <table:table-cell office:value-type="float" office:value="0.002448888495564" calcext:value-type="float">
            <text:p>0.0024488885</text:p>
          </table:table-cell>
          <table:table-cell table:number-columns-repeated="3"/>
          <table:table-cell office:value-type="float" office:value="0.004405051469803" calcext:value-type="float">
            <text:p>0.0044050515</text:p>
          </table:table-cell>
          <table:table-cell table:number-columns-repeated="3"/>
          <table:table-cell office:value-type="float" office:value="0.006850827485323" calcext:value-type="float">
            <text:p>0.0068508275</text:p>
          </table:table-cell>
          <table:table-cell table:number-columns-repeated="3"/>
          <table:table-cell office:value-type="float" office:value="0.007759720087051" calcext:value-type="float">
            <text:p>0.0077597201</text:p>
          </table:table-cell>
          <table:table-cell table:number-columns-repeated="3"/>
          <table:table-cell office:value-type="float" office:value="0.01075367629528" calcext:value-type="float">
            <text:p>0.0107536763</text:p>
          </table:table-cell>
          <table:table-cell table:number-columns-repeated="3"/>
          <table:table-cell office:value-type="float" office:value="0.012206964194775" calcext:value-type="float">
            <text:p>0.0122069642</text:p>
          </table:table-cell>
          <table:table-cell table:number-columns-repeated="3"/>
          <table:table-cell office:value-type="float" office:value="0.014009043574333" calcext:value-type="float">
            <text:p>0.0140090436</text:p>
          </table:table-cell>
          <table:table-cell table:number-columns-repeated="3"/>
          <table:table-cell office:value-type="float" office:value="0.016509175300598" calcext:value-type="float">
            <text:p>0.0165091753</text:p>
          </table:table-cell>
          <table:table-cell table:number-columns-repeated="2"/>
        </table:table-row>
        <table:table-row table:style-name="ro1">
          <table:table-cell office:value-type="float" office:value="0.0029889177531" calcext:value-type="float">
            <text:p>0.0029889178</text:p>
          </table:table-cell>
          <table:table-cell table:number-columns-repeated="3"/>
          <table:table-cell office:value-type="float" office:value="0.00249089486897" calcext:value-type="float">
            <text:p>0.0024908949</text:p>
          </table:table-cell>
          <table:table-cell table:number-columns-repeated="3"/>
          <table:table-cell office:value-type="float" office:value="0.004371166229248" calcext:value-type="float">
            <text:p>0.0043711662</text:p>
          </table:table-cell>
          <table:table-cell table:number-columns-repeated="3"/>
          <table:table-cell office:value-type="float" office:value="0.006761949509382" calcext:value-type="float">
            <text:p>0.0067619495</text:p>
          </table:table-cell>
          <table:table-cell table:number-columns-repeated="3"/>
          <table:table-cell office:value-type="float" office:value="0.007730677723885" calcext:value-type="float">
            <text:p>0.0077306777</text:p>
          </table:table-cell>
          <table:table-cell table:number-columns-repeated="3"/>
          <table:table-cell office:value-type="float" office:value="0.01076728105545" calcext:value-type="float">
            <text:p>0.0107672811</text:p>
          </table:table-cell>
          <table:table-cell table:number-columns-repeated="3"/>
          <table:table-cell office:value-type="float" office:value="0.012149073183537" calcext:value-type="float">
            <text:p>0.0121490732</text:p>
          </table:table-cell>
          <table:table-cell table:number-columns-repeated="3"/>
          <table:table-cell office:value-type="float" office:value="0.014060966670513" calcext:value-type="float">
            <text:p>0.0140609667</text:p>
          </table:table-cell>
          <table:table-cell table:number-columns-repeated="3"/>
          <table:table-cell office:value-type="float" office:value="0.016421303153038" calcext:value-type="float">
            <text:p>0.0164213032</text:p>
          </table:table-cell>
          <table:table-cell table:number-columns-repeated="2"/>
        </table:table-row>
        <table:table-row table:style-name="ro1">
          <table:table-cell office:value-type="float" office:value="0.003042845055461" calcext:value-type="float">
            <text:p>0.0030428451</text:p>
          </table:table-cell>
          <table:table-cell table:number-columns-repeated="3"/>
          <table:table-cell office:value-type="float" office:value="0.002501090988517" calcext:value-type="float">
            <text:p>0.002501091</text:p>
          </table:table-cell>
          <table:table-cell table:number-columns-repeated="3"/>
          <table:table-cell office:value-type="float" office:value="0.00434647500515" calcext:value-type="float">
            <text:p>0.004346475</text:p>
          </table:table-cell>
          <table:table-cell table:number-columns-repeated="3"/>
          <table:table-cell office:value-type="float" office:value="0.006724070757627" calcext:value-type="float">
            <text:p>0.0067240708</text:p>
          </table:table-cell>
          <table:table-cell table:number-columns-repeated="3"/>
          <table:table-cell office:value-type="float" office:value="0.007781475782394" calcext:value-type="float">
            <text:p>0.0077814758</text:p>
          </table:table-cell>
          <table:table-cell table:number-columns-repeated="3"/>
          <table:table-cell office:value-type="float" office:value="0.010655499994755" calcext:value-type="float">
            <text:p>0.0106555</text:p>
          </table:table-cell>
          <table:table-cell table:number-columns-repeated="3"/>
          <table:table-cell office:value-type="float" office:value="0.012096472084522" calcext:value-type="float">
            <text:p>0.0120964721</text:p>
          </table:table-cell>
          <table:table-cell table:number-columns-repeated="3"/>
          <table:table-cell office:value-type="float" office:value="0.01414480060339" calcext:value-type="float">
            <text:p>0.0141448006</text:p>
          </table:table-cell>
          <table:table-cell table:number-columns-repeated="3"/>
          <table:table-cell office:value-type="float" office:value="0.016469813883305" calcext:value-type="float">
            <text:p>0.0164698139</text:p>
          </table:table-cell>
          <table:table-cell table:number-columns-repeated="2"/>
        </table:table-row>
        <table:table-row table:style-name="ro1">
          <table:table-cell office:value-type="float" office:value="0.002913942560554" calcext:value-type="float">
            <text:p>0.0029139426</text:p>
          </table:table-cell>
          <table:table-cell table:number-columns-repeated="3"/>
          <table:table-cell office:value-type="float" office:value="0.002534760162234" calcext:value-type="float">
            <text:p>0.0025347602</text:p>
          </table:table-cell>
          <table:table-cell table:number-columns-repeated="3"/>
          <table:table-cell office:value-type="float" office:value="0.004302985966206" calcext:value-type="float">
            <text:p>0.004302986</text:p>
          </table:table-cell>
          <table:table-cell table:number-columns-repeated="3"/>
          <table:table-cell office:value-type="float" office:value="0.006752174347639" calcext:value-type="float">
            <text:p>0.0067521743</text:p>
          </table:table-cell>
          <table:table-cell table:number-columns-repeated="3"/>
          <table:table-cell office:value-type="float" office:value="0.00791934132576" calcext:value-type="float">
            <text:p>0.0079193413</text:p>
          </table:table-cell>
          <table:table-cell table:number-columns-repeated="3"/>
          <table:table-cell office:value-type="float" office:value="0.010604329407215" calcext:value-type="float">
            <text:p>0.0106043294</text:p>
          </table:table-cell>
          <table:table-cell table:number-columns-repeated="3"/>
          <table:table-cell office:value-type="float" office:value="0.012044563889503" calcext:value-type="float">
            <text:p>0.0120445639</text:p>
          </table:table-cell>
          <table:table-cell table:number-columns-repeated="3"/>
          <table:table-cell office:value-type="float" office:value="0.014216512441635" calcext:value-type="float">
            <text:p>0.0142165124</text:p>
          </table:table-cell>
          <table:table-cell table:number-columns-repeated="3"/>
          <table:table-cell office:value-type="float" office:value="0.01649235188961" calcext:value-type="float">
            <text:p>0.0164923519</text:p>
          </table:table-cell>
          <table:table-cell table:number-columns-repeated="2"/>
        </table:table-row>
        <table:table-row table:style-name="ro1">
          <table:table-cell office:value-type="float" office:value="0.00299290753901" calcext:value-type="float">
            <text:p>0.0029929075</text:p>
          </table:table-cell>
          <table:table-cell table:number-columns-repeated="3"/>
          <table:table-cell office:value-type="float" office:value="0.002553062513471" calcext:value-type="float">
            <text:p>0.0025530625</text:p>
          </table:table-cell>
          <table:table-cell table:number-columns-repeated="3"/>
          <table:table-cell office:value-type="float" office:value="0.004310134798288" calcext:value-type="float">
            <text:p>0.0043101348</text:p>
          </table:table-cell>
          <table:table-cell table:number-columns-repeated="3"/>
          <table:table-cell office:value-type="float" office:value="0.006782274693251" calcext:value-type="float">
            <text:p>0.0067822747</text:p>
          </table:table-cell>
          <table:table-cell table:number-columns-repeated="3"/>
          <table:table-cell office:value-type="float" office:value="0.007960177958012" calcext:value-type="float">
            <text:p>0.007960178</text:p>
          </table:table-cell>
          <table:table-cell table:number-columns-repeated="3"/>
          <table:table-cell office:value-type="float" office:value="0.010652251541615" calcext:value-type="float">
            <text:p>0.0106522515</text:p>
          </table:table-cell>
          <table:table-cell table:number-columns-repeated="3"/>
          <table:table-cell office:value-type="float" office:value="0.012097261846066" calcext:value-type="float">
            <text:p>0.0120972618</text:p>
          </table:table-cell>
          <table:table-cell table:number-columns-repeated="3"/>
          <table:table-cell office:value-type="float" office:value="0.01414505392313" calcext:value-type="float">
            <text:p>0.0141450539</text:p>
          </table:table-cell>
          <table:table-cell table:number-columns-repeated="3"/>
          <table:table-cell office:value-type="float" office:value="0.016347169876099" calcext:value-type="float">
            <text:p>0.0163471699</text:p>
          </table:table-cell>
          <table:table-cell table:number-columns-repeated="2"/>
        </table:table-row>
        <table:table-row table:style-name="ro1">
          <table:table-cell office:value-type="float" office:value="0.003062104806304" calcext:value-type="float">
            <text:p>0.0030621048</text:p>
          </table:table-cell>
          <table:table-cell table:number-columns-repeated="3"/>
          <table:table-cell office:value-type="float" office:value="0.002461278811097" calcext:value-type="float">
            <text:p>0.0024612788</text:p>
          </table:table-cell>
          <table:table-cell table:number-columns-repeated="3"/>
          <table:table-cell office:value-type="float" office:value="0.004384726285934" calcext:value-type="float">
            <text:p>0.0043847263</text:p>
          </table:table-cell>
          <table:table-cell table:number-columns-repeated="3"/>
          <table:table-cell office:value-type="float" office:value="0.006760653108358" calcext:value-type="float">
            <text:p>0.0067606531</text:p>
          </table:table-cell>
          <table:table-cell table:number-columns-repeated="3"/>
          <table:table-cell office:value-type="float" office:value="0.007988810539246" calcext:value-type="float">
            <text:p>0.0079888105</text:p>
          </table:table-cell>
          <table:table-cell table:number-columns-repeated="3"/>
          <table:table-cell office:value-type="float" office:value="0.010666117072105" calcext:value-type="float">
            <text:p>0.0106661171</text:p>
          </table:table-cell>
          <table:table-cell table:number-columns-repeated="3"/>
          <table:table-cell office:value-type="float" office:value="0.012155443429947" calcext:value-type="float">
            <text:p>0.0121554434</text:p>
          </table:table-cell>
          <table:table-cell table:number-columns-repeated="3"/>
          <table:table-cell office:value-type="float" office:value="0.014137119054794" calcext:value-type="float">
            <text:p>0.0141371191</text:p>
          </table:table-cell>
          <table:table-cell table:number-columns-repeated="3"/>
          <table:table-cell office:value-type="float" office:value="0.016341127455235" calcext:value-type="float">
            <text:p>0.0163411275</text:p>
          </table:table-cell>
          <table:table-cell table:number-columns-repeated="2"/>
        </table:table-row>
        <table:table-row table:style-name="ro1">
          <table:table-cell office:value-type="float" office:value="0.002973673865199" calcext:value-type="float">
            <text:p>0.0029736739</text:p>
          </table:table-cell>
          <table:table-cell table:number-columns-repeated="3"/>
          <table:table-cell office:value-type="float" office:value="0.002514326944947" calcext:value-type="float">
            <text:p>0.0025143269</text:p>
          </table:table-cell>
          <table:table-cell table:number-columns-repeated="3"/>
          <table:table-cell office:value-type="float" office:value="0.004288081079721" calcext:value-type="float">
            <text:p>0.0042880811</text:p>
          </table:table-cell>
          <table:table-cell table:number-columns-repeated="3"/>
          <table:table-cell office:value-type="float" office:value="0.006757635623217" calcext:value-type="float">
            <text:p>0.0067576356</text:p>
          </table:table-cell>
          <table:table-cell table:number-columns-repeated="3"/>
          <table:table-cell office:value-type="float" office:value="0.007910922169685" calcext:value-type="float">
            <text:p>0.0079109222</text:p>
          </table:table-cell>
          <table:table-cell table:number-columns-repeated="3"/>
          <table:table-cell office:value-type="float" office:value="0.010626293718815" calcext:value-type="float">
            <text:p>0.0106262937</text:p>
          </table:table-cell>
          <table:table-cell table:number-columns-repeated="3"/>
          <table:table-cell office:value-type="float" office:value="0.012193635106087" calcext:value-type="float">
            <text:p>0.0121936351</text:p>
          </table:table-cell>
          <table:table-cell table:number-columns-repeated="3"/>
          <table:table-cell office:value-type="float" office:value="0.014222793281078" calcext:value-type="float">
            <text:p>0.0142227933</text:p>
          </table:table-cell>
          <table:table-cell table:number-columns-repeated="3"/>
          <table:table-cell office:value-type="float" office:value="0.016196466982365" calcext:value-type="float">
            <text:p>0.016196467</text:p>
          </table:table-cell>
          <table:table-cell table:number-columns-repeated="2"/>
        </table:table-row>
        <table:table-row table:style-name="ro1">
          <table:table-cell office:value-type="float" office:value="0.002928407862782" calcext:value-type="float">
            <text:p>0.0029284079</text:p>
          </table:table-cell>
          <table:table-cell table:number-columns-repeated="3"/>
          <table:table-cell office:value-type="float" office:value="0.002531917765737" calcext:value-type="float">
            <text:p>0.0025319178</text:p>
          </table:table-cell>
          <table:table-cell table:number-columns-repeated="3"/>
          <table:table-cell office:value-type="float" office:value="0.00419057533145" calcext:value-type="float">
            <text:p>0.0041905753</text:p>
          </table:table-cell>
          <table:table-cell table:number-columns-repeated="3"/>
          <table:table-cell office:value-type="float" office:value="0.0067726559937" calcext:value-type="float">
            <text:p>0.006772656</text:p>
          </table:table-cell>
          <table:table-cell table:number-columns-repeated="3"/>
          <table:table-cell office:value-type="float" office:value="0.007949151098728" calcext:value-type="float">
            <text:p>0.0079491511</text:p>
          </table:table-cell>
          <table:table-cell table:number-columns-repeated="3"/>
          <table:table-cell office:value-type="float" office:value="0.010876663029194" calcext:value-type="float">
            <text:p>0.010876663</text:p>
          </table:table-cell>
          <table:table-cell table:number-columns-repeated="3"/>
          <table:table-cell office:value-type="float" office:value="0.012206599116325" calcext:value-type="float">
            <text:p>0.0122065991</text:p>
          </table:table-cell>
          <table:table-cell table:number-columns-repeated="3"/>
          <table:table-cell office:value-type="float" office:value="0.014168336987495" calcext:value-type="float">
            <text:p>0.014168337</text:p>
          </table:table-cell>
          <table:table-cell table:number-columns-repeated="3"/>
          <table:table-cell office:value-type="float" office:value="0.016106262803078" calcext:value-type="float">
            <text:p>0.0161062628</text:p>
          </table:table-cell>
          <table:table-cell table:number-columns-repeated="2"/>
        </table:table-row>
        <table:table-row table:style-name="ro1">
          <table:table-cell office:value-type="float" office:value="0.002964084967971" calcext:value-type="float">
            <text:p>0.002964085</text:p>
          </table:table-cell>
          <table:table-cell table:number-columns-repeated="3"/>
          <table:table-cell office:value-type="float" office:value="0.00245095230639" calcext:value-type="float">
            <text:p>0.0024509523</text:p>
          </table:table-cell>
          <table:table-cell table:number-columns-repeated="3"/>
          <table:table-cell office:value-type="float" office:value="0.004379462450743" calcext:value-type="float">
            <text:p>0.0043794625</text:p>
          </table:table-cell>
          <table:table-cell table:number-columns-repeated="3"/>
          <table:table-cell office:value-type="float" office:value="0.00682957097888" calcext:value-type="float">
            <text:p>0.006829571</text:p>
          </table:table-cell>
          <table:table-cell table:number-columns-repeated="3"/>
          <table:table-cell office:value-type="float" office:value="0.008105956017971" calcext:value-type="float">
            <text:p>0.008105956</text:p>
          </table:table-cell>
          <table:table-cell table:number-columns-repeated="3"/>
          <table:table-cell office:value-type="float" office:value="0.010950446128845" calcext:value-type="float">
            <text:p>0.0109504461</text:p>
          </table:table-cell>
          <table:table-cell table:number-columns-repeated="3"/>
          <table:table-cell office:value-type="float" office:value="0.012087360024452" calcext:value-type="float">
            <text:p>0.01208736</text:p>
          </table:table-cell>
          <table:table-cell table:number-columns-repeated="3"/>
          <table:table-cell office:value-type="float" office:value="0.014200069010258" calcext:value-type="float">
            <text:p>0.014200069</text:p>
          </table:table-cell>
          <table:table-cell table:number-columns-repeated="3"/>
          <table:table-cell office:value-type="float" office:value="0.016367085278034" calcext:value-type="float">
            <text:p>0.0163670853</text:p>
          </table:table-cell>
          <table:table-cell table:number-columns-repeated="2"/>
        </table:table-row>
        <table:table-row table:style-name="ro1">
          <table:table-cell office:value-type="float" office:value="0.002961879596114" calcext:value-type="float">
            <text:p>0.0029618796</text:p>
          </table:table-cell>
          <table:table-cell table:number-columns-repeated="3"/>
          <table:table-cell office:value-type="float" office:value="0.002586090937257" calcext:value-type="float">
            <text:p>0.0025860909</text:p>
          </table:table-cell>
          <table:table-cell table:number-columns-repeated="3"/>
          <table:table-cell office:value-type="float" office:value="0.004322905093431" calcext:value-type="float">
            <text:p>0.0043229051</text:p>
          </table:table-cell>
          <table:table-cell table:number-columns-repeated="3"/>
          <table:table-cell office:value-type="float" office:value="0.006717678159475" calcext:value-type="float">
            <text:p>0.0067176782</text:p>
          </table:table-cell>
          <table:table-cell table:number-columns-repeated="3"/>
          <table:table-cell office:value-type="float" office:value="0.008042424917221" calcext:value-type="float">
            <text:p>0.0080424249</text:p>
          </table:table-cell>
          <table:table-cell table:number-columns-repeated="3"/>
          <table:table-cell office:value-type="float" office:value="0.010917328298092" calcext:value-type="float">
            <text:p>0.0109173283</text:p>
          </table:table-cell>
          <table:table-cell table:number-columns-repeated="3"/>
          <table:table-cell office:value-type="float" office:value="0.012231409549713" calcext:value-type="float">
            <text:p>0.0122314095</text:p>
          </table:table-cell>
          <table:table-cell table:number-columns-repeated="3"/>
          <table:table-cell office:value-type="float" office:value="0.014129899442196" calcext:value-type="float">
            <text:p>0.0141298994</text:p>
          </table:table-cell>
          <table:table-cell table:number-columns-repeated="3"/>
          <table:table-cell office:value-type="float" office:value="0.016276456415653" calcext:value-type="float">
            <text:p>0.0162764564</text:p>
          </table:table-cell>
          <table:table-cell table:number-columns-repeated="2"/>
        </table:table-row>
        <table:table-row table:style-name="ro1">
          <table:table-cell office:value-type="float" office:value="0.002925323322415" calcext:value-type="float">
            <text:p>0.0029253233</text:p>
          </table:table-cell>
          <table:table-cell table:number-columns-repeated="3"/>
          <table:table-cell office:value-type="float" office:value="0.002664433792233" calcext:value-type="float">
            <text:p>0.0026644338</text:p>
          </table:table-cell>
          <table:table-cell table:number-columns-repeated="3"/>
          <table:table-cell office:value-type="float" office:value="0.004431527107954" calcext:value-type="float">
            <text:p>0.0044315271</text:p>
          </table:table-cell>
          <table:table-cell table:number-columns-repeated="3"/>
          <table:table-cell office:value-type="float" office:value="0.006780307739973" calcext:value-type="float">
            <text:p>0.0067803077</text:p>
          </table:table-cell>
          <table:table-cell table:number-columns-repeated="3"/>
          <table:table-cell office:value-type="float" office:value="0.007857136428356" calcext:value-type="float">
            <text:p>0.0078571364</text:p>
          </table:table-cell>
          <table:table-cell table:number-columns-repeated="3"/>
          <table:table-cell office:value-type="float" office:value="0.010890550911427" calcext:value-type="float">
            <text:p>0.0108905509</text:p>
          </table:table-cell>
          <table:table-cell table:number-columns-repeated="3"/>
          <table:table-cell office:value-type="float" office:value="0.012344874441624" calcext:value-type="float">
            <text:p>0.0123448744</text:p>
          </table:table-cell>
          <table:table-cell table:number-columns-repeated="3"/>
          <table:table-cell office:value-type="float" office:value="0.014161497354507" calcext:value-type="float">
            <text:p>0.0141614974</text:p>
          </table:table-cell>
          <table:table-cell table:number-columns-repeated="3"/>
          <table:table-cell office:value-type="float" office:value="0.016464799642563" calcext:value-type="float">
            <text:p>0.0164647996</text:p>
          </table:table-cell>
          <table:table-cell table:number-columns-repeated="2"/>
        </table:table-row>
        <table:table-row table:style-name="ro1">
          <table:table-cell office:value-type="float" office:value="0.003005428239703" calcext:value-type="float">
            <text:p>0.0030054282</text:p>
          </table:table-cell>
          <table:table-cell table:number-columns-repeated="3"/>
          <table:table-cell office:value-type="float" office:value="0.002500480040908" calcext:value-type="float">
            <text:p>0.00250048</text:p>
          </table:table-cell>
          <table:table-cell table:number-columns-repeated="3"/>
          <table:table-cell office:value-type="float" office:value="0.004393130540848" calcext:value-type="float">
            <text:p>0.0043931305</text:p>
          </table:table-cell>
          <table:table-cell table:number-columns-repeated="3"/>
          <table:table-cell office:value-type="float" office:value="0.006811771541834" calcext:value-type="float">
            <text:p>0.0068117715</text:p>
          </table:table-cell>
          <table:table-cell table:number-columns-repeated="3"/>
          <table:table-cell office:value-type="float" office:value="0.007769823074341" calcext:value-type="float">
            <text:p>0.0077698231</text:p>
          </table:table-cell>
          <table:table-cell table:number-columns-repeated="3"/>
          <table:table-cell office:value-type="float" office:value="0.010824717581272" calcext:value-type="float">
            <text:p>0.0108247176</text:p>
          </table:table-cell>
          <table:table-cell table:number-columns-repeated="3"/>
          <table:table-cell office:value-type="float" office:value="0.012224517762661" calcext:value-type="float">
            <text:p>0.0122245178</text:p>
          </table:table-cell>
          <table:table-cell table:number-columns-repeated="3"/>
          <table:table-cell office:value-type="float" office:value="0.014232143759727" calcext:value-type="float">
            <text:p>0.0142321438</text:p>
          </table:table-cell>
          <table:table-cell table:number-columns-repeated="3"/>
          <table:table-cell office:value-type="float" office:value="0.016627788543701" calcext:value-type="float">
            <text:p>0.0166277885</text:p>
          </table:table-cell>
          <table:table-cell table:number-columns-repeated="2"/>
        </table:table-row>
        <table:table-row table:style-name="ro1">
          <table:table-cell office:value-type="float" office:value="0.002914046868682" calcext:value-type="float">
            <text:p>0.0029140469</text:p>
          </table:table-cell>
          <table:table-cell table:number-columns-repeated="3"/>
          <table:table-cell office:value-type="float" office:value="0.002492675557733" calcext:value-type="float">
            <text:p>0.0024926756</text:p>
          </table:table-cell>
          <table:table-cell table:number-columns-repeated="3"/>
          <table:table-cell office:value-type="float" office:value="0.004490718245506" calcext:value-type="float">
            <text:p>0.0044907182</text:p>
          </table:table-cell>
          <table:table-cell table:number-columns-repeated="3"/>
          <table:table-cell office:value-type="float" office:value="0.006763193756342" calcext:value-type="float">
            <text:p>0.0067631938</text:p>
          </table:table-cell>
          <table:table-cell table:number-columns-repeated="3"/>
          <table:table-cell office:value-type="float" office:value="0.007869735360146" calcext:value-type="float">
            <text:p>0.0078697354</text:p>
          </table:table-cell>
          <table:table-cell table:number-columns-repeated="3"/>
          <table:table-cell office:value-type="float" office:value="0.010950595140457" calcext:value-type="float">
            <text:p>0.0109505951</text:p>
          </table:table-cell>
          <table:table-cell table:number-columns-repeated="3"/>
          <table:table-cell office:value-type="float" office:value="0.012530721724033" calcext:value-type="float">
            <text:p>0.0125307217</text:p>
          </table:table-cell>
          <table:table-cell table:number-columns-repeated="3"/>
          <table:table-cell office:value-type="float" office:value="0.014098025858402" calcext:value-type="float">
            <text:p>0.0140980259</text:p>
          </table:table-cell>
          <table:table-cell table:number-columns-repeated="3"/>
          <table:table-cell office:value-type="float" office:value="0.01670977473259" calcext:value-type="float">
            <text:p>0.0167097747</text:p>
          </table:table-cell>
          <table:table-cell table:number-columns-repeated="2"/>
        </table:table-row>
        <table:table-row table:style-name="ro1">
          <table:table-cell office:value-type="float" office:value="0.002921236678958" calcext:value-type="float">
            <text:p>0.0029212367</text:p>
          </table:table-cell>
          <table:table-cell table:number-columns-repeated="3"/>
          <table:table-cell office:value-type="float" office:value="0.002393582835793" calcext:value-type="float">
            <text:p>0.0023935828</text:p>
          </table:table-cell>
          <table:table-cell table:number-columns-repeated="3"/>
          <table:table-cell office:value-type="float" office:value="0.00433137267828" calcext:value-type="float">
            <text:p>0.0043313727</text:p>
          </table:table-cell>
          <table:table-cell table:number-columns-repeated="3"/>
          <table:table-cell office:value-type="float" office:value="0.006803084164858" calcext:value-type="float">
            <text:p>0.0068030842</text:p>
          </table:table-cell>
          <table:table-cell table:number-columns-repeated="3"/>
          <table:table-cell office:value-type="float" office:value="0.00779777020216" calcext:value-type="float">
            <text:p>0.0077977702</text:p>
          </table:table-cell>
          <table:table-cell table:number-columns-repeated="3"/>
          <table:table-cell office:value-type="float" office:value="0.011002324521542" calcext:value-type="float">
            <text:p>0.0110023245</text:p>
          </table:table-cell>
          <table:table-cell table:number-columns-repeated="3"/>
          <table:table-cell office:value-type="float" office:value="0.012310944497585" calcext:value-type="float">
            <text:p>0.0123109445</text:p>
          </table:table-cell>
          <table:table-cell table:number-columns-repeated="3"/>
          <table:table-cell office:value-type="float" office:value="0.014164552092552" calcext:value-type="float">
            <text:p>0.0141645521</text:p>
          </table:table-cell>
          <table:table-cell table:number-columns-repeated="3"/>
          <table:table-cell office:value-type="float" office:value="0.0166996717453" calcext:value-type="float">
            <text:p>0.0166996717</text:p>
          </table:table-cell>
          <table:table-cell table:number-columns-repeated="2"/>
        </table:table-row>
        <table:table-row table:style-name="ro1">
          <table:table-cell office:value-type="float" office:value="0.00301661901176" calcext:value-type="float">
            <text:p>0.003016619</text:p>
          </table:table-cell>
          <table:table-cell table:number-columns-repeated="3"/>
          <table:table-cell office:value-type="float" office:value="0.002364879474044" calcext:value-type="float">
            <text:p>0.0023648795</text:p>
          </table:table-cell>
          <table:table-cell table:number-columns-repeated="3"/>
          <table:table-cell office:value-type="float" office:value="0.004496213048697" calcext:value-type="float">
            <text:p>0.004496213</text:p>
          </table:table-cell>
          <table:table-cell table:number-columns-repeated="3"/>
          <table:table-cell office:value-type="float" office:value="0.006795104593039" calcext:value-type="float">
            <text:p>0.0067951046</text:p>
          </table:table-cell>
          <table:table-cell table:number-columns-repeated="3"/>
          <table:table-cell office:value-type="float" office:value="0.007715679705143" calcext:value-type="float">
            <text:p>0.0077156797</text:p>
          </table:table-cell>
          <table:table-cell table:number-columns-repeated="3"/>
          <table:table-cell office:value-type="float" office:value="0.010900013148785" calcext:value-type="float">
            <text:p>0.0109000131</text:p>
          </table:table-cell>
          <table:table-cell table:number-columns-repeated="3"/>
          <table:table-cell office:value-type="float" office:value="0.012229882180691" calcext:value-type="float">
            <text:p>0.0122298822</text:p>
          </table:table-cell>
          <table:table-cell table:number-columns-repeated="3"/>
          <table:table-cell office:value-type="float" office:value="0.014127343893051" calcext:value-type="float">
            <text:p>0.0141273439</text:p>
          </table:table-cell>
          <table:table-cell table:number-columns-repeated="3"/>
          <table:table-cell office:value-type="float" office:value="0.016807563602924" calcext:value-type="float">
            <text:p>0.0168075636</text:p>
          </table:table-cell>
          <table:table-cell table:number-columns-repeated="2"/>
        </table:table-row>
        <table:table-row table:style-name="ro1">
          <table:table-cell office:value-type="float" office:value="0.002967415377498" calcext:value-type="float">
            <text:p>0.0029674154</text:p>
          </table:table-cell>
          <table:table-cell table:number-columns-repeated="3"/>
          <table:table-cell office:value-type="float" office:value="0.00234686024487" calcext:value-type="float">
            <text:p>0.0023468602</text:p>
          </table:table-cell>
          <table:table-cell table:number-columns-repeated="3"/>
          <table:table-cell office:value-type="float" office:value="0.004496924579144" calcext:value-type="float">
            <text:p>0.0044969246</text:p>
          </table:table-cell>
          <table:table-cell table:number-columns-repeated="3"/>
          <table:table-cell office:value-type="float" office:value="0.006763990968466" calcext:value-type="float">
            <text:p>0.006763991</text:p>
          </table:table-cell>
          <table:table-cell table:number-columns-repeated="3"/>
          <table:table-cell office:value-type="float" office:value="0.007698133587837" calcext:value-type="float">
            <text:p>0.0076981336</text:p>
          </table:table-cell>
          <table:table-cell table:number-columns-repeated="3"/>
          <table:table-cell office:value-type="float" office:value="0.010788679122925" calcext:value-type="float">
            <text:p>0.0107886791</text:p>
          </table:table-cell>
          <table:table-cell table:number-columns-repeated="3"/>
          <table:table-cell office:value-type="float" office:value="0.012414857745171" calcext:value-type="float">
            <text:p>0.0124148577</text:p>
          </table:table-cell>
          <table:table-cell table:number-columns-repeated="3"/>
          <table:table-cell office:value-type="float" office:value="0.014092221856117" calcext:value-type="float">
            <text:p>0.0140922219</text:p>
          </table:table-cell>
          <table:table-cell table:number-columns-repeated="3"/>
          <table:table-cell office:value-type="float" office:value="0.01670891046524" calcext:value-type="float">
            <text:p>0.0167089105</text:p>
          </table:table-cell>
          <table:table-cell table:number-columns-repeated="2"/>
        </table:table-row>
        <table:table-row table:style-name="ro1">
          <table:table-cell office:value-type="float" office:value="0.002851689234376" calcext:value-type="float">
            <text:p>0.0028516892</text:p>
          </table:table-cell>
          <table:table-cell table:number-columns-repeated="3"/>
          <table:table-cell office:value-type="float" office:value="0.00237119756639" calcext:value-type="float">
            <text:p>0.0023711976</text:p>
          </table:table-cell>
          <table:table-cell table:number-columns-repeated="3"/>
          <table:table-cell office:value-type="float" office:value="0.004547756165266" calcext:value-type="float">
            <text:p>0.0045477562</text:p>
          </table:table-cell>
          <table:table-cell table:number-columns-repeated="3"/>
          <table:table-cell office:value-type="float" office:value="0.00677091255784" calcext:value-type="float">
            <text:p>0.0067709126</text:p>
          </table:table-cell>
          <table:table-cell table:number-columns-repeated="3"/>
          <table:table-cell office:value-type="float" office:value="0.0076544880867" calcext:value-type="float">
            <text:p>0.0076544881</text:p>
          </table:table-cell>
          <table:table-cell table:number-columns-repeated="3"/>
          <table:table-cell office:value-type="float" office:value="0.01068264991045" calcext:value-type="float">
            <text:p>0.0106826499</text:p>
          </table:table-cell>
          <table:table-cell table:number-columns-repeated="3"/>
          <table:table-cell office:value-type="float" office:value="0.012291923165321" calcext:value-type="float">
            <text:p>0.0122919232</text:p>
          </table:table-cell>
          <table:table-cell table:number-columns-repeated="3"/>
          <table:table-cell office:value-type="float" office:value="0.01410811394453" calcext:value-type="float">
            <text:p>0.0141081139</text:p>
          </table:table-cell>
          <table:table-cell table:number-columns-repeated="3"/>
          <table:table-cell office:value-type="float" office:value="0.016974166035652" calcext:value-type="float">
            <text:p>0.016974166</text:p>
          </table:table-cell>
          <table:table-cell table:number-columns-repeated="2"/>
        </table:table-row>
        <table:table-row table:style-name="ro1">
          <table:table-cell office:value-type="float" office:value="0.002916349098086" calcext:value-type="float">
            <text:p>0.0029163491</text:p>
          </table:table-cell>
          <table:table-cell table:number-columns-repeated="3"/>
          <table:table-cell office:value-type="float" office:value="0.002245930954814" calcext:value-type="float">
            <text:p>0.002245931</text:p>
          </table:table-cell>
          <table:table-cell table:number-columns-repeated="3"/>
          <table:table-cell office:value-type="float" office:value="0.004526499658823" calcext:value-type="float">
            <text:p>0.0045264997</text:p>
          </table:table-cell>
          <table:table-cell table:number-columns-repeated="3"/>
          <table:table-cell office:value-type="float" office:value="0.00675243511796" calcext:value-type="float">
            <text:p>0.0067524351</text:p>
          </table:table-cell>
          <table:table-cell table:number-columns-repeated="3"/>
          <table:table-cell office:value-type="float" office:value="0.0076744556427" calcext:value-type="float">
            <text:p>0.0076744556</text:p>
          </table:table-cell>
          <table:table-cell table:number-columns-repeated="3"/>
          <table:table-cell office:value-type="float" office:value="0.010920964181423" calcext:value-type="float">
            <text:p>0.0109209642</text:p>
          </table:table-cell>
          <table:table-cell table:number-columns-repeated="3"/>
          <table:table-cell office:value-type="float" office:value="0.012448452413082" calcext:value-type="float">
            <text:p>0.0124484524</text:p>
          </table:table-cell>
          <table:table-cell table:number-columns-repeated="3"/>
          <table:table-cell office:value-type="float" office:value="0.013995118439198" calcext:value-type="float">
            <text:p>0.0139951184</text:p>
          </table:table-cell>
          <table:table-cell table:number-columns-repeated="3"/>
          <table:table-cell office:value-type="float" office:value="0.016994632780552" calcext:value-type="float">
            <text:p>0.0169946328</text:p>
          </table:table-cell>
          <table:table-cell table:number-columns-repeated="2"/>
        </table:table-row>
        <table:table-row table:style-name="ro1">
          <table:table-cell office:value-type="float" office:value="0.002937855198979" calcext:value-type="float">
            <text:p>0.0029378552</text:p>
          </table:table-cell>
          <table:table-cell table:number-columns-repeated="3"/>
          <table:table-cell office:value-type="float" office:value="0.002266628667712" calcext:value-type="float">
            <text:p>0.0022666287</text:p>
          </table:table-cell>
          <table:table-cell table:number-columns-repeated="3"/>
          <table:table-cell office:value-type="float" office:value="0.004571121186018" calcext:value-type="float">
            <text:p>0.0045711212</text:p>
          </table:table-cell>
          <table:table-cell table:number-columns-repeated="3"/>
          <table:table-cell office:value-type="float" office:value="0.006813194602728" calcext:value-type="float">
            <text:p>0.0068131946</text:p>
          </table:table-cell>
          <table:table-cell table:number-columns-repeated="3"/>
          <table:table-cell office:value-type="float" office:value="0.007708564400673" calcext:value-type="float">
            <text:p>0.0077085644</text:p>
          </table:table-cell>
          <table:table-cell table:number-columns-repeated="3"/>
          <table:table-cell office:value-type="float" office:value="0.010743208229542" calcext:value-type="float">
            <text:p>0.0107432082</text:p>
          </table:table-cell>
          <table:table-cell table:number-columns-repeated="3"/>
          <table:table-cell office:value-type="float" office:value="0.012124888598919" calcext:value-type="float">
            <text:p>0.0121248886</text:p>
          </table:table-cell>
          <table:table-cell table:number-columns-repeated="3"/>
          <table:table-cell office:value-type="float" office:value="0.014203451573849" calcext:value-type="float">
            <text:p>0.0142034516</text:p>
          </table:table-cell>
          <table:table-cell table:number-columns-repeated="3"/>
          <table:table-cell office:value-type="float" office:value="0.017007797956467" calcext:value-type="float">
            <text:p>0.017007798</text:p>
          </table:table-cell>
          <table:table-cell table:number-columns-repeated="2"/>
        </table:table-row>
        <table:table-row table:style-name="ro1">
          <table:table-cell office:value-type="float" office:value="0.002948192879558" calcext:value-type="float">
            <text:p>0.0029481929</text:p>
          </table:table-cell>
          <table:table-cell table:number-columns-repeated="3"/>
          <table:table-cell office:value-type="float" office:value="0.002290749922395" calcext:value-type="float">
            <text:p>0.0022907499</text:p>
          </table:table-cell>
          <table:table-cell table:number-columns-repeated="3"/>
          <table:table-cell office:value-type="float" office:value="0.004554145038128" calcext:value-type="float">
            <text:p>0.004554145</text:p>
          </table:table-cell>
          <table:table-cell table:number-columns-repeated="3"/>
          <table:table-cell office:value-type="float" office:value="0.006760742515326" calcext:value-type="float">
            <text:p>0.0067607425</text:p>
          </table:table-cell>
          <table:table-cell table:number-columns-repeated="3"/>
          <table:table-cell office:value-type="float" office:value="0.007673174142838" calcext:value-type="float">
            <text:p>0.0076731741</text:p>
          </table:table-cell>
          <table:table-cell table:number-columns-repeated="3"/>
          <table:table-cell office:value-type="float" office:value="0.010809607803822" calcext:value-type="float">
            <text:p>0.0108096078</text:p>
          </table:table-cell>
          <table:table-cell table:number-columns-repeated="3"/>
          <table:table-cell office:value-type="float" office:value="0.012367196381092" calcext:value-type="float">
            <text:p>0.0123671964</text:p>
          </table:table-cell>
          <table:table-cell table:number-columns-repeated="3"/>
          <table:table-cell office:value-type="float" office:value="0.014234475791454" calcext:value-type="float">
            <text:p>0.0142344758</text:p>
          </table:table-cell>
          <table:table-cell table:number-columns-repeated="3"/>
          <table:table-cell office:value-type="float" office:value="0.017018936574459" calcext:value-type="float">
            <text:p>0.0170189366</text:p>
          </table:table-cell>
          <table:table-cell table:number-columns-repeated="2"/>
        </table:table-row>
        <table:table-row table:style-name="ro1">
          <table:table-cell office:value-type="float" office:value="0.002908268943429" calcext:value-type="float">
            <text:p>0.0029082689</text:p>
          </table:table-cell>
          <table:table-cell table:number-columns-repeated="3"/>
          <table:table-cell office:value-type="float" office:value="0.002256328240037" calcext:value-type="float">
            <text:p>0.0022563282</text:p>
          </table:table-cell>
          <table:table-cell table:number-columns-repeated="3"/>
          <table:table-cell office:value-type="float" office:value="0.004333149641752" calcext:value-type="float">
            <text:p>0.0043331496</text:p>
          </table:table-cell>
          <table:table-cell table:number-columns-repeated="3"/>
          <table:table-cell office:value-type="float" office:value="0.006816398352385" calcext:value-type="float">
            <text:p>0.0068163984</text:p>
          </table:table-cell>
          <table:table-cell table:number-columns-repeated="3"/>
          <table:table-cell office:value-type="float" office:value="0.007738530635834" calcext:value-type="float">
            <text:p>0.0077385306</text:p>
          </table:table-cell>
          <table:table-cell table:number-columns-repeated="3"/>
          <table:table-cell office:value-type="float" office:value="0.010718300938606" calcext:value-type="float">
            <text:p>0.0107183009</text:p>
          </table:table-cell>
          <table:table-cell table:number-columns-repeated="3"/>
          <table:table-cell office:value-type="float" office:value="0.01225433498621" calcext:value-type="float">
            <text:p>0.012254335</text:p>
          </table:table-cell>
          <table:table-cell table:number-columns-repeated="3"/>
          <table:table-cell office:value-type="float" office:value="0.014316834509373" calcext:value-type="float">
            <text:p>0.0143168345</text:p>
          </table:table-cell>
          <table:table-cell table:number-columns-repeated="3"/>
          <table:table-cell office:value-type="float" office:value="0.016942195594311" calcext:value-type="float">
            <text:p>0.0169421956</text:p>
          </table:table-cell>
          <table:table-cell table:number-columns-repeated="2"/>
        </table:table-row>
        <table:table-row table:style-name="ro1">
          <table:table-cell office:value-type="float" office:value="0.002922860905528" calcext:value-type="float">
            <text:p>0.0029228609</text:p>
          </table:table-cell>
          <table:table-cell table:number-columns-repeated="3"/>
          <table:table-cell office:value-type="float" office:value="0.002290742471814" calcext:value-type="float">
            <text:p>0.0022907425</text:p>
          </table:table-cell>
          <table:table-cell table:number-columns-repeated="3"/>
          <table:table-cell office:value-type="float" office:value="0.004459567368031" calcext:value-type="float">
            <text:p>0.0044595674</text:p>
          </table:table-cell>
          <table:table-cell table:number-columns-repeated="3"/>
          <table:table-cell office:value-type="float" office:value="0.00675742700696" calcext:value-type="float">
            <text:p>0.006757427</text:p>
          </table:table-cell>
          <table:table-cell table:number-columns-repeated="3"/>
          <table:table-cell office:value-type="float" office:value="0.007712125778198" calcext:value-type="float">
            <text:p>0.0077121258</text:p>
          </table:table-cell>
          <table:table-cell table:number-columns-repeated="3"/>
          <table:table-cell office:value-type="float" office:value="0.010818853974342" calcext:value-type="float">
            <text:p>0.010818854</text:p>
          </table:table-cell>
          <table:table-cell table:number-columns-repeated="3"/>
          <table:table-cell office:value-type="float" office:value="0.012081228196621" calcext:value-type="float">
            <text:p>0.0120812282</text:p>
          </table:table-cell>
          <table:table-cell table:number-columns-repeated="3"/>
          <table:table-cell office:value-type="float" office:value="0.014405988156796" calcext:value-type="float">
            <text:p>0.0144059882</text:p>
          </table:table-cell>
          <table:table-cell table:number-columns-repeated="3"/>
          <table:table-cell office:value-type="float" office:value="0.016700707376003" calcext:value-type="float">
            <text:p>0.0167007074</text:p>
          </table:table-cell>
          <table:table-cell table:number-columns-repeated="2"/>
        </table:table-row>
        <table:table-row table:style-name="ro1">
          <table:table-cell office:value-type="float" office:value="0.002951698377728" calcext:value-type="float">
            <text:p>0.0029516984</text:p>
          </table:table-cell>
          <table:table-cell table:number-columns-repeated="3"/>
          <table:table-cell office:value-type="float" office:value="0.002406446263194" calcext:value-type="float">
            <text:p>0.0024064463</text:p>
          </table:table-cell>
          <table:table-cell table:number-columns-repeated="3"/>
          <table:table-cell office:value-type="float" office:value="0.004472639411688" calcext:value-type="float">
            <text:p>0.0044726394</text:p>
          </table:table-cell>
          <table:table-cell table:number-columns-repeated="3"/>
          <table:table-cell office:value-type="float" office:value="0.006748829036951" calcext:value-type="float">
            <text:p>0.006748829</text:p>
          </table:table-cell>
          <table:table-cell table:number-columns-repeated="3"/>
          <table:table-cell office:value-type="float" office:value="0.007735058665276" calcext:value-type="float">
            <text:p>0.0077350587</text:p>
          </table:table-cell>
          <table:table-cell table:number-columns-repeated="3"/>
          <table:table-cell office:value-type="float" office:value="0.010935172438622" calcext:value-type="float">
            <text:p>0.0109351724</text:p>
          </table:table-cell>
          <table:table-cell table:number-columns-repeated="3"/>
          <table:table-cell office:value-type="float" office:value="0.012056946754456" calcext:value-type="float">
            <text:p>0.0120569468</text:p>
          </table:table-cell>
          <table:table-cell table:number-columns-repeated="3"/>
          <table:table-cell office:value-type="float" office:value="0.014416933059692" calcext:value-type="float">
            <text:p>0.0144169331</text:p>
          </table:table-cell>
          <table:table-cell table:number-columns-repeated="3"/>
          <table:table-cell office:value-type="float" office:value="0.016703270375729" calcext:value-type="float">
            <text:p>0.0167032704</text:p>
          </table:table-cell>
          <table:table-cell table:number-columns-repeated="2"/>
        </table:table-row>
        <table:table-row table:style-name="ro1">
          <table:table-cell office:value-type="float" office:value="0.00289005972445" calcext:value-type="float">
            <text:p>0.0028900597</text:p>
          </table:table-cell>
          <table:table-cell table:number-columns-repeated="3"/>
          <table:table-cell office:value-type="float" office:value="0.002438494935632" calcext:value-type="float">
            <text:p>0.0024384949</text:p>
          </table:table-cell>
          <table:table-cell table:number-columns-repeated="3"/>
          <table:table-cell office:value-type="float" office:value="0.004423148930073" calcext:value-type="float">
            <text:p>0.0044231489</text:p>
          </table:table-cell>
          <table:table-cell table:number-columns-repeated="3"/>
          <table:table-cell office:value-type="float" office:value="0.006786290556192" calcext:value-type="float">
            <text:p>0.0067862906</text:p>
          </table:table-cell>
          <table:table-cell table:number-columns-repeated="3"/>
          <table:table-cell office:value-type="float" office:value="0.00789950042963" calcext:value-type="float">
            <text:p>0.0078995004</text:p>
          </table:table-cell>
          <table:table-cell table:number-columns-repeated="3"/>
          <table:table-cell office:value-type="float" office:value="0.010940358042717" calcext:value-type="float">
            <text:p>0.010940358</text:p>
          </table:table-cell>
          <table:table-cell table:number-columns-repeated="3"/>
          <table:table-cell office:value-type="float" office:value="0.012306727468967" calcext:value-type="float">
            <text:p>0.0123067275</text:p>
          </table:table-cell>
          <table:table-cell table:number-columns-repeated="3"/>
          <table:table-cell office:value-type="float" office:value="0.014523886144161" calcext:value-type="float">
            <text:p>0.0145238861</text:p>
          </table:table-cell>
          <table:table-cell table:number-columns-repeated="3"/>
          <table:table-cell office:value-type="float" office:value="0.016601219773293" calcext:value-type="float">
            <text:p>0.0166012198</text:p>
          </table:table-cell>
          <table:table-cell table:number-columns-repeated="2"/>
        </table:table-row>
        <table:table-row table:style-name="ro1">
          <table:table-cell office:value-type="float" office:value="0.002976505085826" calcext:value-type="float">
            <text:p>0.0029765051</text:p>
          </table:table-cell>
          <table:table-cell table:number-columns-repeated="3"/>
          <table:table-cell office:value-type="float" office:value="0.002551401033998" calcext:value-type="float">
            <text:p>0.002551401</text:p>
          </table:table-cell>
          <table:table-cell table:number-columns-repeated="3"/>
          <table:table-cell office:value-type="float" office:value="0.004385478794575" calcext:value-type="float">
            <text:p>0.0043854788</text:p>
          </table:table-cell>
          <table:table-cell table:number-columns-repeated="3"/>
          <table:table-cell office:value-type="float" office:value="0.006861727684736" calcext:value-type="float">
            <text:p>0.0068617277</text:p>
          </table:table-cell>
          <table:table-cell table:number-columns-repeated="3"/>
          <table:table-cell office:value-type="float" office:value="0.00780200958252" calcext:value-type="float">
            <text:p>0.0078020096</text:p>
          </table:table-cell>
          <table:table-cell table:number-columns-repeated="3"/>
          <table:table-cell office:value-type="float" office:value="0.010989896953106" calcext:value-type="float">
            <text:p>0.010989897</text:p>
          </table:table-cell>
          <table:table-cell table:number-columns-repeated="3"/>
          <table:table-cell office:value-type="float" office:value="0.012175723910332" calcext:value-type="float">
            <text:p>0.0121757239</text:p>
          </table:table-cell>
          <table:table-cell table:number-columns-repeated="3"/>
          <table:table-cell office:value-type="float" office:value="0.014470361173153" calcext:value-type="float">
            <text:p>0.0144703612</text:p>
          </table:table-cell>
          <table:table-cell table:number-columns-repeated="3"/>
          <table:table-cell office:value-type="float" office:value="0.016403794288635" calcext:value-type="float">
            <text:p>0.0164037943</text:p>
          </table:table-cell>
          <table:table-cell table:number-columns-repeated="2"/>
        </table:table-row>
        <table:table-row table:style-name="ro1">
          <table:table-cell office:value-type="float" office:value="0.002984715625644" calcext:value-type="float">
            <text:p>0.0029847156</text:p>
          </table:table-cell>
          <table:table-cell table:number-columns-repeated="3"/>
          <table:table-cell office:value-type="float" office:value="0.002566868439317" calcext:value-type="float">
            <text:p>0.0025668684</text:p>
          </table:table-cell>
          <table:table-cell table:number-columns-repeated="3"/>
          <table:table-cell office:value-type="float" office:value="0.004370003938675" calcext:value-type="float">
            <text:p>0.0043700039</text:p>
          </table:table-cell>
          <table:table-cell table:number-columns-repeated="3"/>
          <table:table-cell office:value-type="float" office:value="0.006720457226038" calcext:value-type="float">
            <text:p>0.0067204572</text:p>
          </table:table-cell>
          <table:table-cell table:number-columns-repeated="3"/>
          <table:table-cell office:value-type="float" office:value="0.007739141583443" calcext:value-type="float">
            <text:p>0.0077391416</text:p>
          </table:table-cell>
          <table:table-cell table:number-columns-repeated="3"/>
          <table:table-cell office:value-type="float" office:value="0.011021107435226" calcext:value-type="float">
            <text:p>0.0110211074</text:p>
          </table:table-cell>
          <table:table-cell table:number-columns-repeated="3"/>
          <table:table-cell office:value-type="float" office:value="0.012130811810493" calcext:value-type="float">
            <text:p>0.0121308118</text:p>
          </table:table-cell>
          <table:table-cell table:number-columns-repeated="3"/>
          <table:table-cell office:value-type="float" office:value="0.014467403292656" calcext:value-type="float">
            <text:p>0.0144674033</text:p>
          </table:table-cell>
          <table:table-cell table:number-columns-repeated="3"/>
          <table:table-cell office:value-type="float" office:value="0.016485564410686" calcext:value-type="float">
            <text:p>0.0164855644</text:p>
          </table:table-cell>
          <table:table-cell table:number-columns-repeated="2"/>
        </table:table-row>
        <table:table-row table:style-name="ro1">
          <table:table-cell office:value-type="float" office:value="0.002944303676486" calcext:value-type="float">
            <text:p>0.0029443037</text:p>
          </table:table-cell>
          <table:table-cell table:number-columns-repeated="3"/>
          <table:table-cell office:value-type="float" office:value="0.002530002966523" calcext:value-type="float">
            <text:p>0.002530003</text:p>
          </table:table-cell>
          <table:table-cell table:number-columns-repeated="3"/>
          <table:table-cell office:value-type="float" office:value="0.004387885332108" calcext:value-type="float">
            <text:p>0.0043878853</text:p>
          </table:table-cell>
          <table:table-cell table:number-columns-repeated="3"/>
          <table:table-cell office:value-type="float" office:value="0.006777796894312" calcext:value-type="float">
            <text:p>0.0067777969</text:p>
          </table:table-cell>
          <table:table-cell table:number-columns-repeated="3"/>
          <table:table-cell office:value-type="float" office:value="0.007938146591187" calcext:value-type="float">
            <text:p>0.0079381466</text:p>
          </table:table-cell>
          <table:table-cell table:number-columns-repeated="3"/>
          <table:table-cell office:value-type="float" office:value="0.010876737535" calcext:value-type="float">
            <text:p>0.0108767375</text:p>
          </table:table-cell>
          <table:table-cell table:number-columns-repeated="3"/>
          <table:table-cell office:value-type="float" office:value="0.012084640562534" calcext:value-type="float">
            <text:p>0.0120846406</text:p>
          </table:table-cell>
          <table:table-cell table:number-columns-repeated="3"/>
          <table:table-cell office:value-type="float" office:value="0.01436173915863" calcext:value-type="float">
            <text:p>0.0143617392</text:p>
          </table:table-cell>
          <table:table-cell table:number-columns-repeated="3"/>
          <table:table-cell office:value-type="float" office:value="0.016319751739502" calcext:value-type="float">
            <text:p>0.0163197517</text:p>
          </table:table-cell>
          <table:table-cell table:number-columns-repeated="2"/>
        </table:table-row>
        <table:table-row table:style-name="ro1">
          <table:table-cell office:value-type="float" office:value="0.002993604168296" calcext:value-type="float">
            <text:p>0.0029936042</text:p>
          </table:table-cell>
          <table:table-cell table:number-columns-repeated="3"/>
          <table:table-cell office:value-type="float" office:value="0.002575339749455" calcext:value-type="float">
            <text:p>0.0025753397</text:p>
          </table:table-cell>
          <table:table-cell table:number-columns-repeated="3"/>
          <table:table-cell office:value-type="float" office:value="0.004337310791016" calcext:value-type="float">
            <text:p>0.0043373108</text:p>
          </table:table-cell>
          <table:table-cell table:number-columns-repeated="3"/>
          <table:table-cell office:value-type="float" office:value="0.006851021200418" calcext:value-type="float">
            <text:p>0.0068510212</text:p>
          </table:table-cell>
          <table:table-cell table:number-columns-repeated="3"/>
          <table:table-cell office:value-type="float" office:value="0.007918059825897" calcext:value-type="float">
            <text:p>0.0079180598</text:p>
          </table:table-cell>
          <table:table-cell table:number-columns-repeated="3"/>
          <table:table-cell office:value-type="float" office:value="0.010785542428493" calcext:value-type="float">
            <text:p>0.0107855424</text:p>
          </table:table-cell>
          <table:table-cell table:number-columns-repeated="3"/>
          <table:table-cell office:value-type="float" office:value="0.012144282460213" calcext:value-type="float">
            <text:p>0.0121442825</text:p>
          </table:table-cell>
          <table:table-cell table:number-columns-repeated="3"/>
          <table:table-cell office:value-type="float" office:value="0.01428160071373" calcext:value-type="float">
            <text:p>0.0142816007</text:p>
          </table:table-cell>
          <table:table-cell table:number-columns-repeated="3"/>
          <table:table-cell office:value-type="float" office:value="0.016342669725418" calcext:value-type="float">
            <text:p>0.0163426697</text:p>
          </table:table-cell>
          <table:table-cell table:number-columns-repeated="2"/>
        </table:table-row>
        <table:table-row table:style-name="ro1">
          <table:table-cell office:value-type="float" office:value="0.00296132825315" calcext:value-type="float">
            <text:p>0.0029613283</text:p>
          </table:table-cell>
          <table:table-cell table:number-columns-repeated="3"/>
          <table:table-cell office:value-type="float" office:value="0.002586727961898" calcext:value-type="float">
            <text:p>0.002586728</text:p>
          </table:table-cell>
          <table:table-cell table:number-columns-repeated="3"/>
          <table:table-cell office:value-type="float" office:value="0.004337064921856" calcext:value-type="float">
            <text:p>0.0043370649</text:p>
          </table:table-cell>
          <table:table-cell table:number-columns-repeated="3"/>
          <table:table-cell office:value-type="float" office:value="0.006766211241484" calcext:value-type="float">
            <text:p>0.0067662112</text:p>
          </table:table-cell>
          <table:table-cell table:number-columns-repeated="3"/>
          <table:table-cell office:value-type="float" office:value="0.007875263690948" calcext:value-type="float">
            <text:p>0.0078752637</text:p>
          </table:table-cell>
          <table:table-cell table:number-columns-repeated="3"/>
          <table:table-cell office:value-type="float" office:value="0.011067919433117" calcext:value-type="float">
            <text:p>0.0110679194</text:p>
          </table:table-cell>
          <table:table-cell table:number-columns-repeated="3"/>
          <table:table-cell office:value-type="float" office:value="0.012106254696846" calcext:value-type="float">
            <text:p>0.0121062547</text:p>
          </table:table-cell>
          <table:table-cell table:number-columns-repeated="3"/>
          <table:table-cell office:value-type="float" office:value="0.014371253550053" calcext:value-type="float">
            <text:p>0.0143712536</text:p>
          </table:table-cell>
          <table:table-cell table:number-columns-repeated="3"/>
          <table:table-cell office:value-type="float" office:value="0.016170710325241" calcext:value-type="float">
            <text:p>0.0161707103</text:p>
          </table:table-cell>
          <table:table-cell table:number-columns-repeated="2"/>
        </table:table-row>
        <table:table-row table:style-name="ro1">
          <table:table-cell office:value-type="float" office:value="0.002924153581262" calcext:value-type="float">
            <text:p>0.0029241536</text:p>
          </table:table-cell>
          <table:table-cell table:number-columns-repeated="3"/>
          <table:table-cell office:value-type="float" office:value="0.002587927505374" calcext:value-type="float">
            <text:p>0.0025879275</text:p>
          </table:table-cell>
          <table:table-cell table:number-columns-repeated="3"/>
          <table:table-cell office:value-type="float" office:value="0.004277974367142" calcext:value-type="float">
            <text:p>0.0042779744</text:p>
          </table:table-cell>
          <table:table-cell table:number-columns-repeated="3"/>
          <table:table-cell office:value-type="float" office:value="0.006964329630136" calcext:value-type="float">
            <text:p>0.0069643296</text:p>
          </table:table-cell>
          <table:table-cell table:number-columns-repeated="3"/>
          <table:table-cell office:value-type="float" office:value="0.007895283401012" calcext:value-type="float">
            <text:p>0.0078952834</text:p>
          </table:table-cell>
          <table:table-cell table:number-columns-repeated="3"/>
          <table:table-cell office:value-type="float" office:value="0.010864578187466" calcext:value-type="float">
            <text:p>0.0108645782</text:p>
          </table:table-cell>
          <table:table-cell table:number-columns-repeated="3"/>
          <table:table-cell office:value-type="float" office:value="0.012186467647552" calcext:value-type="float">
            <text:p>0.0121864676</text:p>
          </table:table-cell>
          <table:table-cell table:number-columns-repeated="3"/>
          <table:table-cell office:value-type="float" office:value="0.014043889939785" calcext:value-type="float">
            <text:p>0.0140438899</text:p>
          </table:table-cell>
          <table:table-cell table:number-columns-repeated="3"/>
          <table:table-cell office:value-type="float" office:value="0.016249477863312" calcext:value-type="float">
            <text:p>0.0162494779</text:p>
          </table:table-cell>
          <table:table-cell table:number-columns-repeated="2"/>
        </table:table-row>
        <table:table-row table:style-name="ro1">
          <table:table-cell office:value-type="float" office:value="0.002954030409455" calcext:value-type="float">
            <text:p>0.0029540304</text:p>
          </table:table-cell>
          <table:table-cell table:number-columns-repeated="3"/>
          <table:table-cell office:value-type="float" office:value="0.002562051638961" calcext:value-type="float">
            <text:p>0.0025620516</text:p>
          </table:table-cell>
          <table:table-cell table:number-columns-repeated="3"/>
          <table:table-cell office:value-type="float" office:value="0.004251666367054" calcext:value-type="float">
            <text:p>0.0042516664</text:p>
          </table:table-cell>
          <table:table-cell table:number-columns-repeated="3"/>
          <table:table-cell office:value-type="float" office:value="0.006803166121244" calcext:value-type="float">
            <text:p>0.0068031661</text:p>
          </table:table-cell>
          <table:table-cell table:number-columns-repeated="3"/>
          <table:table-cell office:value-type="float" office:value="0.007709935307503" calcext:value-type="float">
            <text:p>0.0077099353</text:p>
          </table:table-cell>
          <table:table-cell table:number-columns-repeated="3"/>
          <table:table-cell office:value-type="float" office:value="0.010685332119465" calcext:value-type="float">
            <text:p>0.0106853321</text:p>
          </table:table-cell>
          <table:table-cell table:number-columns-repeated="3"/>
          <table:table-cell office:value-type="float" office:value="0.012098759412766" calcext:value-type="float">
            <text:p>0.0120987594</text:p>
          </table:table-cell>
          <table:table-cell table:number-columns-repeated="3"/>
          <table:table-cell office:value-type="float" office:value="0.014010526239872" calcext:value-type="float">
            <text:p>0.0140105262</text:p>
          </table:table-cell>
          <table:table-cell table:number-columns-repeated="3"/>
          <table:table-cell office:value-type="float" office:value="0.016456037759781" calcext:value-type="float">
            <text:p>0.0164560378</text:p>
          </table:table-cell>
          <table:table-cell table:number-columns-repeated="2"/>
        </table:table-row>
        <table:table-row table:style-name="ro1">
          <table:table-cell office:value-type="float" office:value="0.003002559766173" calcext:value-type="float">
            <text:p>0.0030025598</text:p>
          </table:table-cell>
          <table:table-cell table:number-columns-repeated="3"/>
          <table:table-cell office:value-type="float" office:value="0.002583688125014" calcext:value-type="float">
            <text:p>0.0025836881</text:p>
          </table:table-cell>
          <table:table-cell table:number-columns-repeated="3"/>
          <table:table-cell office:value-type="float" office:value="0.004342179745436" calcext:value-type="float">
            <text:p>0.0043421797</text:p>
          </table:table-cell>
          <table:table-cell table:number-columns-repeated="3"/>
          <table:table-cell office:value-type="float" office:value="0.006736498326063" calcext:value-type="float">
            <text:p>0.0067364983</text:p>
          </table:table-cell>
          <table:table-cell table:number-columns-repeated="3"/>
          <table:table-cell office:value-type="float" office:value="0.007872454822063" calcext:value-type="float">
            <text:p>0.0078724548</text:p>
          </table:table-cell>
          <table:table-cell table:number-columns-repeated="3"/>
          <table:table-cell office:value-type="float" office:value="0.010637737810612" calcext:value-type="float">
            <text:p>0.0106377378</text:p>
          </table:table-cell>
          <table:table-cell table:number-columns-repeated="3"/>
          <table:table-cell office:value-type="float" office:value="0.012280702590942" calcext:value-type="float">
            <text:p>0.0122807026</text:p>
          </table:table-cell>
          <table:table-cell table:number-columns-repeated="3"/>
          <table:table-cell office:value-type="float" office:value="0.013988450169563" calcext:value-type="float">
            <text:p>0.0139884502</text:p>
          </table:table-cell>
          <table:table-cell table:number-columns-repeated="3"/>
          <table:table-cell office:value-type="float" office:value="0.016496226191521" calcext:value-type="float">
            <text:p>0.0164962262</text:p>
          </table:table-cell>
          <table:table-cell table:number-columns-repeated="2"/>
        </table:table-row>
        <table:table-row table:style-name="ro1">
          <table:table-cell office:value-type="float" office:value="0.003005651757121" calcext:value-type="float">
            <text:p>0.0030056518</text:p>
          </table:table-cell>
          <table:table-cell table:number-columns-repeated="3"/>
          <table:table-cell office:value-type="float" office:value="0.002431074157357" calcext:value-type="float">
            <text:p>0.0024310742</text:p>
          </table:table-cell>
          <table:table-cell table:number-columns-repeated="3"/>
          <table:table-cell office:value-type="float" office:value="0.004387561231852" calcext:value-type="float">
            <text:p>0.0043875612</text:p>
          </table:table-cell>
          <table:table-cell table:number-columns-repeated="3"/>
          <table:table-cell office:value-type="float" office:value="0.006754446774721" calcext:value-type="float">
            <text:p>0.0067544468</text:p>
          </table:table-cell>
          <table:table-cell table:number-columns-repeated="3"/>
          <table:table-cell office:value-type="float" office:value="0.007661029696465" calcext:value-type="float">
            <text:p>0.0076610297</text:p>
          </table:table-cell>
          <table:table-cell table:number-columns-repeated="3"/>
          <table:table-cell office:value-type="float" office:value="0.010546632111073" calcext:value-type="float">
            <text:p>0.0105466321</text:p>
          </table:table-cell>
          <table:table-cell table:number-columns-repeated="3"/>
          <table:table-cell office:value-type="float" office:value="0.012315422296524" calcext:value-type="float">
            <text:p>0.0123154223</text:p>
          </table:table-cell>
          <table:table-cell table:number-columns-repeated="3"/>
          <table:table-cell office:value-type="float" office:value="0.013769410550594" calcext:value-type="float">
            <text:p>0.0137694106</text:p>
          </table:table-cell>
          <table:table-cell table:number-columns-repeated="3"/>
          <table:table-cell office:value-type="float" office:value="0.016295850276947" calcext:value-type="float">
            <text:p>0.0162958503</text:p>
          </table:table-cell>
          <table:table-cell table:number-columns-repeated="2"/>
        </table:table-row>
        <table:table-row table:style-name="ro1">
          <table:table-cell office:value-type="float" office:value="0.002969412133098" calcext:value-type="float">
            <text:p>0.0029694121</text:p>
          </table:table-cell>
          <table:table-cell table:number-columns-repeated="3"/>
          <table:table-cell office:value-type="float" office:value="0.002481264993548" calcext:value-type="float">
            <text:p>0.002481265</text:p>
          </table:table-cell>
          <table:table-cell table:number-columns-repeated="3"/>
          <table:table-cell office:value-type="float" office:value="0.004345819354057" calcext:value-type="float">
            <text:p>0.0043458194</text:p>
          </table:table-cell>
          <table:table-cell table:number-columns-repeated="3"/>
          <table:table-cell office:value-type="float" office:value="0.006821114569902" calcext:value-type="float">
            <text:p>0.0068211146</text:p>
          </table:table-cell>
          <table:table-cell table:number-columns-repeated="3"/>
          <table:table-cell office:value-type="float" office:value="0.00783709436655" calcext:value-type="float">
            <text:p>0.0078370944</text:p>
          </table:table-cell>
          <table:table-cell table:number-columns-repeated="3"/>
          <table:table-cell office:value-type="float" office:value="0.010676935315132" calcext:value-type="float">
            <text:p>0.0106769353</text:p>
          </table:table-cell>
          <table:table-cell table:number-columns-repeated="3"/>
          <table:table-cell office:value-type="float" office:value="0.012240298092365" calcext:value-type="float">
            <text:p>0.0122402981</text:p>
          </table:table-cell>
          <table:table-cell table:number-columns-repeated="3"/>
          <table:table-cell office:value-type="float" office:value="0.013731017708778" calcext:value-type="float">
            <text:p>0.0137310177</text:p>
          </table:table-cell>
          <table:table-cell table:number-columns-repeated="3"/>
          <table:table-cell office:value-type="float" office:value="0.016432233154774" calcext:value-type="float">
            <text:p>0.0164322332</text:p>
          </table:table-cell>
          <table:table-cell table:number-columns-repeated="2"/>
        </table:table-row>
        <table:table-row table:style-name="ro1">
          <table:table-cell office:value-type="float" office:value="0.00299864821136" calcext:value-type="float">
            <text:p>0.0029986482</text:p>
          </table:table-cell>
          <table:table-cell table:number-columns-repeated="3"/>
          <table:table-cell office:value-type="float" office:value="0.002389742061496" calcext:value-type="float">
            <text:p>0.0023897421</text:p>
          </table:table-cell>
          <table:table-cell table:number-columns-repeated="3"/>
          <table:table-cell office:value-type="float" office:value="0.004335690289736" calcext:value-type="float">
            <text:p>0.0043356903</text:p>
          </table:table-cell>
          <table:table-cell table:number-columns-repeated="3"/>
          <table:table-cell office:value-type="float" office:value="0.006672900170088" calcext:value-type="float">
            <text:p>0.0066729002</text:p>
          </table:table-cell>
          <table:table-cell table:number-columns-repeated="3"/>
          <table:table-cell office:value-type="float" office:value="0.007801301777363" calcext:value-type="float">
            <text:p>0.0078013018</text:p>
          </table:table-cell>
          <table:table-cell table:number-columns-repeated="3"/>
          <table:table-cell office:value-type="float" office:value="0.010819844901562" calcext:value-type="float">
            <text:p>0.0108198449</text:p>
          </table:table-cell>
          <table:table-cell table:number-columns-repeated="3"/>
          <table:table-cell office:value-type="float" office:value="0.012317635118961" calcext:value-type="float">
            <text:p>0.0123176351</text:p>
          </table:table-cell>
          <table:table-cell table:number-columns-repeated="3"/>
          <table:table-cell office:value-type="float" office:value="0.013888664543629" calcext:value-type="float">
            <text:p>0.0138886645</text:p>
          </table:table-cell>
          <table:table-cell table:number-columns-repeated="3"/>
          <table:table-cell office:value-type="float" office:value="0.016450718045235" calcext:value-type="float">
            <text:p>0.016450718</text:p>
          </table:table-cell>
          <table:table-cell table:number-columns-repeated="2"/>
        </table:table-row>
        <table:table-row table:style-name="ro1">
          <table:table-cell office:value-type="float" office:value="0.002875937148929" calcext:value-type="float">
            <text:p>0.0028759371</text:p>
          </table:table-cell>
          <table:table-cell table:number-columns-repeated="3"/>
          <table:table-cell office:value-type="float" office:value="0.002453247085214" calcext:value-type="float">
            <text:p>0.0024532471</text:p>
          </table:table-cell>
          <table:table-cell table:number-columns-repeated="3"/>
          <table:table-cell office:value-type="float" office:value="0.004397988319397" calcext:value-type="float">
            <text:p>0.0043979883</text:p>
          </table:table-cell>
          <table:table-cell table:number-columns-repeated="3"/>
          <table:table-cell office:value-type="float" office:value="0.006703484803438" calcext:value-type="float">
            <text:p>0.0067034848</text:p>
          </table:table-cell>
          <table:table-cell table:number-columns-repeated="3"/>
          <table:table-cell office:value-type="float" office:value="0.007704883813858" calcext:value-type="float">
            <text:p>0.0077048838</text:p>
          </table:table-cell>
          <table:table-cell table:number-columns-repeated="3"/>
          <table:table-cell office:value-type="float" office:value="0.010868616402149" calcext:value-type="float">
            <text:p>0.0108686164</text:p>
          </table:table-cell>
          <table:table-cell table:number-columns-repeated="3"/>
          <table:table-cell office:value-type="float" office:value="0.012101963162422" calcext:value-type="float">
            <text:p>0.0121019632</text:p>
          </table:table-cell>
          <table:table-cell table:number-columns-repeated="3"/>
          <table:table-cell office:value-type="float" office:value="0.013938829302788" calcext:value-type="float">
            <text:p>0.0139388293</text:p>
          </table:table-cell>
          <table:table-cell table:number-columns-repeated="3"/>
          <table:table-cell office:value-type="float" office:value="0.016682267189026" calcext:value-type="float">
            <text:p>0.0166822672</text:p>
          </table:table-cell>
          <table:table-cell table:number-columns-repeated="2"/>
        </table:table-row>
        <table:table-row table:style-name="ro1">
          <table:table-cell office:value-type="float" office:value="0.003059474751353" calcext:value-type="float">
            <text:p>0.0030594748</text:p>
          </table:table-cell>
          <table:table-cell table:number-columns-repeated="3"/>
          <table:table-cell office:value-type="float" office:value="0.002362402155995" calcext:value-type="float">
            <text:p>0.0023624022</text:p>
          </table:table-cell>
          <table:table-cell table:number-columns-repeated="3"/>
          <table:table-cell office:value-type="float" office:value="0.004362035542727" calcext:value-type="float">
            <text:p>0.0043620355</text:p>
          </table:table-cell>
          <table:table-cell table:number-columns-repeated="3"/>
          <table:table-cell office:value-type="float" office:value="0.006736356765032" calcext:value-type="float">
            <text:p>0.0067363568</text:p>
          </table:table-cell>
          <table:table-cell table:number-columns-repeated="3"/>
          <table:table-cell office:value-type="float" office:value="0.007867783308029" calcext:value-type="float">
            <text:p>0.0078677833</text:p>
          </table:table-cell>
          <table:table-cell table:number-columns-repeated="3"/>
          <table:table-cell office:value-type="float" office:value="0.010766930878162" calcext:value-type="float">
            <text:p>0.0107669309</text:p>
          </table:table-cell>
          <table:table-cell table:number-columns-repeated="3"/>
          <table:table-cell office:value-type="float" office:value="0.012203149497509" calcext:value-type="float">
            <text:p>0.0122031495</text:p>
          </table:table-cell>
          <table:table-cell table:number-columns-repeated="3"/>
          <table:table-cell office:value-type="float" office:value="0.01392912119627" calcext:value-type="float">
            <text:p>0.0139291212</text:p>
          </table:table-cell>
          <table:table-cell table:number-columns-repeated="3"/>
          <table:table-cell office:value-type="float" office:value="0.016629464924335" calcext:value-type="float">
            <text:p>0.0166294649</text:p>
          </table:table-cell>
          <table:table-cell table:number-columns-repeated="2"/>
        </table:table-row>
        <table:table-row table:style-name="ro1">
          <table:table-cell office:value-type="float" office:value="0.002886531874537" calcext:value-type="float">
            <text:p>0.0028865319</text:p>
          </table:table-cell>
          <table:table-cell table:number-columns-repeated="3"/>
          <table:table-cell office:value-type="float" office:value="0.002375846728683" calcext:value-type="float">
            <text:p>0.0023758467</text:p>
          </table:table-cell>
          <table:table-cell table:number-columns-repeated="3"/>
          <table:table-cell office:value-type="float" office:value="0.004447381943464" calcext:value-type="float">
            <text:p>0.0044473819</text:p>
          </table:table-cell>
          <table:table-cell table:number-columns-repeated="3"/>
          <table:table-cell office:value-type="float" office:value="0.006704445928335" calcext:value-type="float">
            <text:p>0.0067044459</text:p>
          </table:table-cell>
          <table:table-cell table:number-columns-repeated="3"/>
          <table:table-cell office:value-type="float" office:value="0.007840469479561" calcext:value-type="float">
            <text:p>0.0078404695</text:p>
          </table:table-cell>
          <table:table-cell table:number-columns-repeated="3"/>
          <table:table-cell office:value-type="float" office:value="0.010979674756527" calcext:value-type="float">
            <text:p>0.0109796748</text:p>
          </table:table-cell>
          <table:table-cell table:number-columns-repeated="3"/>
          <table:table-cell office:value-type="float" office:value="0.012250810861588" calcext:value-type="float">
            <text:p>0.0122508109</text:p>
          </table:table-cell>
          <table:table-cell table:number-columns-repeated="3"/>
          <table:table-cell office:value-type="float" office:value="0.014070235192776" calcext:value-type="float">
            <text:p>0.0140702352</text:p>
          </table:table-cell>
          <table:table-cell table:number-columns-repeated="3"/>
          <table:table-cell office:value-type="float" office:value="0.016675047576427" calcext:value-type="float">
            <text:p>0.0166750476</text:p>
          </table:table-cell>
          <table:table-cell table:number-columns-repeated="2"/>
        </table:table-row>
        <table:table-row table:style-name="ro1">
          <table:table-cell office:value-type="float" office:value="0.002897379919887" calcext:value-type="float">
            <text:p>0.0028973799</text:p>
          </table:table-cell>
          <table:table-cell table:number-columns-repeated="3"/>
          <table:table-cell office:value-type="float" office:value="0.002367233857512" calcext:value-type="float">
            <text:p>0.0023672339</text:p>
          </table:table-cell>
          <table:table-cell table:number-columns-repeated="3"/>
          <table:table-cell office:value-type="float" office:value="0.004414949566126" calcext:value-type="float">
            <text:p>0.0044149496</text:p>
          </table:table-cell>
          <table:table-cell table:number-columns-repeated="3"/>
          <table:table-cell office:value-type="float" office:value="0.006762500852346" calcext:value-type="float">
            <text:p>0.0067625009</text:p>
          </table:table-cell>
          <table:table-cell table:number-columns-repeated="3"/>
          <table:table-cell office:value-type="float" office:value="0.007828436791897" calcext:value-type="float">
            <text:p>0.0078284368</text:p>
          </table:table-cell>
          <table:table-cell table:number-columns-repeated="3"/>
          <table:table-cell office:value-type="float" office:value="0.010987125337124" calcext:value-type="float">
            <text:p>0.0109871253</text:p>
          </table:table-cell>
          <table:table-cell table:number-columns-repeated="3"/>
          <table:table-cell office:value-type="float" office:value="0.012288607656956" calcext:value-type="float">
            <text:p>0.0122886077</text:p>
          </table:table-cell>
          <table:table-cell table:number-columns-repeated="3"/>
          <table:table-cell office:value-type="float" office:value="0.014010056853294" calcext:value-type="float">
            <text:p>0.0140100569</text:p>
          </table:table-cell>
          <table:table-cell table:number-columns-repeated="3"/>
          <table:table-cell office:value-type="float" office:value="0.016738682985306" calcext:value-type="float">
            <text:p>0.016738683</text:p>
          </table:table-cell>
          <table:table-cell table:number-columns-repeated="2"/>
        </table:table-row>
        <table:table-row table:style-name="ro1">
          <table:table-cell office:value-type="float" office:value="0.002956686541438" calcext:value-type="float">
            <text:p>0.0029566865</text:p>
          </table:table-cell>
          <table:table-cell table:number-columns-repeated="3"/>
          <table:table-cell office:value-type="float" office:value="0.002451607957482" calcext:value-type="float">
            <text:p>0.002451608</text:p>
          </table:table-cell>
          <table:table-cell table:number-columns-repeated="3"/>
          <table:table-cell office:value-type="float" office:value="0.004525050520897" calcext:value-type="float">
            <text:p>0.0045250505</text:p>
          </table:table-cell>
          <table:table-cell table:number-columns-repeated="3"/>
          <table:table-cell office:value-type="float" office:value="0.006734799593687" calcext:value-type="float">
            <text:p>0.0067347996</text:p>
          </table:table-cell>
          <table:table-cell table:number-columns-repeated="3"/>
          <table:table-cell office:value-type="float" office:value="0.007822297513485" calcext:value-type="float">
            <text:p>0.0078222975</text:p>
          </table:table-cell>
          <table:table-cell table:number-columns-repeated="3"/>
          <table:table-cell office:value-type="float" office:value="0.01085951924324" calcext:value-type="float">
            <text:p>0.0108595192</text:p>
          </table:table-cell>
          <table:table-cell table:number-columns-repeated="3"/>
          <table:table-cell office:value-type="float" office:value="0.012247413396835" calcext:value-type="float">
            <text:p>0.0122474134</text:p>
          </table:table-cell>
          <table:table-cell table:number-columns-repeated="3"/>
          <table:table-cell office:value-type="float" office:value="0.014014653861523" calcext:value-type="float">
            <text:p>0.0140146539</text:p>
          </table:table-cell>
          <table:table-cell table:number-columns-repeated="3"/>
          <table:table-cell office:value-type="float" office:value="0.016814216971397" calcext:value-type="float">
            <text:p>0.016814217</text:p>
          </table:table-cell>
          <table:table-cell table:number-columns-repeated="2"/>
        </table:table-row>
        <table:table-row table:style-name="ro1" table:number-rows-repeated="1048473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17:55:32.104932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9:53:31.569759784</meta:creation-date>
    <dc:date>2017-09-25T18:24:36.486945728</dc:date>
    <meta:editing-duration>PT47M36S</meta:editing-duration>
    <meta:editing-cycles>4</meta:editing-cycles>
    <meta:generator>LibreOffice/4.4.6.3$Linux_X86_64 LibreOffice_project/40m0$Build-3</meta:generator>
    <meta:document-statistic meta:table-count="1" meta:cell-count="945" meta:object-count="0"/>
  </office:meta>
</office:document-meta>
</file>